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paragraph-rsid="000fcd5f"/>
    </style:style>
    <style:style style:name="P2" style:family="paragraph" style:parent-style-name="Standard">
      <style:text-properties style:font-name="Liberation Mono" fo:font-size="12pt" officeooo:rsid="000c803b" officeooo:paragraph-rsid="0012fc86" style:font-name-asian="文泉驛等寬微米黑" style:font-size-asian="12pt" style:font-name-complex="Liberation Mono" style:font-size-complex="12pt"/>
    </style:style>
    <style:style style:name="P3" style:family="paragraph" style:parent-style-name="Preformatted_20_Text">
      <style:text-properties fo:font-size="15pt" officeooo:rsid="000c803b" officeooo:paragraph-rsid="000c803b" style:font-size-asian="15pt" style:font-size-complex="15pt"/>
    </style:style>
    <style:style style:name="P4" style:family="paragraph" style:parent-style-name="Preformatted_20_Text">
      <style:text-properties fo:font-size="15pt" officeooo:rsid="000c803b" officeooo:paragraph-rsid="000fcd5f" style:font-size-asian="15pt" style:font-size-complex="15pt"/>
    </style:style>
    <style:style style:name="P5" style:family="paragraph" style:parent-style-name="Preformatted_20_Text">
      <style:text-properties fo:font-size="15pt" officeooo:rsid="000c803b" officeooo:paragraph-rsid="0011a190" style:font-size-asian="15pt" style:font-size-complex="15pt"/>
    </style:style>
    <style:style style:name="P6" style:family="paragraph" style:parent-style-name="Preformatted_20_Text">
      <style:text-properties fo:font-size="15pt" officeooo:rsid="000c803b" officeooo:paragraph-rsid="00121bce" style:font-size-asian="15pt" style:font-size-complex="15pt"/>
    </style:style>
    <style:style style:name="P7" style:family="paragraph" style:parent-style-name="Preformatted_20_Text">
      <style:text-properties fo:font-size="15pt" officeooo:rsid="000c803b" officeooo:paragraph-rsid="0012fc86" style:font-size-asian="15pt" style:font-size-complex="15pt"/>
    </style:style>
    <style:style style:name="P8" style:family="paragraph" style:parent-style-name="Preformatted_20_Text">
      <style:text-properties fo:font-size="15pt" officeooo:rsid="000c803b" officeooo:paragraph-rsid="00151a11" style:font-size-asian="15pt" style:font-size-complex="15pt"/>
    </style:style>
    <style:style style:name="P9" style:family="paragraph" style:parent-style-name="Preformatted_20_Text">
      <style:text-properties fo:font-size="15pt" officeooo:rsid="000c803b" officeooo:paragraph-rsid="0015c2ba" style:font-size-asian="15pt" style:font-size-complex="15pt"/>
    </style:style>
    <style:style style:name="P10" style:family="paragraph" style:parent-style-name="Preformatted_20_Text">
      <style:text-properties fo:font-size="15pt" officeooo:rsid="000c803b" officeooo:paragraph-rsid="001643a6" style:font-size-asian="15pt" style:font-size-complex="15pt"/>
    </style:style>
    <style:style style:name="P11" style:family="paragraph" style:parent-style-name="Preformatted_20_Text">
      <style:text-properties fo:font-size="15pt" officeooo:rsid="000c803b" officeooo:paragraph-rsid="0018d0ff" style:font-size-asian="15pt" style:font-size-complex="15pt"/>
    </style:style>
    <style:style style:name="P12" style:family="paragraph" style:parent-style-name="Preformatted_20_Text">
      <style:text-properties fo:font-size="15pt" officeooo:rsid="000c803b" officeooo:paragraph-rsid="001ca65d" style:font-size-asian="15pt" style:font-size-complex="15pt"/>
    </style:style>
    <style:style style:name="P13" style:family="paragraph" style:parent-style-name="Preformatted_20_Text">
      <style:text-properties fo:font-size="15pt" officeooo:rsid="000c803b" officeooo:paragraph-rsid="001e3bd2" style:font-size-asian="15pt" style:font-size-complex="15pt"/>
    </style:style>
    <style:style style:name="P14" style:family="paragraph" style:parent-style-name="Preformatted_20_Text">
      <style:text-properties fo:font-size="15pt" officeooo:rsid="000c803b" officeooo:paragraph-rsid="001f7088" style:font-size-asian="15pt" style:font-size-complex="15pt"/>
    </style:style>
    <style:style style:name="P15" style:family="paragraph" style:parent-style-name="Preformatted_20_Text">
      <style:text-properties fo:font-size="15pt" officeooo:rsid="000c803b" officeooo:paragraph-rsid="0023e444" style:font-size-asian="15pt" style:font-size-complex="15pt"/>
    </style:style>
    <style:style style:name="P16" style:family="paragraph" style:parent-style-name="Preformatted_20_Text">
      <style:text-properties fo:font-size="15pt" officeooo:rsid="000c803b" officeooo:paragraph-rsid="00244fc1" style:font-size-asian="15pt" style:font-size-complex="15pt"/>
    </style:style>
    <style:style style:name="P17" style:family="paragraph" style:parent-style-name="Preformatted_20_Text">
      <style:text-properties fo:font-size="15pt" officeooo:rsid="000c803b" officeooo:paragraph-rsid="0028eef3" style:font-size-asian="15pt" style:font-size-complex="15pt"/>
    </style:style>
    <style:style style:name="P18" style:family="paragraph" style:parent-style-name="Preformatted_20_Text">
      <style:text-properties fo:font-size="15pt" officeooo:rsid="000c803b" officeooo:paragraph-rsid="002d357e" style:font-size-asian="15pt" style:font-size-complex="15pt"/>
    </style:style>
    <style:style style:name="P19" style:family="paragraph" style:parent-style-name="Preformatted_20_Text">
      <style:text-properties fo:font-size="15pt" officeooo:rsid="000c803b" officeooo:paragraph-rsid="002ef611" style:font-size-asian="15pt" style:font-size-complex="15pt"/>
    </style:style>
    <style:style style:name="P20" style:family="paragraph" style:parent-style-name="Preformatted_20_Text">
      <style:text-properties fo:font-size="15pt" officeooo:rsid="000c803b" officeooo:paragraph-rsid="0031e502" style:font-size-asian="15pt" style:font-size-complex="15pt"/>
    </style:style>
    <style:style style:name="P21" style:family="paragraph" style:parent-style-name="Preformatted_20_Text">
      <style:text-properties fo:font-size="15pt" officeooo:rsid="000c803b" officeooo:paragraph-rsid="003320de" style:font-size-asian="15pt" style:font-size-complex="15pt"/>
    </style:style>
    <style:style style:name="P22" style:family="paragraph" style:parent-style-name="Preformatted_20_Text">
      <style:text-properties fo:font-size="15pt" officeooo:rsid="000c803b" officeooo:paragraph-rsid="0035e4ec" style:font-size-asian="15pt" style:font-size-complex="15pt"/>
    </style:style>
    <style:style style:name="P23" style:family="paragraph" style:parent-style-name="Preformatted_20_Text">
      <style:text-properties fo:font-size="15pt" officeooo:rsid="000c803b" officeooo:paragraph-rsid="0038646d" style:font-size-asian="15pt" style:font-size-complex="15pt"/>
    </style:style>
    <style:style style:name="P24" style:family="paragraph" style:parent-style-name="Preformatted_20_Text">
      <style:text-properties fo:font-size="15pt" officeooo:rsid="000c803b" officeooo:paragraph-rsid="0043a183" style:font-size-asian="15pt" style:font-size-complex="15pt"/>
    </style:style>
    <style:style style:name="P25" style:family="paragraph" style:parent-style-name="Preformatted_20_Text">
      <style:text-properties fo:font-size="15pt" officeooo:rsid="000c803b" officeooo:paragraph-rsid="00454b70" style:font-size-asian="15pt" style:font-size-complex="15pt"/>
    </style:style>
    <style:style style:name="P26" style:family="paragraph" style:parent-style-name="Preformatted_20_Text">
      <style:text-properties fo:font-size="15pt" officeooo:rsid="000c803b" officeooo:paragraph-rsid="0046d8a3" style:font-size-asian="15pt" style:font-size-complex="15pt"/>
    </style:style>
    <style:style style:name="P27" style:family="paragraph" style:parent-style-name="Preformatted_20_Text">
      <style:text-properties fo:font-size="15pt" officeooo:rsid="000c803b" officeooo:paragraph-rsid="00473c99" style:font-size-asian="15pt" style:font-size-complex="15pt"/>
    </style:style>
    <style:style style:name="P28" style:family="paragraph" style:parent-style-name="Preformatted_20_Text">
      <style:text-properties fo:font-size="15pt" officeooo:rsid="000c803b" officeooo:paragraph-rsid="0049927a" style:font-size-asian="15pt" style:font-size-complex="15pt"/>
    </style:style>
    <style:style style:name="P29" style:family="paragraph" style:parent-style-name="Preformatted_20_Text">
      <style:text-properties fo:font-size="15pt" officeooo:rsid="000c803b" officeooo:paragraph-rsid="004d50d1" style:font-size-asian="15pt" style:font-size-complex="15pt"/>
    </style:style>
    <style:style style:name="P30" style:family="paragraph" style:parent-style-name="Preformatted_20_Text">
      <style:text-properties fo:font-size="15pt" officeooo:rsid="000c803b" officeooo:paragraph-rsid="005615fe" style:font-size-asian="15pt" style:font-size-complex="15pt"/>
    </style:style>
    <style:style style:name="P31" style:family="paragraph" style:parent-style-name="Preformatted_20_Text">
      <style:text-properties fo:font-size="15pt" officeooo:rsid="000c803b" officeooo:paragraph-rsid="0058ccf9" style:font-size-asian="15pt" style:font-size-complex="15pt"/>
    </style:style>
    <style:style style:name="P32" style:family="paragraph" style:parent-style-name="Preformatted_20_Text">
      <style:text-properties fo:font-size="15pt" officeooo:rsid="000c803b" officeooo:paragraph-rsid="0059d807" style:font-size-asian="15pt" style:font-size-complex="15pt"/>
    </style:style>
    <style:style style:name="P33" style:family="paragraph" style:parent-style-name="Preformatted_20_Text">
      <style:text-properties fo:font-size="15pt" officeooo:rsid="000c803b" officeooo:paragraph-rsid="005bcaba" style:font-size-asian="15pt" style:font-size-complex="15pt"/>
    </style:style>
    <style:style style:name="P34" style:family="paragraph" style:parent-style-name="Preformatted_20_Text">
      <style:text-properties fo:font-size="15pt" officeooo:rsid="000c803b" officeooo:paragraph-rsid="005ee521" style:font-size-asian="15pt" style:font-size-complex="15pt"/>
    </style:style>
    <style:style style:name="P35" style:family="paragraph" style:parent-style-name="Preformatted_20_Text">
      <style:text-properties fo:font-size="15pt" officeooo:rsid="000c803b" officeooo:paragraph-rsid="0064256c" style:font-size-asian="15pt" style:font-size-complex="15pt"/>
    </style:style>
    <style:style style:name="P36" style:family="paragraph" style:parent-style-name="Preformatted_20_Text">
      <style:text-properties fo:font-size="15pt" officeooo:rsid="000c803b" officeooo:paragraph-rsid="0066748f" style:font-size-asian="15pt" style:font-size-complex="15pt"/>
    </style:style>
    <style:style style:name="P37" style:family="paragraph" style:parent-style-name="Preformatted_20_Text">
      <style:text-properties fo:font-size="15pt" officeooo:rsid="000c803b" officeooo:paragraph-rsid="006767c4" style:font-size-asian="15pt" style:font-size-complex="15pt"/>
    </style:style>
    <style:style style:name="P38" style:family="paragraph" style:parent-style-name="Preformatted_20_Text">
      <style:text-properties fo:font-size="15pt" officeooo:rsid="000c803b" officeooo:paragraph-rsid="006786b2" style:font-size-asian="15pt" style:font-size-complex="15pt"/>
    </style:style>
    <style:style style:name="P39" style:family="paragraph" style:parent-style-name="Preformatted_20_Text">
      <style:text-properties fo:font-size="15pt" officeooo:rsid="000c803b" officeooo:paragraph-rsid="00699ffd" style:font-size-asian="15pt" style:font-size-complex="15pt"/>
    </style:style>
    <style:style style:name="P40" style:family="paragraph" style:parent-style-name="Preformatted_20_Text">
      <style:text-properties fo:font-size="15pt" officeooo:rsid="000c803b" officeooo:paragraph-rsid="006a75d3" style:font-size-asian="15pt" style:font-size-complex="15pt"/>
    </style:style>
    <style:style style:name="P41" style:family="paragraph" style:parent-style-name="Preformatted_20_Text">
      <style:text-properties fo:font-size="15pt" officeooo:rsid="000c803b" officeooo:paragraph-rsid="006c0fc8" style:font-size-asian="15pt" style:font-size-complex="15pt"/>
    </style:style>
    <style:style style:name="P42" style:family="paragraph" style:parent-style-name="Preformatted_20_Text">
      <style:text-properties fo:font-size="15pt" officeooo:rsid="000c803b" officeooo:paragraph-rsid="006e11b8" style:font-size-asian="15pt" style:font-size-complex="15pt"/>
    </style:style>
    <style:style style:name="P43" style:family="paragraph" style:parent-style-name="Preformatted_20_Text">
      <style:text-properties fo:font-size="15pt" officeooo:rsid="000c803b" officeooo:paragraph-rsid="006f903e" style:font-size-asian="15pt" style:font-size-complex="15pt"/>
    </style:style>
    <style:style style:name="P44" style:family="paragraph" style:parent-style-name="Preformatted_20_Text">
      <style:text-properties fo:font-size="15pt" officeooo:rsid="000c803b" officeooo:paragraph-rsid="00701acc" style:font-size-asian="15pt" style:font-size-complex="15pt"/>
    </style:style>
    <style:style style:name="P45" style:family="paragraph" style:parent-style-name="Preformatted_20_Text">
      <style:text-properties fo:font-size="15pt" officeooo:rsid="000c803b" officeooo:paragraph-rsid="0071886a" style:font-size-asian="15pt" style:font-size-complex="15pt"/>
    </style:style>
    <style:style style:name="P46" style:family="paragraph" style:parent-style-name="Preformatted_20_Text">
      <style:text-properties fo:font-size="15pt" officeooo:rsid="000c803b" officeooo:paragraph-rsid="0071f857" style:font-size-asian="15pt" style:font-size-complex="15pt"/>
    </style:style>
    <style:style style:name="P47" style:family="paragraph" style:parent-style-name="Preformatted_20_Text">
      <style:text-properties fo:font-size="15pt" officeooo:rsid="000c803b" officeooo:paragraph-rsid="00725411" style:font-size-asian="15pt" style:font-size-complex="15pt"/>
    </style:style>
    <style:style style:name="P48" style:family="paragraph" style:parent-style-name="Preformatted_20_Text">
      <style:text-properties fo:font-size="15pt" officeooo:rsid="000c803b" officeooo:paragraph-rsid="007421dd" style:font-size-asian="15pt" style:font-size-complex="15pt"/>
    </style:style>
    <style:style style:name="P49" style:family="paragraph" style:parent-style-name="Preformatted_20_Text">
      <style:text-properties fo:font-size="15pt" officeooo:rsid="000c803b" officeooo:paragraph-rsid="0075c8ae" style:font-size-asian="15pt" style:font-size-complex="15pt"/>
    </style:style>
    <style:style style:name="P50" style:family="paragraph" style:parent-style-name="Preformatted_20_Text">
      <style:text-properties fo:font-size="15pt" officeooo:rsid="000c803b" officeooo:paragraph-rsid="007cb651" style:font-size-asian="15pt" style:font-size-complex="15pt"/>
    </style:style>
    <style:style style:name="P51" style:family="paragraph" style:parent-style-name="Preformatted_20_Text">
      <style:text-properties fo:font-size="15pt" officeooo:rsid="000c803b" officeooo:paragraph-rsid="007eab2c" style:font-size-asian="15pt" style:font-size-complex="15pt"/>
    </style:style>
    <style:style style:name="P52" style:family="paragraph" style:parent-style-name="Preformatted_20_Text">
      <style:text-properties fo:font-size="15pt" officeooo:rsid="000c803b" officeooo:paragraph-rsid="00815960" style:font-size-asian="15pt" style:font-size-complex="15pt"/>
    </style:style>
    <style:style style:name="P53" style:family="paragraph" style:parent-style-name="Preformatted_20_Text">
      <style:text-properties fo:font-size="15pt" officeooo:rsid="000c803b" officeooo:paragraph-rsid="0082a6ba" style:font-size-asian="15pt" style:font-size-complex="15pt"/>
    </style:style>
    <style:style style:name="P54" style:family="paragraph" style:parent-style-name="Preformatted_20_Text">
      <style:text-properties fo:font-size="15pt" officeooo:rsid="000c803b" officeooo:paragraph-rsid="0083e7bc" style:font-size-asian="15pt" style:font-size-complex="15pt"/>
    </style:style>
    <style:style style:name="P55" style:family="paragraph" style:parent-style-name="Preformatted_20_Text">
      <style:text-properties fo:font-size="15pt" officeooo:rsid="000c803b" officeooo:paragraph-rsid="00856361" style:font-size-asian="15pt" style:font-size-complex="15pt"/>
    </style:style>
    <style:style style:name="P56" style:family="paragraph" style:parent-style-name="Preformatted_20_Text">
      <style:text-properties fo:font-size="15pt" officeooo:rsid="000c803b" officeooo:paragraph-rsid="0085f9de" style:font-size-asian="15pt" style:font-size-complex="15pt"/>
    </style:style>
    <style:style style:name="P57" style:family="paragraph" style:parent-style-name="Preformatted_20_Text">
      <style:text-properties fo:font-size="15pt" officeooo:rsid="000c803b" officeooo:paragraph-rsid="008965f1" style:font-size-asian="15pt" style:font-size-complex="15pt"/>
    </style:style>
    <style:style style:name="P58" style:family="paragraph" style:parent-style-name="Preformatted_20_Text">
      <style:text-properties fo:font-size="15pt" officeooo:paragraph-rsid="003320de"/>
    </style:style>
    <style:style style:name="P59" style:family="paragraph" style:parent-style-name="Preformatted_20_Text">
      <style:text-properties fo:font-size="15pt" officeooo:paragraph-rsid="004ae531"/>
    </style:style>
    <style:style style:name="P60" style:family="paragraph" style:parent-style-name="Preformatted_20_Text">
      <style:text-properties fo:font-size="15pt" officeooo:paragraph-rsid="0053b44b"/>
    </style:style>
    <style:style style:name="P61" style:family="paragraph" style:parent-style-name="Preformatted_20_Text">
      <style:text-properties fo:font-size="15pt" officeooo:paragraph-rsid="0066748f"/>
    </style:style>
    <style:style style:name="P62" style:family="paragraph" style:parent-style-name="Preformatted_20_Text">
      <style:text-properties fo:font-size="12pt" officeooo:rsid="000c803b" officeooo:paragraph-rsid="000c803b" style:font-size-asian="12pt" style:font-size-complex="12pt"/>
    </style:style>
    <style:style style:name="P63" style:family="paragraph" style:parent-style-name="Preformatted_20_Text">
      <style:text-properties fo:font-size="12pt" officeooo:rsid="000c803b" officeooo:paragraph-rsid="0012fc86" style:font-size-asian="12pt" style:font-size-complex="12pt"/>
    </style:style>
    <style:style style:name="P64" style:family="paragraph" style:parent-style-name="Preformatted_20_Text">
      <style:text-properties fo:font-size="12pt" officeooo:rsid="000c803b" officeooo:paragraph-rsid="005ee521" style:font-size-asian="12pt" style:font-size-complex="12pt"/>
    </style:style>
    <style:style style:name="P65" style:family="paragraph" style:parent-style-name="Preformatted_20_Text">
      <style:text-properties fo:font-size="14pt" officeooo:rsid="000c803b" officeooo:paragraph-rsid="000c803b" style:font-size-asian="14pt" style:font-size-complex="14pt"/>
    </style:style>
    <style:style style:name="P66" style:family="paragraph" style:parent-style-name="Preformatted_20_Text">
      <style:text-properties officeooo:paragraph-rsid="00275e9e"/>
    </style:style>
    <style:style style:name="P67" style:family="paragraph" style:parent-style-name="Preformatted_20_Text">
      <style:text-properties style:font-name="Liberation Mono" fo:font-size="15pt" officeooo:rsid="000c803b" officeooo:paragraph-rsid="0053b44b" style:font-name-asian="文泉驛等寬微米黑" style:font-size-asian="15pt" style:font-name-complex="Liberation Mono" style:font-size-complex="15pt"/>
    </style:style>
    <style:style style:name="P68" style:family="paragraph" style:parent-style-name="Preformatted_20_Text">
      <style:text-properties fo:font-size="13pt" officeooo:rsid="000c803b" officeooo:paragraph-rsid="000c803b" style:font-size-asian="13pt" style:font-size-complex="13pt"/>
    </style:style>
    <style:style style:name="P69" style:family="paragraph" style:parent-style-name="Preformatted_20_Text">
      <style:paragraph-properties fo:break-before="page"/>
      <style:text-properties fo:font-size="15pt" officeooo:rsid="000c803b" officeooo:paragraph-rsid="000c803b" style:font-size-asian="15pt" style:font-size-complex="15pt"/>
    </style:style>
    <style:style style:name="P70" style:family="paragraph" style:parent-style-name="Preformatted_20_Text">
      <style:text-properties fo:font-size="15pt" officeooo:rsid="000c803b" officeooo:paragraph-rsid="008a1dd4" style:font-size-asian="15pt" style:font-size-complex="15pt"/>
    </style:style>
    <style:style style:name="T1" style:family="text">
      <style:text-properties fo:font-size="15pt" officeooo:rsid="000c803b" style:font-size-asian="15pt" style:font-size-complex="15pt"/>
    </style:style>
    <style:style style:name="T2" style:family="text">
      <style:text-properties fo:color="#ffffff" fo:background-color="#000000" loext:char-shading-value="0"/>
    </style:style>
    <style:style style:name="T3" style:family="text">
      <style:text-properties style:font-name="Liberation Mono" style:font-name-asian="文泉驛等寬微米黑" style:font-name-complex="Liberation Mono"/>
    </style:style>
    <style:style style:name="T4" style:family="text">
      <style:text-properties style:font-name="Liberation Mono" officeooo:rsid="000c803b" style:font-name-asian="文泉驛等寬微米黑" style:font-size-asian="15pt" style:font-name-complex="Liberation Mono" style:font-size-complex="15pt"/>
    </style:style>
    <style:style style:name="T5" style:family="text">
      <style:text-properties style:font-name="Liberation Mono" fo:font-size="15pt" officeooo:rsid="000c803b" style:font-name-asian="文泉驛等寬微米黑" style:font-size-asian="15pt" style:font-name-complex="Liberation Mono" style:font-size-complex="15pt"/>
    </style:style>
    <style:style style:name="T6" style:family="text">
      <style:text-properties fo:color="#800000" officeooo:rsid="0041c0cf"/>
    </style:style>
    <style:style style:name="T7" style:family="text">
      <style:text-properties fo:font-variant="normal" fo:text-transform="none" fo:color="#800000" style:font-name="Liberation Mono" fo:font-size="15pt" fo:letter-spacing="normal" fo:font-style="normal" fo:font-weight="normal" officeooo:rsid="000c803b" style:font-name-asian="文泉驛等寬微米黑" style:font-size-asian="15pt" style:font-name-complex="Liberation Mono" style:font-size-complex="15pt"/>
    </style:style>
    <style:style style:name="T8" style:family="text">
      <style:text-properties fo:font-variant="normal" fo:text-transform="none" fo:color="#800000" style:font-name="Liberation Mono" fo:letter-spacing="normal" fo:font-style="normal" fo:font-weight="normal" style:font-name-asian="文泉驛等寬微米黑" style:font-name-complex="Liberation Mono"/>
    </style:style>
    <style:style style:name="T9" style:family="text">
      <style:text-properties fo:font-variant="normal" fo:text-transform="none" style:font-name="Liberation Mono" fo:font-size="15pt" fo:letter-spacing="normal" fo:font-style="normal" fo:font-weight="normal" officeooo:rsid="000c803b" style:font-name-asian="文泉驛等寬微米黑" style:font-size-asian="15pt" style:font-name-complex="Liberation Mono" style:font-size-complex="15pt"/>
    </style:style>
    <style:style style:name="T10" style:family="text">
      <style:text-properties fo:font-variant="normal" fo:text-transform="none" style:font-name="Liberation Mono" fo:letter-spacing="normal" fo:font-style="normal" fo:font-weight="normal" officeooo:rsid="000c803b" style:font-name-asian="文泉驛等寬微米黑" style:font-size-asian="15pt" style:font-weight-asian="normal" style:font-name-complex="Liberation Mono" style:font-size-complex="15pt" style:font-weight-complex="normal"/>
    </style:style>
    <style:style style:name="T11" style:family="text">
      <style:text-properties fo:font-variant="normal" fo:text-transform="none" style:font-name="Liberation Mono" fo:letter-spacing="normal" fo:font-style="normal" fo:font-weight="normal" style:font-name-asian="文泉驛等寬微米黑" style:font-weight-asian="normal" style:font-name-complex="Liberation Mono" style:font-weight-complex="normal"/>
    </style:style>
    <style:style style:name="T12" style:family="text">
      <style:text-properties fo:font-variant="normal" fo:text-transform="none" style:font-name="Liberation Mono" fo:letter-spacing="normal" fo:font-style="normal" fo:font-weight="normal" officeooo:rsid="006786b2" style:font-name-asian="文泉驛等寬微米黑" style:font-weight-asian="normal" style:font-name-complex="Liberation Mono" style:font-weight-complex="normal"/>
    </style:style>
    <style:style style:name="T13" style:family="text">
      <style:text-properties fo:font-variant="normal" fo:text-transform="none" fo:color="#000000" style:font-name="Lato" fo:letter-spacing="normal" fo:font-style="normal" fo:font-weight="normal" style:font-size-asian="15pt" style:font-size-complex="15pt"/>
    </style:style>
    <style:style style:name="T14" style:family="text">
      <style:text-properties fo:font-variant="normal" fo:text-transform="none" fo:color="#000000" style:font-name="Liberation Mono" fo:letter-spacing="normal" fo:font-style="normal" fo:font-weight="normal" officeooo:rsid="000c803b" style:font-name-asian="文泉驛等寬微米黑" style:font-size-asian="15pt" style:font-name-complex="Liberation Mono" style:font-size-complex="15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officeooo:rsid="0028eef3"/>
    </style:style>
    <style:style style:name="T17" style:family="text">
      <style:text-properties officeooo:rsid="0029e793"/>
    </style:style>
    <style:style style:name="T18" style:family="text">
      <style:text-properties officeooo:rsid="000c803b" style:font-size-asian="15pt" style:font-size-complex="15pt"/>
    </style:style>
    <style:style style:name="T19" style:family="text">
      <style:text-properties officeooo:rsid="003320de" style:font-size-asian="15pt" style:font-size-complex="15pt"/>
    </style:style>
    <style:style style:name="T20" style:family="text">
      <style:text-properties officeooo:rsid="004ae531" style:font-size-asian="15pt" style:font-size-complex="15pt"/>
    </style:style>
    <style:style style:name="T21" style:family="text">
      <style:text-properties officeooo:rsid="0038646d"/>
    </style:style>
    <style:style style:name="T22" style:family="text">
      <style:text-properties officeooo:rsid="00454b70"/>
    </style:style>
    <style:style style:name="T23" style:family="text">
      <style:text-properties officeooo:rsid="0046d8a3"/>
    </style:style>
    <style:style style:name="T24" style:family="text">
      <style:text-properties officeooo:rsid="004990a8"/>
    </style:style>
    <style:style style:name="T25" style:family="text">
      <style:text-properties officeooo:rsid="004eb03f"/>
    </style:style>
    <style:style style:name="T26" style:family="text">
      <style:text-properties officeooo:rsid="0059d807"/>
    </style:style>
    <style:style style:name="T27" style:family="text">
      <style:text-properties officeooo:rsid="005b9908"/>
    </style:style>
    <style:style style:name="T28" style:family="text">
      <style:text-properties officeooo:rsid="006f903e"/>
    </style:style>
    <style:style style:name="T29" style:family="text">
      <style:text-properties officeooo:rsid="0071886a"/>
    </style:style>
    <style:style style:name="T30" style:family="text">
      <style:text-properties officeooo:rsid="007b3d06"/>
    </style:style>
    <style:style style:name="T31" style:family="text">
      <style:text-properties officeooo:rsid="007cb6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75 01.尾溜上讚</text:p>
      <text:p text:style-name="P3"/>
      <text:p text:style-name="P3">尾溜上讚</text:p>
      <text:p text:style-name="P3">Bué-liu siōng tsán</text:p>
      <text:p text:style-name="P3"/>
      <text:p text:style-name="P3">啊！共你嚇驚著，足歹勢的！</text:p>
      <text:p text:style-name="P3">Ah! Kā lí hennh-kiann--tio̍h, tsiok pháinn-sè--ê!</text:p>
      <text:p text:style-name="P3"/>
      <text:p text:style-name="P3">我是馬鈴薯狗。</text:p>
      <text:p text:style-name="P3">Guá sī Má-lîng-tsî-káu.</text:p>
      <text:p text:style-name="P3"/>
      <text:p text:style-name="P3">你<text:span text:style-name="T2">呔</text:span>會一直輾？</text:p>
      <text:p text:style-name="P3">Lí thài ē it-ti̍t lìn?</text:p>
      <text:p text:style-name="P3"/>
      <text:p text:style-name="P3">因為我行路的速度足慢的。</text:p>
      <text:p text:style-name="P3">In-uī guá kiânn-lōo ê sok-tōo tsiok bān--ê. </text:p>
      <text:p text:style-name="P3"/>
      <text:p text:style-name="P3">輾，我足𠢕輾的喔。</text:p>
      <text:p text:style-name="P65">Lìn, guá tsiok gâu lìn --ê --ooh.</text:p>
      <text:p text:style-name="P3"/>
      <text:p text:style-name="P3">猶毋過用行的敢若比用輾的較好呢。</text:p>
      <text:p text:style-name="P62">Iáu-m̄-koh iōng kiânn--ê kán-ná pí iōng liàn--ê khah hó --neh.</text:p>
      <text:p text:style-name="P3"/>
      <text:p text:style-name="P3">你的尾溜足媠的。</text:p>
      <text:p text:style-name="P4">Lí ê bué-liu tsiok suí--ê. </text:p>
      <text:p text:style-name="P4"/>
      <text:p text:style-name="P4">用輾的就看袂著矣。<text:line-break/>Iōng liàn--ê tō khuànn bē tio̍h --ah.</text:p>
      <text:p text:style-name="P3"/>
      <text:p text:style-name="P3">敢有影？多謝你喔。</text:p>
      <text:p text:style-name="P3">Kám ū-iánn? To-siā--lí --ooh.</text:p>
      <text:p text:style-name="P3"/>
      <text:p text:style-name="P3">一直逐人足辛苦的。</text:p>
      <text:p text:style-name="P3">It-ti̍t jiok--lâng tsiok sin-khóo--ê.</text:p>
      <text:p text:style-name="P3">一直予人逐嘛足辛苦的呢。</text:p>
      <text:p text:style-name="P3">It-ti̍t hōo lâng jiok mā tsiok sin-khóo--ê --neh.</text:p>
      <text:p text:style-name="P3"/>
      <text:p text:style-name="P3">我的花會用得予恁喔。</text:p>
      <text:p text:style-name="P3">Guá ê hue ē-īng-tit hōo --lín --ooh.</text:p>
      <text:p text:style-name="P3"/>
      <text:p text:style-name="P3">敢有影？</text:p>
      <text:p text:style-name="P3">Kám ū-iánn?</text:p>
      <text:p text:style-name="P3"/>
      <text:p text:style-name="P3">來，送予你。</text:p>
      <text:p text:style-name="P3">Lâi, sàng hōo --lí.</text:p>
      <text:p text:style-name="P3"/>
      <text:p text:style-name="P3">足歡喜的！</text:p>
      <text:p text:style-name="P3">Tsiok huann-hí--ê!</text:p>
      <text:p text:style-name="P3"/>
      <text:p text:style-name="P3">馬鈴薯狗，多謝你。</text:p>
      <text:p text:style-name="P3">Má-lîng-tsî-káu, to-siā --lí.</text:p>
      <text:p text:style-name="P3"/>
      <text:p text:style-name="P3">當時仔是娘仔瓜鳥？這是啥物？</text:p>
      <text:p text:style-name="P3">Tang-sî-á sī Niû-á-kue-tsiáu? Tse sī siánn-mi̍h?</text:p>
      <text:p text:style-name="P3"/>
      <text:p text:style-name="P3">啊！誠無禮貌！</text:p>
      <text:p text:style-name="P3">Ah! Tsiânn bô lé-māu!</text:p>
      <text:p text:style-name="P3"/>
      <text:p text:style-name="P3">真失禮，我是馬鈴薯狗。</text:p>
      <text:p text:style-name="P3">Tsin sit-lé, guá sī Má-lîng-tsî-káu.</text:p>
      <text:p text:style-name="P3"/>
      <text:p text:style-name="P3">我掠準你是我的朋友，毋過敢若惹你受氣矣，</text:p>
      <text:p text:style-name="P3">Guá lia̍h-tsún lí sī guá ê pîng-iú, m̄-koh kán-ná liá lí siūnn-khì --ah,</text:p>
      <text:p text:style-name="P3"/>
      <text:p text:style-name="P3">按呢我欲走矣。</text:p>
      <text:p text:style-name="P5">án-ne guá beh tsáu --ah. </text:p>
      <text:p text:style-name="P5"><text:soft-page-break/>啊！佮我仝款呢！</text:p>
      <text:p text:style-name="P5">Ah! Kah guá kāng-khuán --neh!</text:p>
      <text:p text:style-name="P3"/>
      <text:p text:style-name="P3">我是番薯刺蝟，</text:p>
      <text:p text:style-name="P3">Guá sī Han-tsî-tshì-uī, </text:p>
      <text:p text:style-name="P3"/>
      <text:p text:style-name="P7">雖然佮你無啥仝款，毋過馬鈴薯狗你的尾溜足媠的。</text:p>
      <text:p text:style-name="P2">sui-liân kah lí bô siánn kāng-khuán,</text:p>
      <text:p text:style-name="P63">m̄-koh Má-lîng-tsî-káu lí ê bué-liu tsiok suí--ê.</text:p>
      <text:p text:style-name="P3"/>
      <text:p text:style-name="P3">敢有影？你嘛仝款足媠的喔！</text:p>
      <text:p text:style-name="P3">Kám ū-iánn? Lí mā kāng-khuán tsiok suí--ê --ooh!</text:p>
      <text:p text:style-name="P3"/>
      <text:p text:style-name="P3">烏暗暝降臨菜蔬村，</text:p>
      <text:p text:style-name="P5">Oo-àm mî kàng-lîm Tshài-se-tshuan, </text:p>
      <text:p text:style-name="P5"/>
      <text:p text:style-name="P6">因為有日時，所以有烏暗暝。</text:p>
      <text:p text:style-name="P5">in-uī ū ji̍t--sî, sóo-í ū oo-àm mî.</text:p>
      <text:p text:style-name="P3"/>
      <text:p text:style-name="P3">這敢毋是加講的。</text:p>
      <text:p text:style-name="P3">Tse kám m̄ sī ke kóng --ê.</text:p>
      <text:p text:style-name="P3"/>
      <text:p text:style-name="P3">目一下𥍉就天光矣。</text:p>
      <text:p text:style-name="P3">Ba̍k tsi̍t-ē nih tiō thinn-kng --ah.</text:p>
      <text:p text:style-name="P3"/>
      <text:p text:style-name="P3">馬鈴薯狗，你欲去佗位？</text:p>
      <text:p text:style-name="P3">Má-lîng-tsî-káu, lí beh khì tó-uī?</text:p>
      <text:p text:style-name="P3"/>
      <text:p text:style-name="P3">我欲去佮番薯刺蝟約會。</text:p>
      <text:p text:style-name="P3">Guá beh khì kah Han-tsî-tshì-uī iok-huē.</text:p>
      <text:p text:style-name="P3"/>
      <text:p text:style-name="P3">按呢阮來共你鬥妝一下。</text:p>
      <text:p text:style-name="P3">Án-ne gún lâi kā lí tàu tsng --tsi̍t-ē.</text:p>
      <text:p text:style-name="P3"/>
      <text:p text:style-name="P3">哇！是帽仔佮ne-kut-tái呢。</text:p>
      <text:p text:style-name="P3">Uah! Sī bō-á kah ne-kut-tái --neh.</text:p>
      <text:p text:style-name="P3"/>
      <text:p text:style-name="P3">予你等足久的。哇！你的tsiû-tsiú足古錐的。</text:p>
      <text:p text:style-name="P3">Hōo lí tán tsiok kú--ê. Uah! Lí ê tsiû-tsiú tsiok kóo-tsui --ê.</text:p>
      <text:p text:style-name="P3"/>
      <text:p text:style-name="P3">馬鈴薯狗，你嘛足媠的。</text:p>
      <text:p text:style-name="P3">Má-lîng-tsî-káu, lí mā tsiok suí--ê.</text:p>
      <text:p text:style-name="P3"/>
      <text:p text:style-name="P3">成功矣！</text:p>
      <text:p text:style-name="P3">Sîng-kong --ah!</text:p>
      <text:p text:style-name="P3"/>
      <text:p text:style-name="P3">落雨矣！</text:p>
      <text:p text:style-name="P3">Lo̍h hōo --ah!</text:p>
      <text:p text:style-name="P3"/>
      <text:p text:style-name="P3">馬鈴薯狗的尾溜足厲害的！</text:p>
      <text:p text:style-name="P3">Má-lîng-tsî-káu ê bé-liu tsiok lī-hāi --ê!</text:p>
      <text:p text:style-name="P3"/>
      <text:p text:style-name="P3">無影啦！ </text:p>
      <text:p text:style-name="P3">Bô-iánn --lah!</text:p>
      <text:p text:style-name="P3"/>
      <text:p text:style-name="P3">滋味嘛足讚的，我食飽囉！</text:p>
      <text:p text:style-name="P3">Tsu-bī mā tsiok tsán --ê, guá tsia̍h-pá --looh!</text:p>
      <text:p text:style-name="P3"/>
      <text:p text:style-name="P69">476 02.總算見面矣</text:p>
      <text:p text:style-name="P3"/>
      <text:p text:style-name="P3">總算見面矣</text:p>
      <text:p text:style-name="P3">Tsóng sǹg kìnn-bīn --ah.</text:p>
      <text:p text:style-name="P3"/>
      <text:p text:style-name="P3">呔會猶未來咧？番薯刺蝟跤手足慢的。</text:p>
      <text:p text:style-name="P62">Thài ē iáu-buē lâi --leh? Han-tsî-tshì-uī kha-tshiú tsiok bān--ê.</text:p>
      <text:p text:style-name="P3"/>
      <text:p text:style-name="P9">彼是啥物？<text:span text:style-name="T3">啥物！當時仔是茄仔狗？</text:span></text:p>
      <text:p text:style-name="P8">He sī siánn-mi̍h? <text:span text:style-name="T3">Siánn-mi̍h! Tang-sî-á sī Kiô-á-káu?</text:span></text:p>
      <text:p text:style-name="P3"/>
      <text:p text:style-name="P3">你佇咧遮創啥物？</text:p>
      <text:p text:style-name="P3">Lí tī-leh tsia tshòng siánn-mi̍h?</text:p>
      <text:p text:style-name="P3"/>
      <text:p text:style-name="P3">啊，其實嘛無創啥。</text:p>
      <text:p text:style-name="P3">Ah, kî-si̍t mā bô tshòng siánn.</text:p>
      <text:p text:style-name="P3"/>
      <text:p text:style-name="P3">茄仔狗光滑仔光滑，足好看的。</text:p>
      <text:p text:style-name="P3">Kiô-á-káu kng-ku̍t-á kng-ku̍t, tsiok hó-khuànn--ê.</text:p>
      <text:p text:style-name="P3"/>
      <text:p text:style-name="P3">著乎，你摸看覓咧。</text:p>
      <text:p text:style-name="P3">Tio̍h --honnh, lí bong khuànn-māi --eh.</text:p>
      <text:p text:style-name="P3"/>
      <text:p text:style-name="P3">聲嘛足好聽的。</text:p>
      <text:p text:style-name="P3">Siann mā tsiok hó-thiann--ê.</text:p>
      <text:p text:style-name="P3"/>
      <text:p text:style-name="P3">著乎，著乎！我閣會曉按呢做喔，好閒才閣來！</text:p>
      <text:p text:style-name="P62">Tio̍h --honnh, tio̍h --honnh! Guá koh ē-hiáu án-ne tsò --ooh. Hó-îng tsiah-koh lâi!</text:p>
      <text:p text:style-name="P3">伊足性格的，番薯刺蝟敢會曉像伊按呢踅玲瑯踅甲足性格的？</text:p>
      <text:p text:style-name="P3">I tsiok sìng-keh--ê, Han-tsî-tshì-uī kám ē-hiáu tshiūnn i án-ne se̍h-lin-long se̍h kah tsiok sìng-keh--ê?</text:p>
      <text:p text:style-name="P3"/>
      <text:p text:style-name="P3">我踅我踅我踅踅踅。</text:p>
      <text:p text:style-name="P3">Guá se̍h guá se̍h guá se̍h se̍h se̍h.</text:p>
      <text:p text:style-name="P3"/>
      <text:p text:style-name="P3">足媠的，敢若咧跳芭蕾。</text:p>
      <text:p text:style-name="P3">Tsiok súi--ê, kán-ná leh thiàu pa-lê.</text:p>
      <text:p text:style-name="P3"/>
      <text:p text:style-name="P3">你好，馬鈴薯狗。</text:p>
      <text:p text:style-name="P3">Lí-hó, Má-lîng-tsî-káu.</text:p>
      <text:p text:style-name="P3"/>
      <text:p text:style-name="P3">你誠實是荷仁豆雞仔囝的好朋友。</text:p>
      <text:p text:style-name="P3">Lí tsiânn-si̍t sī Hô-jîn-tāu-ke-á-kiánn ê hó pîng-iú.</text:p>
      <text:p text:style-name="P3"/>
      <text:p text:style-name="P10">其實應該講，荷仁豆雞仔囝是我的好朋友才著，</text:p>
      <text:p text:style-name="P3">Kî-si̍t ìng-kai kóng,Hô-lîn-tāu-ke-á-kiánn sī guá ê hó pîng-iú tsiah tio̍h,</text:p>
      <text:p text:style-name="P3"/>
      <text:p text:style-name="P3">我有閒才來揣你。</text:p>
      <text:p text:style-name="P3">guá ū-îng tsiah lâi tshē --lí.</text:p>
      <text:p text:style-name="P3"/>
      <text:p text:style-name="P10">毋知影番薯刺蝟是毋是像按呢，有足濟小弟小妹咧？</text:p>
      <text:p text:style-name="P3">M̄ tsai-iánn Han-tsî-tshì-uī sī m̄ sī tshiūnn án-ne,</text:p>
      <text:p text:style-name="P3">ū tsiok tsē sió-tī sió-bē --leh?</text:p>
      <text:p text:style-name="P3"><text:soft-page-break/>毋知影伊敢會當佮我做好朋友？</text:p>
      <text:p text:style-name="P3">M̄ tsai-iánn i kám ē-tàng kah guá tsò hó pîng-iú?</text:p>
      <text:p text:style-name="P3"/>
      <text:p text:style-name="P3">頭拄仔彼是啥物？</text:p>
      <text:p text:style-name="P3">Thâu-tú-á he sī siánn-mi̍h?</text:p>
      <text:p text:style-name="P3"/>
      <text:p text:style-name="P3">啊！足疼的，芋仔山豬，你莫共人嚇驚。</text:p>
      <text:p text:style-name="P3">Ah! Tsiok thiànn--ê, Ōo-á-suann-ti, lí mài kā lâng hennh-kiann.</text:p>
      <text:p text:style-name="P3"/>
      <text:p text:style-name="P3">我只要一開始走，若無挵著物件，</text:p>
      <text:p text:style-name="P11">就停袂落來。</text:p>
      <text:p text:style-name="P11">Guá tsí-iàu tsi̍t-khai-sí tsáu, nā-bô lòng-tio̍h mi̍h-kiānn,tō thîng bē loh--lâi. </text:p>
      <text:p text:style-name="P3"/>
      <text:p text:style-name="P3">喂，敢有啥物代誌？</text:p>
      <text:p text:style-name="P3">Eh, kám ū siánn-mi̍h tāi-tsì?</text:p>
      <text:p text:style-name="P3"/>
      <text:p text:style-name="P3">無啥物特別的代誌啦！</text:p>
      <text:p text:style-name="P3">Bô siánn-mi̍h ti̍k-pia̍t ê tāi-tsì --lah!</text:p>
      <text:p text:style-name="P3"/>
      <text:p text:style-name="P3">失禮啦，共你挵著，我先來去。</text:p>
      <text:p text:style-name="P3">Sit-lé --lah, kā lí lòng--tio̍h, guá sing lâi-khì.</text:p>
      <text:p text:style-name="P3"/>
      <text:p text:style-name="P3">番薯刺蝟敢會當佮伊仝款走遐爾緊？</text:p>
      <text:p text:style-name="P3">Han-tsî-tshì-uī kám ē-tàng kah i kāng-khuán tsáu hiah-nī kín?</text:p>
      <text:p text:style-name="P3"/>
      <text:p text:style-name="P3">馬鈴薯狗！</text:p>
      <text:p text:style-name="P3">Má-lîng-tsî-káu!</text:p>
      <text:p text:style-name="P3"/>
      <text:p text:style-name="P3">無定著趁我無注意的時，</text:p>
      <text:p text:style-name="P3">Bô-tiānn-tio̍h thàn guá bô tsù-ì ê sî,</text:p>
      <text:p text:style-name="P3"/>
      <text:p text:style-name="P3">番薯刺蝟已經來過閣轉去矣，</text:p>
      <text:p text:style-name="P3">Han-tsî-tshì-uī í-king lâi--kuè koh tńg--khì --ah,</text:p>
      <text:p text:style-name="P3"/>
      <text:p text:style-name="P3">因為我一直咧想伊的代誌。</text:p>
      <text:p text:style-name="P3">in-uī guá it-ti̍t leh siūnn i ê tāi-tsì.</text:p>
      <text:p text:style-name="P3"/>
      <text:p text:style-name="P3">哈哈哈，有夠重。</text:p>
      <text:p text:style-name="P3">Ha ha ha, ū-kàu tāng.</text:p>
      <text:p text:style-name="P3"/>
      <text:p text:style-name="P3">長蔥仔鱷魚。</text:p>
      <text:p text:style-name="P3">Tn̂g-tshang-á-kho̍k-hî.</text:p>
      <text:p text:style-name="P3"/>
      <text:p text:style-name="P3">你咧創啥物？</text:p>
      <text:p text:style-name="P3">Lí leh tshòng siánn-mi̍h?</text:p>
      <text:p text:style-name="P3"/>
      <text:p text:style-name="P3">我佇咧遮等番薯刺蝟啦，</text:p>
      <text:p text:style-name="P3">Guá tī leh tsia tán Han-tsî-tshì-uī --lah,</text:p>
      <text:p text:style-name="P3"/>
      <text:p text:style-name="P3">阮約好佇咧開粉紅仔花的樹仔跤見面，</text:p>
      <text:p text:style-name="P3">gún iok hó tī-leh khui hún-âng-á hue ê tshiū-á-kha kìnn-bīn,</text:p>
      <text:p text:style-name="P3"/>
      <text:p text:style-name="P3">猶毋過伊一直無來。</text:p>
      <text:p text:style-name="P3">iáu-m̄-koh i it-ti̍t bô lâi.</text:p>
      <text:p text:style-name="P3"/>
      <text:p text:style-name="P3">粉紅仔花諾，彼爿嘛有開喔！</text:p>
      <text:p text:style-name="P3">Hún-âng-á hue --hioh, hit pîng mā ū khui --ooh!</text:p>
      <text:p text:style-name="P3"/>
      <text:p text:style-name="P3"/>
      <text:p text:style-name="P3"><text:soft-page-break/>喔！誠實的喔？</text:p>
      <text:p text:style-name="P3">Ooh! Tsiânn-si̍t--ê --ooh?</text:p>
      <text:p text:style-name="P3"/>
      <text:p text:style-name="P3">番薯刺蝟！</text:p>
      <text:p text:style-name="P3">Han-tsî-tshì-uī!</text:p>
      <text:p text:style-name="P3"/>
      <text:p text:style-name="P3">馬鈴薯狗！</text:p>
      <text:p text:style-name="P3">Má-lîng-tsî-káu!</text:p>
      <text:p text:style-name="P3"/>
      <text:p text:style-name="P3">當時仔遮嘛有開粉紅仔花的樹仔？</text:p>
      <text:p text:style-name="P3">Tang-sî-á tsia mā ū khui hún-âng-á hue ê tshiū-á?</text:p>
      <text:p text:style-name="P3"/>
      <text:p text:style-name="P3">等誠久矣。</text:p>
      <text:p text:style-name="P3">Tán tsiânn kú --ah.</text:p>
      <text:p text:style-name="P3"/>
      <text:p text:style-name="P3">咱兩个攏等誠久矣。</text:p>
      <text:p text:style-name="P3">Lán nn̄g ê lóng tán tsiânn kú --ah.</text:p>
      <text:p text:style-name="P3"/>
      <text:p text:style-name="P3">毋過，就是等你，我嘛感覺足歡喜的。</text:p>
      <text:p text:style-name="P3">M̄-koh, tō sī tán --lí, guá mā kám-kak tsiok huann-hí--ê.</text:p>
      <text:p text:style-name="P3"/>
      <text:p text:style-name="P3">我嘛仝款。</text:p>
      <text:p text:style-name="P3">Guá mā kāng-khuán.</text:p>
      <text:p text:style-name="P3"/>
      <text:p text:style-name="P3">等候是會當原諒的。</text:p>
      <text:p text:style-name="P3">Tán-hāu sī ē-tàng guân-liōng--ê.</text:p>
      <text:p text:style-name="P3"/>
      <text:p text:style-name="P69">477 03.荷仁豆雞仔囝欲去佗位</text:p>
      <text:p text:style-name="P3"/>
      <text:p text:style-name="P3">荷仁豆雞仔囝欲去佗位</text:p>
      <text:p text:style-name="P3">Hô-lîn-tāu-ke-á-kiánn beh khì tó-uī</text:p>
      <text:p text:style-name="P3"/>
      <text:p text:style-name="P3">喂！彼是啥物？</text:p>
      <text:p text:style-name="P3">Ueh! He sī siánn-mi̍h?</text:p>
      <text:p text:style-name="P3"/>
      <text:p text:style-name="P3">毋知影呢。</text:p>
      <text:p text:style-name="P3">M̄ tsai-iánn --neh.</text:p>
      <text:p text:style-name="P3"/>
      <text:p text:style-name="P12">光爍爍的天星，下跤的山崙嘛仝款光爍爍。</text:p>
      <text:p text:style-name="P3">Kng-sih-sih ê thinn-tshenn,ē-kha ê suann-lūn mā kāng-khuán kng-sih-sih.</text:p>
      <text:p text:style-name="P3"/>
      <text:p text:style-name="P3">發生啥物代誌？</text:p>
      <text:p text:style-name="P3">Huat-sing siánn-mi̍h tāi-tsì?</text:p>
      <text:p text:style-name="P3"/>
      <text:p text:style-name="P3">就是講啊。</text:p>
      <text:p text:style-name="P3">Tiō sī kóng --ah.</text:p>
      <text:p text:style-name="P3"/>
      <text:p text:style-name="P3">明仔早起咱去看覓咧。</text:p>
      <text:p text:style-name="P3">Bîn-á tsá-khí lán khì khuànn-māi --leh.</text:p>
      <text:p text:style-name="P3"/>
      <text:p text:style-name="P3">好啊！咱去看覓咧！</text:p>
      <text:p text:style-name="P3">Hó --ah! Lán khì khuànn-māi --leh!</text:p>
      <text:p text:style-name="P3"/>
      <text:p text:style-name="P3">毋通無去喔！</text:p>
      <text:p text:style-name="P13">M̄-thang bô khì --ooh! </text:p>
      <text:p text:style-name="P13"/>
      <text:p text:style-name="P13">遮啦，遮啦！我佇遮啦！</text:p>
      <text:p text:style-name="P13">Tsia --lah, tsia --lah! Guá tī tsia --lah!</text:p>
      <text:p text:style-name="P3"/>
      <text:p text:style-name="P3">足自然就佮圖面透濫做伙矣。</text:p>
      <text:p text:style-name="P3">Tsiok tsū-liân tō kah tôo-bīn thàu-lām tsò-hué --ah.</text:p>
      <text:p text:style-name="P3"/>
      <text:p text:style-name="P3">逐家較早睏咧較有眠喔。</text:p>
      <text:p text:style-name="P3">Ta̍k-ke khah tsá khùn --leh khah ū bîn --ooh!</text:p>
      <text:p text:style-name="P3"/>
      <text:p text:style-name="P3">敢誠實來遮就會使矣？</text:p>
      <text:p text:style-name="P3">Kám tsiânn-si̍t lâi tsia tiō ē-sái --ah?</text:p>
      <text:p text:style-name="P3"/>
      <text:p text:style-name="P3">發光的是溪仔彼爿的山崙，</text:p>
      <text:p text:style-name="P3">Huat-kng ê sī khe-á hit pîng ê suann-lūn,</text:p>
      <text:p text:style-name="P3"/>
      <text:p text:style-name="P3">頭前應該有所在通好過溪才著。</text:p>
      <text:p text:style-name="P3">thâu-tsîng ing-kai ū sóo-tsāi thang-hó kuè khe tsiah tio̍h.</text:p>
      <text:p text:style-name="P3"/>
      <text:p text:style-name="P14">你看！對遮過河啦。</text:p>
      <text:p text:style-name="P14">Lí khuànn! Uì tsia kuè hô --lah. </text:p>
      <text:p text:style-name="P14"/>
      <text:p text:style-name="P14">喂！荷仁豆雞仔囝！</text:p>
      <text:p text:style-name="P14">Eh! Hô-lîn-tāu-ke-á-kiánn!</text:p>
      <text:p text:style-name="P3"/>
      <text:p text:style-name="P3">恁咧散步，是無？</text:p>
      <text:p text:style-name="P3">Lín teh sàn-pōo, sī --bô?</text:p>
      <text:p text:style-name="P3"/>
      <text:p text:style-name="P3">恁欲去佗位？</text:p>
      <text:p text:style-name="P3">Lín beh khì tó-uī?</text:p>
      <text:p text:style-name="P3"/>
      <text:p text:style-name="P3">喔！是喔，恁欲過橋喔，按呢予恁先行。</text:p>
      <text:p text:style-name="P3">Ooh! Sī --ooh, lín beh kuè kiô --ooh, án-ne hōo lín sing kiânn.</text:p>
      <text:p text:style-name="P3"/>
      <text:p text:style-name="P3"><text:soft-page-break/>排隊到底有排偌濟？</text:p>
      <text:p text:style-name="P3">Pâi-tuī tàu-té ū pâi guā-tsē?</text:p>
      <text:p text:style-name="P3"/>
      <text:p text:style-name="P3">我去看覓。</text:p>
      <text:p text:style-name="P3">Guá khì khuànn-māi.</text:p>
      <text:p text:style-name="P3"/>
      <text:p text:style-name="P3">啊！娘仔瓜鳥！</text:p>
      <text:p text:style-name="P3">Ah! Niû-á-kue-tsiáu!</text:p>
      <text:p text:style-name="P3"/>
      <text:p text:style-name="P3">你好！</text:p>
      <text:p text:style-name="P3">Lí hó!</text:p>
      <text:p text:style-name="P3"/>
      <text:p text:style-name="P3">猶有偌濟隻雞仔囝？</text:p>
      <text:p text:style-name="P3">Iáu-ū guā-tsē tsiah ke-á-kiánn?</text:p>
      <text:p text:style-name="P3"/>
      <text:p text:style-name="P3">這，我嘛毋知影呢。</text:p>
      <text:p text:style-name="P3">Tse, guá mā m̄ tsai-iánn --neh.</text:p>
      <text:p text:style-name="P3"/>
      <text:p text:style-name="P3">若按呢，咱根本無法度過彼條橋啊。咱放棄啦。</text:p>
      <text:p text:style-name="P3">Nā án-ne, lán kin-pún bô-huat-tōo kuè hit tiâu kiô --ah. Lán hòng-khì --lah.</text:p>
      <text:p text:style-name="P3"/>
      <text:p text:style-name="P3">嘛有道理。今仔日咱去別的所在啦。</text:p>
      <text:p text:style-name="P3">Mā ū tō-lí. Kin-á-ji̍t lán khì pa̍t ê sóo-tsāi --lah.</text:p>
      <text:p text:style-name="P3"/>
      <text:p text:style-name="P3">你佇咧佗位？</text:p>
      <text:p text:style-name="P3">Lí tī-leh tó-uī?</text:p>
      <text:p text:style-name="P3"/>
      <text:p text:style-name="P3">佇遮佇遮。</text:p>
      <text:p text:style-name="P3">Tī tsia tī tsia.</text:p>
      <text:p text:style-name="P3"/>
      <text:p text:style-name="P3">我看無啦！</text:p>
      <text:p text:style-name="P3">Guá khuànn-bô --lah!</text:p>
      <text:p text:style-name="P3"/>
      <text:p text:style-name="P3">有水流聲呢！是荷仁豆雞仔囝！</text:p>
      <text:p text:style-name="P3">Ū tsuí-lâu siann --neh! Sī Hô-lîn-tāu-ke-á-kiánn!</text:p>
      <text:p text:style-name="P3"/>
      <text:p text:style-name="P3">In敢若咧講啥物。</text:p>
      <text:p text:style-name="P3">In kán-ná leh kóng siánn-mi̍h.</text:p>
      <text:p text:style-name="P3"/>
      <text:p text:style-name="P3">溪流的方向改變矣，in講希望恁佮in鬥陣坐。</text:p>
      <text:p text:style-name="P3">Khe-lâu ê hong-hiòng kái-piàn --ah, in kóng hi-bāng lín kah in tàu-tīn tsē.</text:p>
      <text:p text:style-name="P3"/>
      <text:p text:style-name="P3">坐這喔？</text:p>
      <text:p text:style-name="P3">Tsē tse --ooh?</text:p>
      <text:p text:style-name="P3"/>
      <text:p text:style-name="P3">是按怎咧？</text:p>
      <text:p text:style-name="P3">Sī án-tsuánn --leh?</text:p>
      <text:p text:style-name="P3"/>
      <text:p text:style-name="P3">總講一句緊起去啦。</text:p>
      <text:p text:style-name="P3">Tsóng-kóng tsi̍t kù kín --khí-lì --lah.</text:p>
      <text:p text:style-name="P3"/>
      <text:p text:style-name="P3">開始矣，開始矣，信號開始矣。</text:p>
      <text:p text:style-name="P3">Khai-sí --ah, khai-sí --ah, sìn-hō khai-sí --ah.</text:p>
      <text:p text:style-name="P3"/>
      <text:p text:style-name="P3">你看！</text:p>
      <text:p text:style-name="P3">Lí khuànn!</text:p>
      <text:p text:style-name="P3"/>
      <text:p text:style-name="P3">遐就是咱欲去的山崙。</text:p>
      <text:p text:style-name="P3">Hia tiō sī lán beh khì ê suann-lūn.</text:p>
      <text:p text:style-name="P3"/>
      <text:p text:style-name="P3">花圃攏光爍爍。</text:p>
      <text:p text:style-name="P3">Hue-phóo lóng kng-sih-sih.</text:p>
      <text:p text:style-name="P3"/>
      <text:p text:style-name="P3"/>
      <text:p text:style-name="P3"/>
      <text:p text:style-name="P3"><text:soft-page-break/>啥物時陣開遮濟花？</text:p>
      <text:p text:style-name="P3">Siánn-mi̍h sî-tsūn khui tsiah tsuē hue?</text:p>
      <text:p text:style-name="P3"/>
      <text:p text:style-name="P3">是荷仁豆雞仔囝！</text:p>
      <text:p text:style-name="P3">Sī Hô-lîn-tāu-ke-á-kiánn!</text:p>
      <text:p text:style-name="P3"/>
      <text:p text:style-name="P3">是荷仁豆雞仔囝！</text:p>
      <text:p text:style-name="P3">Sī Hô-lîn-tāu-ke-á-kiánn!</text:p>
      <text:p text:style-name="P3"/>
      <text:p text:style-name="P3">就是按呢，</text:p>
      <text:p text:style-name="P3">Tiō sī án-ne,</text:p>
      <text:p text:style-name="P3"/>
      <text:p text:style-name="P3">才會有遐爾濟隻荷仁豆雞仔囝同齊欲過橋。</text:p>
      <text:p text:style-name="P3">tsiah ē ū hiah-nī tsē tsiah Hô-lîn-tāu-ke-á-kiánn tâng-tsê beh kuè kiô.</text:p>
      <text:p text:style-name="P3"/>
      <text:p text:style-name="P3">因為馬鈴薯狗共路讓予in行，</text:p>
      <text:p text:style-name="P3">In-uī Má-lîng-tsî-káu kā lōo niū hōo in kiânn,</text:p>
      <text:p text:style-name="P3"/>
      <text:p text:style-name="P3">逐家才會當做伙佇遮。</text:p>
      <text:p text:style-name="P3">ta̍k-ke tsiah ē-tàng tsò-hué tī tsia.</text:p>
      <text:p text:style-name="P3"/>
      <text:p text:style-name="P69">478 04.驚寂寞的草莓夜婆</text:p>
      <text:p text:style-name="P3"/>
      <text:p text:style-name="P3">驚寂寞的草莓夜婆</text:p>
      <text:p text:style-name="P3">Kiann tsi̍k-bo̍k ê Tsháu-m̂-iā-pô</text:p>
      <text:p text:style-name="P3"/>
      <text:p text:style-name="P3">踅踅踅，矮仔冬瓜，</text:p>
      <text:p text:style-name="P3">Se̍h se̍h se̍h, é-á-tang-kue, </text:p>
      <text:p text:style-name="P3"/>
      <text:p text:style-name="P3">踅踅踅，矮仔冬瓜，</text:p>
      <text:p text:style-name="P3">se̍h se̍h se̍h, é-á-tang-kue, </text:p>
      <text:p text:style-name="P3"/>
      <text:p text:style-name="P3">踅踅踅，矮仔冬瓜，</text:p>
      <text:p text:style-name="P3">se̍h se̍h se̍h, é-á-tang-kue, </text:p>
      <text:p text:style-name="P3"/>
      <text:p text:style-name="P3">踅來踅去變阿西。</text:p>
      <text:p text:style-name="P3">se̍h lâi se̍h khì piàn a-se.</text:p>
      <text:p text:style-name="P3"/>
      <text:p text:style-name="P3">敢若真好耍呢！敢會當予我佮恁鬥陣耍？</text:p>
      <text:p text:style-name="P3">Kán-ná tsin hó-sńg --neh! Kám ē-tàng hōo guá kah lín tàu-tīn sńg?</text:p>
      <text:p text:style-name="P3"/>
      <text:p text:style-name="P3">欲按怎？欲按怎咧？</text:p>
      <text:p text:style-name="P15">Beh án-nuá? Beh án-nuá --leh? </text:p>
      <text:p text:style-name="P15"/>
      <text:p text:style-name="P15">就是啊！三个人欲按怎耍？</text:p>
      <text:p text:style-name="P15">Tiō sī --ah! Sann ê lâng beh án-nuá sńg?</text:p>
      <text:p text:style-name="P3"/>
      <text:p text:style-name="P3">唅？按呢就逐家輪流耍。</text:p>
      <text:p text:style-name="P3">Hannh? Án-ne tsiū ta̍k-ke lûn-liû sńg.</text:p>
      <text:p text:style-name="P3"/>
      <text:p text:style-name="P3">啥人欲佮伊換咧？</text:p>
      <text:p text:style-name="P3">Siánn-lâng beh kah i uānn --leh? </text:p>
      <text:p text:style-name="P3"/>
      <text:p text:style-name="P3">啥人欲佮伊換咧？</text:p>
      <text:p text:style-name="P3">Siánn-lâng beh kah i uānn --leh? </text:p>
      <text:p text:style-name="P3"/>
      <text:p text:style-name="P3">袂用得！袂用得啦！</text:p>
      <text:p text:style-name="P3">Bē-īng-tsit! Bē-īng-tsit --lah! </text:p>
      <text:p text:style-name="P3"/>
      <text:p text:style-name="P3">阮兄弟仔一直攏是做伙的喔！</text:p>
      <text:p text:style-name="P3">Gún hiann-tī-á it-ti̍t lóng sī tsò-hué--ê --ooh!</text:p>
      <text:p text:style-name="P3"/>
      <text:p text:style-name="P3">好啦！好啦！無愛就汰！</text:p>
      <text:p text:style-name="P3">Hó --lah! Hó --lah! Bô ài tiō thài!</text:p>
      <text:p text:style-name="P3"/>
      <text:p text:style-name="P3">足欣羨in的！</text:p>
      <text:p text:style-name="P3">Tsiok him-siān in --ê!</text:p>
      <text:p text:style-name="P3"/>
      <text:p text:style-name="P3">佮你做伙散步足歡喜的！</text:p>
      <text:p text:style-name="P3">Kah lí tsò-hué sàn-pōo tsiok huann-hí--ê!</text:p>
      <text:p text:style-name="P3"/>
      <text:p text:style-name="P3">只要會當佮番薯刺蝟鬥陣就足歡喜的！</text:p>
      <text:p text:style-name="P3">Tsí-iàu ē-tàng kah Han-tsî-tshì-uī tàu-tīn tiō tsiok huann-hí--ê! </text:p>
      <text:p text:style-name="P3"/>
      <text:p text:style-name="P3">尾溜嘛足輕……</text:p>
      <text:p text:style-name="P3">Bué-liu mā tsiok khin…… </text:p>
      <text:p text:style-name="P3"/>
      <text:p text:style-name="P3">呔會變重矣？</text:p>
      <text:p text:style-name="P3">Thài ē piàn tāng --ah?</text:p>
      <text:p text:style-name="P3"/>
      <text:p text:style-name="P3">嘻嘻！踅踅踅，矮仔冬瓜，踅來踅去變阿西。</text:p>
      <text:p text:style-name="P3">Hi hi! Se̍h se̍h se̍h, é-á-tang-kue, se̍h lâi se̍h khì piàn a-se.</text:p>
      <text:p text:style-name="P3"><text:soft-page-break/>你是啥人？</text:p>
      <text:p text:style-name="P3">Lí sī siánn-lâng?</text:p>
      <text:p text:style-name="P3"/>
      <text:p text:style-name="P66"><text:span text:style-name="T1">我</text:span><text:span text:style-name="T5">是</text:span><text:span text:style-name="T7">tshì-pho</text:span><text:span text:style-name="T5">夜婆，咱做伙耍好無？</text:span></text:p>
      <text:p text:style-name="P66"><text:span text:style-name="T5">Guá sī T</text:span><text:span text:style-name="T9">shì-pho</text:span><text:span text:style-name="T5">-iā-</text:span><text:span text:style-name="T1">pô, lán tsò-hué sńg hó --bô?</text:span></text:p>
      <text:p text:style-name="P3"/>
      <text:p text:style-name="P3">是按怎？</text:p>
      <text:p text:style-name="P3">Sī án-tsuánn?</text:p>
      <text:p text:style-name="P3"/>
      <text:p text:style-name="P3">做伙耍，做伙耍。</text:p>
      <text:p text:style-name="P3">Tsò-hué sńg, tsò-hué sńg.</text:p>
      <text:p text:style-name="P3"/>
      <text:p text:style-name="P3">小等咧才閣耍啦。</text:p>
      <text:p text:style-name="P3">Sió-tán --leh tsiah koh sńg --lah.</text:p>
      <text:p text:style-name="P3"/>
      <text:p text:style-name="P3">人干焦一个人，足無伴的啦！</text:p>
      <text:p text:style-name="P3">Lâng kan-na tsi̍t ê lâng, tsiok bô phuānn--ê --lah!</text:p>
      <text:p text:style-name="P3"/>
      <text:p text:style-name="P3">實在是無伊法！</text:p>
      <text:p text:style-name="P3">Si̍t-tsāi sī bô i huat!</text:p>
      <text:p text:style-name="P3"/>
      <text:p text:style-name="P3">踅踅踅，矮仔冬瓜。</text:p>
      <text:p text:style-name="P3">Se̍h se̍h se̍h, é-á-tang-kue.</text:p>
      <text:p text:style-name="P3"/>
      <text:p text:style-name="P3">阿兄，拄仔彼陣風哪會遐透？</text:p>
      <text:p text:style-name="P16">A-hiann, tú-á hit tsūn hong ná ē hiah thàu? </text:p>
      <text:p text:style-name="P16"/>
      <text:p text:style-name="P16">喂？阿兄無去矣啦！</text:p>
      <text:p text:style-name="P16">Ueh? A-hiann bô--khì --ah --lah!</text:p>
      <text:p text:style-name="P3"/>
      <text:p text:style-name="P3">喂？櫻桃鳥鼠，是按怎啦？</text:p>
      <text:p text:style-name="P3">Ueh? Ing-thô-niáu-tshí, sī án-tsuánn --lah?</text:p>
      <text:p text:style-name="P3"/>
      <text:p text:style-name="P3">阮阿兄無去矣！</text:p>
      <text:p text:style-name="P3">Guán a-hiann bô--khì --ah!</text:p>
      <text:p text:style-name="P3"/>
      <text:p text:style-name="P3">咱來去共伊鬥揣！</text:p>
      <text:p text:style-name="P3">Lán lâi-khì kā i tàu tshuē!</text:p>
      <text:p text:style-name="P3"/>
      <text:p text:style-name="P3">小等咧！喂喂！你一个人是毋是足無伴？</text:p>
      <text:p text:style-name="P3">Sió-tán --leh! Ueh ueh! Lí tsi̍t ê lâng sī m̄ sī tsiok bô phuānn?</text:p>
      <text:p text:style-name="P3"/>
      <text:p text:style-name="P3">趕緊佮我鬥陣耍啊！</text:p>
      <text:p text:style-name="P3">Kuánn-kín kah guá tàu-tīn sńg --ah!</text:p>
      <text:p text:style-name="P3"/>
      <text:p text:style-name="P3">你敢有看著櫻桃鳥鼠？</text:p>
      <text:p text:style-name="P3">Lí kám ū khuànn-tio̍h Ing-thô-niáu-tshí?</text:p>
      <text:p text:style-name="P3"/>
      <text:p text:style-name="P3">我呔有可能知影別人的代誌？</text:p>
      <text:p text:style-name="P3">Guá thài ū khó-lîng tsai-iánn pa̍t-lâng ê tāi-tsì? </text:p>
      <text:p text:style-name="P3"/>
      <text:p text:style-name="P3">我連家己的代誌都霧煞煞囉！</text:p>
      <text:p text:style-name="P3">Guá liân ka-kī ê tāi-tsì to bū-sà-sà --looh! </text:p>
      <text:p text:style-name="P3"/>
      <text:p text:style-name="P3">哇哈哈哈……。</text:p>
      <text:p text:style-name="P17"><text:span text:style-name="T16">Ua̋</text:span> ha ha ha<text:span text:style-name="T17">h</text:span>…….</text:p>
      <text:p text:style-name="P3"/>
      <text:p text:style-name="P3">河馬蓮花，你敢有看著櫻桃鳥鼠？</text:p>
      <text:p text:style-name="P3">Hô-bé-liân-hue, lí kám ū khuànn-tio̍h Ing-thô-niáu-tshí?</text:p>
      <text:p text:style-name="P3"/>
      <text:p text:style-name="P3">伊應該會佇咧伊會佇遐的所在！</text:p>
      <text:p text:style-name="P3">I ing-kai ē tī-leh i ē tī hia ê sóo-tsāi!</text:p>
      <text:p text:style-name="P3"><text:soft-page-break/>喂！咱做伙來耍嘛，新的喔，踅踅踅，</text:p>
      <text:p text:style-name="P3">Ueh! Lán tsò-hué lâi sńg --mah, sin--ê --ooh, se̍h se̍h se̍h,</text:p>
      <text:p text:style-name="P3"/>
      <text:p text:style-name="P3">我是大西瓜，若揣著恁大兄，咱會當做伙耍無？</text:p>
      <text:p text:style-name="P3">guá sī tuā si-kue, nā tshuē-tio̍h lín tuā-hiann, lán ē-tàng tsò-hué sńg --bô?</text:p>
      <text:p text:style-name="P3"/>
      <text:p text:style-name="P3">請問，你敢有看著櫻桃鳥鼠？</text:p>
      <text:p text:style-name="P3">Tshiánn-mn̄g, lí kám ū khuànn-tio̍h <text:s/>Ing-thô-niáu-tshí?</text:p>
      <text:p text:style-name="P3"/>
      <text:p text:style-name="P3">敢若有看著，閣敢若無看著，</text:p>
      <text:p text:style-name="P3">Kán-ná ū khuànn--tio̍h, koh kán-ná bô khuànn--tio̍h,</text:p>
      <text:p text:style-name="P3"/>
      <text:p text:style-name="P3">閣敢若咧欲看著矣！</text:p>
      <text:p text:style-name="P3">koh kán-ná tih-beh khuànn--tio̍h --ah!</text:p>
      <text:p text:style-name="P3"/>
      <text:p text:style-name="P3">足重的！你愛較有精神咧啦！</text:p>
      <text:p text:style-name="P3">Tsiok tāng--ê! Lí ài khah ū tsing-sîn --leh --lah!</text:p>
      <text:p text:style-name="P3"/>
      <text:p text:style-name="P3">啊！我接載袂牢矣！ </text:p>
      <text:p text:style-name="P3">Ah! Guá tsih-tsài bē tiâu --ah! </text:p>
      <text:p text:style-name="P3"/>
      <text:p text:style-name="P3">我鼻著阮阿兄的味矣！</text:p>
      <text:p text:style-name="P3">Guá phīnn-tio̍h gún a-hiann ê bī --ah!</text:p>
      <text:p text:style-name="P3"/>
      <text:p text:style-name="P3">救命喔。</text:p>
      <text:p text:style-name="P3">Kiù-miā --ooh.</text:p>
      <text:p text:style-name="P3"/>
      <text:p text:style-name="P3">阿兄！</text:p>
      <text:p text:style-name="P3">A-hiann!</text:p>
      <text:p text:style-name="P3"/>
      <text:p text:style-name="P3">救命咧喔。</text:p>
      <text:p text:style-name="P3">Kiù-miā --leh --ooh.</text:p>
      <text:p text:style-name="P3"/>
      <text:p text:style-name="P3">對山崙這爿會當看過彼爿的山崙。</text:p>
      <text:p text:style-name="P3">Tuì suann-lūn tsit pîng ē-tàng khuànn kuè hit pîng ê suann-lūn.</text:p>
      <text:p text:style-name="P3"/>
      <text:p text:style-name="P3">到底走去佗位矣？</text:p>
      <text:p text:style-name="P3">Tàu-té tsáu-khì tó-uī --ah?</text:p>
      <text:p text:style-name="P3"/>
      <text:p text:style-name="P3">揣足久攏揣無。</text:p>
      <text:p text:style-name="P3">Tshuē tsiok kú lóng tshuē bô.</text:p>
      <text:p text:style-name="P3"/>
      <text:p text:style-name="P3">無緊揣日頭就欲落山矣。</text:p>
      <text:p text:style-name="P3">Bô kín tshuē ji̍t-thâu tiō beh lo̍h-suann --ah.</text:p>
      <text:p text:style-name="P3"/>
      <text:p text:style-name="P18">好食的饅頭𩛩<text:span text:style-name="T8">tshì-pho</text:span>，好食的饅頭𩛩<text:span text:style-name="T8">tshì-pho</text:span>。</text:p>
      <text:p text:style-name="P18">Hó-tsia̍h ê bán-thôo kauh <text:span text:style-name="T8">tshì-pho</text:span>, <text:s/>hó-tsia̍h ê bán-thôo kauh <text:span text:style-name="T8">tshì-pho</text:span>. </text:p>
      <text:p text:style-name="P3"/>
      <text:p text:style-name="P3">In是按怎重逢的？</text:p>
      <text:p text:style-name="P3">In sī án-nuá tiông-hông--ê?</text:p>
      <text:p text:style-name="P3"/>
      <text:p text:style-name="P3">喂？In想出新的耍法矣！</text:p>
      <text:p text:style-name="P3">Ueh? In siūnn-tshut sin ê sńg huat --ah!</text:p>
      <text:p text:style-name="P3"/>
      <text:p text:style-name="P3"/>
      <text:p text:style-name="P3"/>
      <text:p text:style-name="P19"><text:soft-page-break/>好食的饅頭𩛩<text:span text:style-name="T8">tshì-pho</text:span>，好食的饅頭𩛩<text:span text:style-name="T8">tshì-pho</text:span>。</text:p>
      <text:p text:style-name="P19">Hó-tsia̍h ê bán-thôo kauh <text:span text:style-name="T8">tshì-pho</text:span>, <text:s/>hó-tsia̍h ê bán-thôo kauh <text:span text:style-name="T8">tshì-pho</text:span>.</text:p>
      <text:p text:style-name="P3"/>
      <text:p text:style-name="P69">479 05.秘密洞空</text:p>
      <text:p text:style-name="P3"/>
      <text:p text:style-name="P3">祕密洞空</text:p>
      <text:p text:style-name="P3">Pì-bi̍t tōng-khang</text:p>
      <text:p text:style-name="P3"/>
      <text:p text:style-name="P3">咱去遐覕雨啦！ </text:p>
      <text:p text:style-name="P3">Lán khì hia bih-hōo --lah!</text:p>
      <text:p text:style-name="P3"/>
      <text:p text:style-name="P3">馬鈴薯狗，馬鈴薯狗。</text:p>
      <text:p text:style-name="P3">Má-lîng-tsî-káu, Má-lîng-tsî-káu.</text:p>
      <text:p text:style-name="P3"/>
      <text:p text:style-name="P3">這是啥物啊？這是啥物啊？ <text:s/></text:p>
      <text:p text:style-name="P3">Tse sī siánn-mi̍h --ah? Tse sī siánn-mi̍h --ah?</text:p>
      <text:p text:style-name="P3"/>
      <text:p text:style-name="P3">這是啥物啊？馬鈴薯狗。</text:p>
      <text:p text:style-name="P3">Tse sī siánn-mi̍h --ah? Má-lîng-tsî-káu.</text:p>
      <text:p text:style-name="P3"/>
      <text:p text:style-name="P3">這个洞空足厲害的，會共聲音關起來。 </text:p>
      <text:p text:style-name="P3">Tsit ê tōng-khang tsiok lī-hāi--ê, ē kā siann-im kuinn --khí-lâi.</text:p>
      <text:p text:style-name="P3"/>
      <text:p text:style-name="P3">這个洞空足厲害的，會共聲音關起來。</text:p>
      <text:p text:style-name="P3">Tsit ê tōng-khang tsiok lī-hāi--ê, ē kā siann-im kuinn --khí-lâi.</text:p>
      <text:p text:style-name="P3"/>
      <text:p text:style-name="P3">哇！實在是足趣味。</text:p>
      <text:p text:style-name="P3">Uah! Si̍t-tsāi sī tsiok tshù-bī. </text:p>
      <text:p text:style-name="P3"/>
      <text:p text:style-name="P3">哇！實在是足趣味。</text:p>
      <text:p text:style-name="P3">Uah! Si̍t-tsāi sī tsiok tshù-bī.</text:p>
      <text:p text:style-name="P3"/>
      <text:p text:style-name="P3">番薯刺蝟！</text:p>
      <text:p text:style-name="P3">Han-tsî-tshì-uī!</text:p>
      <text:p text:style-name="P3"/>
      <text:p text:style-name="P3">馬鈴薯狗！</text:p>
      <text:p text:style-name="P3">Má-lîng-tsî-káu!</text:p>
      <text:p text:style-name="P3"/>
      <text:p text:style-name="P3">足佮意你！</text:p>
      <text:p text:style-name="P3">Tsiok kah-ì --lí!</text:p>
      <text:p text:style-name="P3"/>
      <text:p text:style-name="P3">我嘛是。</text:p>
      <text:p text:style-name="P3">Guá mā sī.</text:p>
      <text:p text:style-name="P3"/>
      <text:p text:style-name="P3">我嘛是，番薯刺蝟、馬鈴薯狗，足佮意你。</text:p>
      <text:p text:style-name="P3">Guá mā sī, Han-tsî-tshì-uī, Má-lîng-tsî-káu, tsiok kah-ì --lí.</text:p>
      <text:p text:style-name="P3"/>
      <text:p text:style-name="P3">哇！足趣味的。</text:p>
      <text:p text:style-name="P3">Uah! Tsiok tshù-bī--ê.</text:p>
      <text:p text:style-name="P3"/>
      <text:p text:style-name="P3">彼个洞空就當做咱兩个人的祕密喔！</text:p>
      <text:p text:style-name="P3">Hit ê tōng-khang tiō tòng-tsuè lán nn̄g ê lâng ê pì-bi̍t --ooh!</text:p>
      <text:p text:style-name="P3"/>
      <text:p text:style-name="P3">喔！好啊，番薯刺蝟。</text:p>
      <text:p text:style-name="P3">Ooh! Hó --ah, Han-tsî-tshì-uī.</text:p>
      <text:p text:style-name="P3"/>
      <text:p text:style-name="P3">唅？高麗菜象。</text:p>
      <text:p text:style-name="P3">Hannh? Ko-lê-tshài-tshiūnn.</text:p>
      <text:p text:style-name="P3"/>
      <text:p text:style-name="P3">恁走去佗位？</text:p>
      <text:p text:style-name="P3">Lín tsáu khì tó-uī?</text:p>
      <text:p text:style-name="P3"/>
      <text:p text:style-name="P3">啊！這！</text:p>
      <text:p text:style-name="P3">Ah! Tse!</text:p>
      <text:p text:style-name="P3"/>
      <text:p text:style-name="P3"><text:soft-page-break/>緊講，恁走去佗位?</text:p>
      <text:p text:style-name="P3">Kín kóng, lín tsáu khì tó-uī? </text:p>
      <text:p text:style-name="P3"/>
      <text:p text:style-name="P20">這是阮兩个人的祕密啦！</text:p>
      <text:p text:style-name="P3">Tse sī gún nn̄g ê lâng ê Pì-bi̍t --lah!</text:p>
      <text:p text:style-name="P3"/>
      <text:p text:style-name="P3">真討厭！</text:p>
      <text:p text:style-name="P3">Tsin thó-ià!</text:p>
      <text:p text:style-name="P3"/>
      <text:p text:style-name="P3">咱兩个閣去乎？</text:p>
      <text:p text:style-name="P3">Lán nn̄g ê koh khì --honnh?</text:p>
      <text:p text:style-name="P3"/>
      <text:p text:style-name="P3">明仔載閣去，嘻嘻。</text:p>
      <text:p text:style-name="P3">Bîn-á-tsài koh khì, hi hi.</text:p>
      <text:p text:style-name="P3"/>
      <text:p text:style-name="P3">馬鈴薯狗誠無意思，</text:p>
      <text:p text:style-name="P3">Má-lîng-tsî-káu tsiânn bô ì-sù,</text:p>
      <text:p text:style-name="P3"/>
      <text:p text:style-name="P3">逐擺攏干焦佮番薯刺蝟耍爾，討厭！</text:p>
      <text:p text:style-name="P3">ta̍k-pái lóng kan-na kah Han-tsî-tshì-uī sńg niā, thó-ià!</text:p>
      <text:p text:style-name="P3"/>
      <text:p text:style-name="P3">喂！高麗菜象。</text:p>
      <text:p text:style-name="P3">Ueh! Ko-lê-tshài-tshiūnn.</text:p>
      <text:p text:style-name="P3"/>
      <text:p text:style-name="P3">喔！是討厭鬼河馬白菜喔。</text:p>
      <text:p text:style-name="P3">Ooh! Sī thó-ià-kuí Hô-bé-pe̍h-tshài --ooh.</text:p>
      <text:p text:style-name="P3"/>
      <text:p text:style-name="P3">喂！咱來約會啦!</text:p>
      <text:p text:style-name="P3">Ueh! Lán lâi iok-huē --lah!</text:p>
      <text:p text:style-name="P3"/>
      <text:p text:style-name="P3">無愛，莫倚過來啦。</text:p>
      <text:p text:style-name="P3">Bô ài, mài uá--kuè-lâi --lah.</text:p>
      <text:p text:style-name="P3">拜託咧，咱來開講好無啦?</text:p>
      <text:p text:style-name="P3">Pài-thok --leh, lán lâi khai-káng hó --bô --lah?</text:p>
      <text:p text:style-name="P3"/>
      <text:p text:style-name="P3">足煩的，呔會閣來？</text:p>
      <text:p text:style-name="P3">Tsiok huân--ê, Thài ē koh lâi?</text:p>
      <text:p text:style-name="P3"/>
      <text:p text:style-name="P3">高麗菜象，你佇佗位？</text:p>
      <text:p text:style-name="P3">Ko-lê-tshài-tshiūnn, lí tī tó-uī?</text:p>
      <text:p text:style-name="P3"/>
      <text:p text:style-name="P3">莫閣逐矣，真正足煩的，討厭。</text:p>
      <text:p text:style-name="P3">Mài koh jiok --ah, tsin-tsiànn tsiok huân--ê, thó-ià.</text:p>
      <text:p text:style-name="P3"/>
      <text:p text:style-name="P3">遮有一个洞空，拄仔好合我的心情，</text:p>
      <text:p text:style-name="P3">Tsia ū tsi̍t ê tōng-khang, tú-á-hó ha̍h guá ê sim-tsîng,</text:p>
      <text:p text:style-name="P3"/>
      <text:p text:style-name="P3">雄雄足想欲大聲喝的。</text:p>
      <text:p text:style-name="P3">hiông-hiông tsiok siūnn-beh tuā-siann huah --ê.</text:p>
      <text:p text:style-name="P3"/>
      <text:p text:style-name="P3">馬鈴薯狗是戇大呆，</text:p>
      <text:p text:style-name="P3">Má-lîng-tsî-káu sī gōng-tuā-tai,</text:p>
      <text:p text:style-name="P3"/>
      <text:p text:style-name="P3">我討厭番薯刺蝟，</text:p>
      <text:p text:style-name="P3">guá thó-ià Han-tsî-tshì-uī,</text:p>
      <text:p text:style-name="P3"/>
      <text:p text:style-name="P3">河馬白菜活欲吵死，</text:p>
      <text:p text:style-name="P3">Hô-bé-pe̍h-tshài ua̍h-beh tshá--sí,</text:p>
      <text:p text:style-name="P3"/>
      <text:p text:style-name="P3">按呢輕鬆濟囉！</text:p>
      <text:p text:style-name="P3">án-ne khin-sang tsē--looh!</text:p>
      <text:p text:style-name="P21"><text:soft-page-break/>我的祕密，別人的祕密，逐家的事實，啊哈哈哈。</text:p>
      <text:p text:style-name="P21">Guá ê pì-bi̍t, pa̍t-lâng ê pì-bi̍t, ta̍k-ke ê sū-si̍t, </text:p>
      <text:p text:style-name="P58"><text:span text:style-name="T13">a̋</text:span><text:span text:style-name="T18"> ha ha ha</text:span><text:span text:style-name="T19">h</text:span><text:span text:style-name="T18">.</text:span></text:p>
      <text:p text:style-name="P3"/>
      <text:p text:style-name="P3">喂？呔會有遮爾濟，</text:p>
      <text:p text:style-name="P3">Ueh? Thài ē ū tsiah-nī tsē,</text:p>
      <text:p text:style-name="P3"/>
      <text:p text:style-name="P3">敢講是馬鈴薯狗進前來過矣？我來聽看覓。</text:p>
      <text:p text:style-name="P3">kám-kóng sī Má-lîng-tsî-káu tsìn-tsîng lâi--kuè --ah? Guá lâi thiann khuànn-māi.</text:p>
      <text:p text:style-name="P3"/>
      <text:p text:style-name="P3">番薯刺蝟、戇大呆、討厭！</text:p>
      <text:p text:style-name="P3">Han-tsî-tshì-uī, gōng-tuā-tai, thó-ià!</text:p>
      <text:p text:style-name="P3"/>
      <text:p text:style-name="P3">遮是干焦阮兩个人才知影的祕密洞空，</text:p>
      <text:p text:style-name="P3">Tsia sī kan-ta gún nn̄g ê lâng tsiah tsai-iánn ê pì-bi̍t tōng-khang,</text:p>
      <text:p text:style-name="P3"/>
      <text:p text:style-name="P3">馬鈴薯狗真正是足過份的。</text:p>
      <text:p text:style-name="P3">Má-lîng-tsî-káu tsin-tsiànn sī tsiok kuè-hūn--ê.</text:p>
      <text:p text:style-name="P3"/>
      <text:p text:style-name="P69">480 06.洞空的秘密</text:p>
      <text:p text:style-name="P3"/>
      <text:p text:style-name="P3">洞空的祕密</text:p>
      <text:p text:style-name="P3">Tōng-khang ê pì-bi̍t <text:s text:c="3"/></text:p>
      <text:p text:style-name="P3"/>
      <text:p text:style-name="P3">喂！你欲綴我綴到當時？</text:p>
      <text:p text:style-name="P3">Ueh! Lí beh tuè guá tuè kàu tang-sî?</text:p>
      <text:p text:style-name="P3"/>
      <text:p text:style-name="P3">小等我咧！</text:p>
      <text:p text:style-name="P3">Sió-tán --guá --leh!</text:p>
      <text:p text:style-name="P3"/>
      <text:p text:style-name="P3">袂使閣綴來矣喔！</text:p>
      <text:p text:style-name="P3">Bē-sái koh tuè--lâi --ah --oo͘h!</text:p>
      <text:p text:style-name="P3"/>
      <text:p text:style-name="P3">戇大呆！討厭！</text:p>
      <text:p text:style-name="P3">Gōng-tuā-tai! Thó-ià!</text:p>
      <text:p text:style-name="P3"/>
      <text:p text:style-name="P3">無愛啦！</text:p>
      <text:p text:style-name="P3">Bô-ài --lah.</text:p>
      <text:p text:style-name="P3"/>
      <text:p text:style-name="P3">到底是按怎？番薯刺蝟！</text:p>
      <text:p text:style-name="P3">Tàu-té sī án-nuá? Han-tsî-tshì-uī!</text:p>
      <text:p text:style-name="P3"/>
      <text:p text:style-name="P3">Heh-siooh！</text:p>
      <text:p text:style-name="P3">Heh-siooh! </text:p>
      <text:p text:style-name="P3"/>
      <text:p text:style-name="P3">足好耍的！我的聲包佇內底。</text:p>
      <text:p text:style-name="P3">Tsiok hó-sńg--ê! Guá ê siann pau tī lāi-té.</text:p>
      <text:p text:style-name="P3"/>
      <text:p text:style-name="P22">高麗菜象，你昨昏來過遮是無？</text:p>
      <text:p text:style-name="P23">Ko-lê-tshài-tshiūnn, lí <text:span text:style-name="T21">tsa̋ng</text:span> lâi-kuè tsia sī --bô?</text:p>
      <text:p text:style-name="P3"/>
      <text:p text:style-name="P3"/>
      <text:p text:style-name="P3"/>
      <text:p text:style-name="P3">啊！無的確番薯刺蝟掠準講，是我共遮的代誌講予高麗菜象聽的。</text:p>
      <text:p text:style-name="P3">Ah! Bô-tik-khak Han-tsî-tshì-uī lia̍h-tsún kóng, sī guá kā tsia ê tāi-tsì kóng hōo Ko-lê-tshài-tshiūnn thiann--ê.</text:p>
      <text:p text:style-name="P3"/>
      <text:p text:style-name="P3">馬鈴薯狗，小等咧啦！</text:p>
      <text:p text:style-name="P3">Má-lîng-tsî-káu, sió-tán --leh --lah!</text:p>
      <text:p text:style-name="P3"/>
      <text:p text:style-name="P3">泡仔消失囉！祕密嘛消失囉！</text:p>
      <text:p text:style-name="P3">Pho-á siau-sit --looh! Pì-bi̍t mā siau-sit --looh!</text:p>
      <text:p text:style-name="P3"/>
      <text:p text:style-name="P3">高麗菜象，你佇佗位？</text:p>
      <text:p text:style-name="P3">Ko-lê-tshài-tshiūnn, lí tī tó-uī?</text:p>
      <text:p text:style-name="P3"/>
      <text:p text:style-name="P3">高麗菜象覕起來，是毋是討厭我？</text:p>
      <text:p text:style-name="P3">Ko-lê-tshài-tshiūnn bih --khí-lâi, sī m̄ sī thó-ià --guá?</text:p>
      <text:p text:style-name="P3"/>
      <text:p text:style-name="P3">這是啥物？我食看覓。</text:p>
      <text:p text:style-name="P3">Tse sī siánn-mi̍h? Guá tsia̍h khuànn-māi.</text:p>
      <text:p text:style-name="P3"/>
      <text:p text:style-name="P3">河馬白菜，佮意你！</text:p>
      <text:p text:style-name="P3">Hô-bé-pe̍h-tshài, kah-ì --lí!</text:p>
      <text:p text:style-name="P3"/>
      <text:p text:style-name="P3">伊講伊佮意我。</text:p>
      <text:p text:style-name="P3">I kóng i kah-ì --guá.</text:p>
      <text:p text:style-name="P3"/>
      <text:p text:style-name="P3">喂！番薯刺蝟！</text:p>
      <text:p text:style-name="P3">Ueh! Han-tsî-tshì-uī!</text:p>
      <text:p text:style-name="P3"/>
      <text:p text:style-name="P3"/>
      <text:p text:style-name="P3"><text:soft-page-break/>喂！馬鈴薯狗！</text:p>
      <text:p text:style-name="P3">Eh! Má-lîng-tsî-káu!</text:p>
      <text:p text:style-name="P3"/>
      <text:p text:style-name="P3">茄仔狗，你敢有看著番薯刺蝟？</text:p>
      <text:p text:style-name="P3">Kiô-á-káu, lí kám ū khuànn-tio̍h Han-tsî-tshì-uī?</text:p>
      <text:p text:style-name="P3"/>
      <text:p text:style-name="P3">你講番薯刺蝟是無？伊往彼个方向走去矣！</text:p>
      <text:p text:style-name="P3">Lí kóng Han-tsî-tshì-uī sī --bô? I óng hit ê hong-hiòng tsáu--khì --ah!</text:p>
      <text:p text:style-name="P3"/>
      <text:p text:style-name="P3">誠實的喔！多謝你！</text:p>
      <text:p text:style-name="P3">Tsiânn-si̍t--ê --ooh! To-siā --lí!</text:p>
      <text:p text:style-name="P3"/>
      <text:p text:style-name="P3">番薯刺蝟！番薯刺蝟！</text:p>
      <text:p text:style-name="P3">Han-tsî-tshì-uī! Han-tsî-tshì-uī!</text:p>
      <text:p text:style-name="P3"/>
      <text:p text:style-name="P3">討厭！討厭！討厭！我上討厭馬鈴薯狗！</text:p>
      <text:p text:style-name="P3">Thó-ià! Thó-ià! Thó-ià! Guá siōng thó-ià Má-lîng-tsî-káu!</text:p>
      <text:p text:style-name="P3"/>
      <text:p text:style-name="P3">彼是高麗菜象。</text:p>
      <text:p text:style-name="P3">He sī Ko-lê-tshài-tshiūnn.</text:p>
      <text:p text:style-name="P3"/>
      <text:p text:style-name="P3">過份！過份！過份！</text:p>
      <text:p text:style-name="P3">Kuè-hūn! Kuè-hūn! Kuè-hūn!</text:p>
      <text:p text:style-name="P3"/>
      <text:p text:style-name="P3">伊毋聽我的解說。</text:p>
      <text:p text:style-name="P3">I m̄ thiann guá ê kái-sueh.</text:p>
      <text:p text:style-name="P3"/>
      <text:p text:style-name="P3">我上佮意番薯刺蝟。</text:p>
      <text:p text:style-name="P3">Guá siōng kah-ì Han-tsî-tshì-uī.</text:p>
      <text:p text:style-name="P3"/>
      <text:p text:style-name="P3">我足佮意你！</text:p>
      <text:p text:style-name="P3">Guá tsiok kah-ì --lí!</text:p>
      <text:p text:style-name="P3"/>
      <text:p text:style-name="P3">我嘛是！</text:p>
      <text:p text:style-name="P3">Guá mā sī!</text:p>
      <text:p text:style-name="P3"/>
      <text:p text:style-name="P3">馬鈴薯狗！馬鈴薯狗！</text:p>
      <text:p text:style-name="P3">Má-lîng-tsî-káu! Má-lîng-tsî-káu!</text:p>
      <text:p text:style-name="P3"/>
      <text:p text:style-name="P3">馬鈴薯狗是戇大呆！</text:p>
      <text:p text:style-name="P3">Má-lîng-tsî-káu sī gōng-tuā-tai!</text:p>
      <text:p text:style-name="P3"/>
      <text:p text:style-name="P3">啊！按呢輕鬆濟囉！</text:p>
      <text:p text:style-name="P3">Ah! Án-ne khin-sang tsē --looh!</text:p>
      <text:p text:style-name="P3"/>
      <text:p text:style-name="P3">當時仔毋是馬鈴薯狗共伊講的。</text:p>
      <text:p text:style-name="P3">Tang-sî-á m̄ sī Má-lîng-tsî-káu kā i kóng --ê.</text:p>
      <text:p text:style-name="P3"/>
      <text:p text:style-name="P3">馬鈴薯狗走去佗位矣？</text:p>
      <text:p text:style-name="P3">Má-lîng-tsî-káu tsáu khì tó-uī --ah?</text:p>
      <text:p text:style-name="P3"/>
      <text:p text:style-name="P3">馬鈴薯狗！我誤會你矣！</text:p>
      <text:p text:style-name="P3">Má-lîng-tsî-káu! Guá gōo-huē --lí --ah!</text:p>
      <text:p text:style-name="P3"/>
      <text:p text:style-name="P3">無要緊啦！</text:p>
      <text:p text:style-name="P3">Bô iàu-kín --lah!</text:p>
      <text:p text:style-name="P3"/>
      <text:p text:style-name="P3">無愛啦！</text:p>
      <text:p text:style-name="P3">Bô ài --lah!</text:p>
      <text:p text:style-name="P3"/>
      <text:p text:style-name="P3">小等咧！我佮意你！</text:p>
      <text:p text:style-name="P3">Sió-tán --leh! Guá kah-ì --lí!</text:p>
      <text:p text:style-name="P3"><text:soft-page-break/>無愛啦！</text:p>
      <text:p text:style-name="P3">Bô ài --lah!</text:p>
      <text:p text:style-name="P3"/>
      <text:p text:style-name="P3">佮意你！小等咧啦！</text:p>
      <text:p text:style-name="P3">Kah-ì --lí! Sió-tán --leh --lah!</text:p>
      <text:p text:style-name="P3"/>
      <text:p text:style-name="P3">河馬白菜，你莫倚過來啦！</text:p>
      <text:p text:style-name="P3">Hô-bé-pe̍h-tshài, lí mài uá--kuè-lâi --lah!</text:p>
      <text:p text:style-name="P3"/>
      <text:p text:style-name="P3">我佮意你！</text:p>
      <text:p text:style-name="P3">Guá kah-ì --lí!</text:p>
      <text:p text:style-name="P3"/>
      <text:p text:style-name="P3">無愛啦！</text:p>
      <text:p text:style-name="P3">Bô ài --lah!</text:p>
      <text:p text:style-name="P3"/>
      <text:p text:style-name="P3">高麗菜象，小等咧！</text:p>
      <text:p text:style-name="P3">Ko-lê-tshài-tshiūnn, sió-tán --leh!</text:p>
      <text:p text:style-name="P3"/>
      <text:p text:style-name="P3">我上討厭河馬白菜啦！</text:p>
      <text:p text:style-name="P3">Guá siōng thó-ià Hô-bé-pe̍h-tshài --lah!</text:p>
      <text:p text:style-name="P3"/>
      <text:p text:style-name="P69">481 07.只要做伙就好</text:p>
      <text:p text:style-name="P3"/>
      <text:p text:style-name="P3">只要做伙就好</text:p>
      <text:p text:style-name="P3">Tsí-iàu tsò-hué tō hó</text:p>
      <text:p text:style-name="P3"/>
      <text:p text:style-name="P3">Kông、kông、kông。</text:p>
      <text:p text:style-name="P3">Kông, kông, kông.</text:p>
      <text:p text:style-name="P3"/>
      <text:p text:style-name="P3">謼！足性格的。</text:p>
      <text:p text:style-name="P3">Hooh! Tsiok sìng-keh--ê.</text:p>
      <text:p text:style-name="P3"/>
      <text:p text:style-name="P3">會當像按呢跳來跳去，足讚的。</text:p>
      <text:p text:style-name="P3">Ē-tàng tshiūnn án-ne thiàu lâi thiàu khì, tsiok tsán --ê.</text:p>
      <text:p text:style-name="P3"/>
      <text:p text:style-name="P3">多謝，我是番麥狐狸，恁好！</text:p>
      <text:p text:style-name="P3">To-siā, guá sī Huan-be̍h-hôo-lî, lín hó!</text:p>
      <text:p text:style-name="P3"/>
      <text:p text:style-name="P3">我是馬鈴薯狗。</text:p>
      <text:p text:style-name="P3">Guá sī Má-lîng-tsî-káu.</text:p>
      <text:p text:style-name="P3"/>
      <text:p text:style-name="P3">我是番薯刺蝟。</text:p>
      <text:p text:style-name="P3">Guá sī Han-tsî-tshì-uī.</text:p>
      <text:p text:style-name="P3"/>
      <text:p text:style-name="P3">敢欲來坐咧我的尻脊骿，</text:p>
      <text:p text:style-name="P3">Kám beh lâi tsē leh guá ê kha-tsiah-phiann,</text:p>
      <text:p text:style-name="P3"/>
      <text:p text:style-name="P3">佮我鬥陣跳來跳去？</text:p>
      <text:p text:style-name="P3">kah guá tàu-tīn thiàu lâi thiàu khì?</text:p>
      <text:p text:style-name="P3"/>
      <text:p text:style-name="P3">哇！我想欲坐。</text:p>
      <text:p text:style-name="P3">Uah! Guá siūnn-beh tsē.</text:p>
      <text:p text:style-name="P3"/>
      <text:p text:style-name="P3">起來啊！</text:p>
      <text:p text:style-name="P3">Khí-lâi <text:span text:style-name="T6">a</text:span>!</text:p>
      <text:p text:style-name="P3"/>
      <text:p text:style-name="P3">誠實的喔？有夠讚！</text:p>
      <text:p text:style-name="P3">Tsiânn-si̍t--ê --ooh? Ū-kàu tsán!</text:p>
      <text:p text:style-name="P3"/>
      <text:p text:style-name="P3">好矣是無？欲來去矣喔！</text:p>
      <text:p text:style-name="P3">Hó --ah sī --bô? Beh lâi-khì --ah --ooh!</text:p>
      <text:p text:style-name="P3"/>
      <text:p text:style-name="P24">足厲害，你看，你看，馬鈴薯狗你看，足讚的！</text:p>
      <text:p text:style-name="P3">Tsiok lī-hāi, lí khuànn, lí khuànn, Má-lîng-tsî-káu lí khuànn, tsiok tsán --ê! </text:p>
      <text:p text:style-name="P3"/>
      <text:p text:style-name="P3">比較之下麻煩大囉！</text:p>
      <text:p text:style-name="P3">Pí-kàu tsi-hā mâ-huân tuā --looh!</text:p>
      <text:p text:style-name="P3"/>
      <text:p text:style-name="P3">當頭棒喝，足疼的，較細膩咧！</text:p>
      <text:p text:style-name="P3">Tong-thiô-pāng-hat, tsiok thiànn--ê, khah sè-jī --leh!</text:p>
      <text:p text:style-name="P3"/>
      <text:p text:style-name="P3">失禮！唉。</text:p>
      <text:p text:style-name="P3">Sit-lé! Haih.</text:p>
      <text:p text:style-name="P3"/>
      <text:p text:style-name="P3">你的心情無好是無，</text:p>
      <text:p text:style-name="P3">Lí ê sim-tsîng bô hó sī --bô,</text:p>
      <text:p text:style-name="P3"/>
      <text:p text:style-name="P3">講來予我聽看覓咧，</text:p>
      <text:p text:style-name="P3">kóng lâi hōo guá thiann khuànn-māi --leh,</text:p>
      <text:p text:style-name="P3"/>
      <text:p text:style-name="P3">是毋是拄著啥物麻煩？</text:p>
      <text:p text:style-name="P3">sī m̄ sī tú-tio̍h siánn-mi̍h mâ-huân?</text:p>
      <text:p text:style-name="P3"/>
      <text:p text:style-name="P3"/>
      <text:p text:style-name="P3"/>
      <text:p text:style-name="P3"><text:soft-page-break/>我無法度佮番麥狐狸仝款，</text:p>
      <text:p text:style-name="P3">Guá bô-huat-tōo kah Huan-be̍h-hôo-lî kāng-khuán, </text:p>
      <text:p text:style-name="P3"/>
      <text:p text:style-name="P3">做出予番薯刺蝟歡喜的代誌，</text:p>
      <text:p text:style-name="P3">tsò-tshut hōo Han-tsî-tshì-uī huann-hí ê tāi-tsì, </text:p>
      <text:p text:style-name="P3"/>
      <text:p text:style-name="P3">所以，我。</text:p>
      <text:p text:style-name="P3">sóo-í, guá.</text:p>
      <text:p text:style-name="P3"/>
      <text:p text:style-name="P3">啊哈哈哈，這種時陣就愛冥想，</text:p>
      <text:p text:style-name="P26"><text:span text:style-name="T23">A̋</text:span> ha<text:span text:style-name="T22">h</text:span> ha<text:span text:style-name="T22">h</text:span> ha<text:span text:style-name="T22">h</text:span>, tsit tsióng sî-tsūn tiō ài bîng-sióng,</text:p>
      <text:p text:style-name="P3"/>
      <text:p text:style-name="P3">你佮我做伙做啦！</text:p>
      <text:p text:style-name="P3">lí kah guá tsò-hué tsò --lah!</text:p>
      <text:p text:style-name="P3"/>
      <text:p text:style-name="P3">按呢是無？唅？</text:p>
      <text:p text:style-name="P3">Án-ne sī --bô? Hannh?</text:p>
      <text:p text:style-name="P3"/>
      <text:p text:style-name="P3">無法度，就按呢冥想啦！</text:p>
      <text:p text:style-name="P3"><text:span text:style-name="T23">B</text:span>ô-huat-tōo, tiō án-ne bîng-sióng --lah!</text:p>
      <text:p text:style-name="P3"/>
      <text:p text:style-name="P25">冥想喔，</text:p>
      <text:p text:style-name="P25">Bîng-sióng --ooh, </text:p>
      <text:p text:style-name="P25"/>
      <text:p text:style-name="P25">遮是佗位？</text:p>
      <text:p text:style-name="P25">tsia sī tó-uī? </text:p>
      <text:p text:style-name="P25"/>
      <text:p text:style-name="P25">長蔥仔鱷魚，人咧？</text:p>
      <text:p text:style-name="P3">Tn̂g-tshang-á-kho̍k-hî, lâng --leh?</text:p>
      <text:p text:style-name="P3"/>
      <text:p text:style-name="P3">啊哈哈哈，我佇遮。</text:p>
      <text:p text:style-name="P27"><text:span text:style-name="T23">A̋</text:span> ha<text:span text:style-name="T22">h</text:span> ha<text:span text:style-name="T22">h</text:span> ha<text:span text:style-name="T22">h</text:span>, guá tī tsia.</text:p>
      <text:p text:style-name="P3">啥物啊，佇遮喔？喂？長蔥仔鱷魚。</text:p>
      <text:p text:style-name="P3">Siánn-mi̍h --ah, tī tsia --ooh? ueh? Tn̂g-tshang-á-kho̍k-hî.</text:p>
      <text:p text:style-name="P3"/>
      <text:p text:style-name="P3">啊哈哈哈，這擺佇遮。</text:p>
      <text:p text:style-name="P26"><text:span text:style-name="T23">A̋</text:span> ha ha ha, tsit pái tī tsia.</text:p>
      <text:p text:style-name="P3"/>
      <text:p text:style-name="P3">我揣著矣，佇遮。</text:p>
      <text:p text:style-name="P3">Guá tshuē-tio̍h --ah, tī tsia.</text:p>
      <text:p text:style-name="P3"/>
      <text:p text:style-name="P27">啊哈哈哈，佇這跡，佇這跡。</text:p>
      <text:p text:style-name="P26"><text:span text:style-name="T23">A̋</text:span> ha ha ha, tī tsit jiah,</text:p>
      <text:p text:style-name="P26">tī tsit jiah.</text:p>
      <text:p text:style-name="P3"/>
      <text:p text:style-name="P3">欲按怎才會當對遮出去？番薯刺蝟，番薯刺蝟！</text:p>
      <text:p text:style-name="P3">Beh án-tsuánn tsiah ē-tàng uì tsia tshut-khì? Han-tsî-tshì-uī, Han-tsî-tshì-uī!</text:p>
      <text:p text:style-name="P3"/>
      <text:p text:style-name="P3">馬鈴薯狗，我足煩惱你的，</text:p>
      <text:p text:style-name="P3">Má-lîng-tsî-káu, guá tsiok huân-ló --lí --ê,</text:p>
      <text:p text:style-name="P3"/>
      <text:p text:style-name="P3">你呔會雄雄無看見人咧？</text:p>
      <text:p text:style-name="P3">lí thài ē hiông-hiông bô khuà<text:span text:style-name="T24">i</text:span>nn lâng --leh?</text:p>
      <text:p text:style-name="P3"/>
      <text:p text:style-name="P3">因為我看著番薯刺蝟佮番薯狐狸鬥陣，</text:p>
      <text:p text:style-name="P3">In-uī guá khuànn-tio̍h Han-tsî-tshì-uī kah Huan-be̍h-hôo-lî tàu-tīn,</text:p>
      <text:p text:style-name="P3"/>
      <text:p text:style-name="P3"/>
      <text:p text:style-name="P3"/>
      <text:p text:style-name="P3"><text:soft-page-break/>敢若較快樂的形啦，</text:p>
      <text:p text:style-name="P3">kán-ná khah khuài-lo̍k ê hîng --lah,</text:p>
      <text:p text:style-name="P3"/>
      <text:p text:style-name="P3">我無法度親像伊遐爾性格啊。</text:p>
      <text:p text:style-name="P3">guá bô-huat-tōo tshin-tshiūnn i hiah-nī sìng-keh --ah.</text:p>
      <text:p text:style-name="P3"/>
      <text:p text:style-name="P3">若準看袂著馬鈴薯狗的形影，</text:p>
      <text:p text:style-name="P3">Nā-tsún khuànn bē tio̍h Má-lîng-tsî-káu ê hîng-iánn,</text:p>
      <text:p text:style-name="P3"/>
      <text:p text:style-name="P3">我一時仔嘛袂感覺快樂。</text:p>
      <text:p text:style-name="P3">guá tsi̍t-sî-á mā bē kám-kak khuài-lo̍k.</text:p>
      <text:p text:style-name="P3"/>
      <text:p text:style-name="P3">番薯刺蝟！失禮啦！</text:p>
      <text:p text:style-name="P3">Han-tsî-tshì-uī! Sit-lé --lah!</text:p>
      <text:p text:style-name="P3"/>
      <text:p text:style-name="P3">我袂閣一四界烏白走矣。</text:p>
      <text:p text:style-name="P3">Guá bē koh tsi̍t-sì-kuè oo-pe̍h tsáu --ah.</text:p>
      <text:p text:style-name="P3"/>
      <text:p text:style-name="P3">馬鈴薯狗，我足歡喜。</text:p>
      <text:p text:style-name="P3">Má-lîng-tsî-káu, guá tsiok huann-hí.</text:p>
      <text:p text:style-name="P3"/>
      <text:p text:style-name="P3">來，咱好轉去囉！</text:p>
      <text:p text:style-name="P3">Lâi, lán hó tńg-khì --looh!</text:p>
      <text:p text:style-name="P3"/>
      <text:p text:style-name="P3">嗯！足遠的。</text:p>
      <text:p text:style-name="P3">Mh! Tsiok hn̄g--ê.</text:p>
      <text:p text:style-name="P3"/>
      <text:p text:style-name="P3"/>
      <text:p text:style-name="P3"/>
      <text:p text:style-name="P3"/>
      <text:p text:style-name="P3"/>
      <text:p text:style-name="P28">安啦，只要佮你做伙行，偌遠攏無要緊。</text:p>
      <text:p text:style-name="P3">An --lah, tsí-iàu kah lí tsò-hué kiânn, guā hn̄g lóng bô-iàu-kín.</text:p>
      <text:p text:style-name="P3"/>
      <text:p text:style-name="P3">毋過咱到底愛行偌遠唅？</text:p>
      <text:p text:style-name="P3">M̄-koh lán tàu-té ài kiânn guā hn̄g --hannh?</text:p>
      <text:p text:style-name="P3"/>
      <text:p text:style-name="P3">無出口喔，啊哈哈哈。</text:p>
      <text:p text:style-name="P59"><text:span text:style-name="T18">Bô tshut-kháu --oo</text:span><text:span text:style-name="T4">h, </text:span><text:span text:style-name="T14">a̋</text:span><text:span text:style-name="T4"> </text:span><text:span text:style-name="T18">ha</text:span><text:span text:style-name="T20">h</text:span><text:span text:style-name="T18"> ha</text:span><text:span text:style-name="T20">h</text:span><text:span text:style-name="T18"> ha</text:span><text:span text:style-name="T20">h</text:span><text:span text:style-name="T18">.</text:span></text:p>
      <text:p text:style-name="P3"/>
      <text:p text:style-name="P69">482 08.一落雨香菇四跤仔就出現矣</text:p>
      <text:p text:style-name="P3"/>
      <text:p text:style-name="P3">一落雨香菇四跤仔就出現矣。</text:p>
      <text:p text:style-name="P3">Tsi̍t lo̍h-hōo Hiunn-koo-sì-kha-á tiō tshut-hiān --ah.</text:p>
      <text:p text:style-name="P3"/>
      <text:p text:style-name="P3">啊！雨足大的。</text:p>
      <text:p text:style-name="P3">Ah! Hōo tsiok tuā--ê.</text:p>
      <text:p text:style-name="P3"/>
      <text:p text:style-name="P3">落雨一點仔都無好耍。</text:p>
      <text:p text:style-name="P3">Lo̍h-hōo tsi̍t-tiám-á to bô hó-sńg.</text:p>
      <text:p text:style-name="P3"/>
      <text:p text:style-name="P3">歡喜的恐驚干焦香菇四跤仔爾，</text:p>
      <text:p text:style-name="P3">Huann-hí--ê khióng-kiann kan-na Hiunn-koo-sì-kha-á niā.</text:p>
      <text:p text:style-name="P3"/>
      <text:p text:style-name="P3">香菇四跤仔咧大合唱。</text:p>
      <text:p text:style-name="P3">Hiunn-koo-sì-kha-á teh tuā ha̍p-tshiùnn. </text:p>
      <text:p text:style-name="P3"/>
      <text:p text:style-name="P29">Gâu早！番薯刺蝟。</text:p>
      <text:p text:style-name="P3">Gâu-tsá, Han-tsî-tshì-uī.</text:p>
      <text:p text:style-name="P3"/>
      <text:p text:style-name="P29">Gâu早！馬鈴薯狗。</text:p>
      <text:p text:style-name="P3">Gâu-tsá! Má-lîng-tsî-káu.</text:p>
      <text:p text:style-name="P3"/>
      <text:p text:style-name="P3">恁是毋是嘛規暝攏袂睏得？</text:p>
      <text:p text:style-name="P3">Lín sī m̄ sī mā kui mê lóng bē-khùn-tit?</text:p>
      <text:p text:style-name="P3"/>
      <text:p text:style-name="P3">是茄仔狗。</text:p>
      <text:p text:style-name="P3">Sī Kiô-á-káu.</text:p>
      <text:p text:style-name="P3"/>
      <text:p text:style-name="P3"/>
      <text:p text:style-name="P3"/>
      <text:p text:style-name="P3"/>
      <text:p text:style-name="P3"/>
      <text:p text:style-name="P3">彼寡仔香菇四跤仔活欲吵死，我根本無法度冥想。</text:p>
      <text:p text:style-name="P3">Hit-kuá-á Hiunn-koo-sì-kha-á ua̍h-beh tshá--sí, guá kun-pún bô-huat-tōo bîng-sióng.</text:p>
      <text:p text:style-name="P3"/>
      <text:p text:style-name="P3">我嘛是。</text:p>
      <text:p text:style-name="P3">Guá mā sī.</text:p>
      <text:p text:style-name="P3"/>
      <text:p text:style-name="P3">我嘛是。</text:p>
      <text:p text:style-name="P3">Guá mā sī.</text:p>
      <text:p text:style-name="P3"/>
      <text:p text:style-name="P3">若準香菇四跤仔閣增加落去，咱會閣較睏袂好。</text:p>
      <text:p text:style-name="P3">Nā-tsún Hiunn-koo-sì-kha-á koh tsing-ka lo̍h-khì, lán ē koh-khah khùn bē hó.</text:p>
      <text:p text:style-name="P3"/>
      <text:p text:style-name="P3">毋過一落雨，香菇四跤仔就會一直發出來。 </text:p>
      <text:p text:style-name="P3">M̄-koh tsi̍t lo̍h-hōo, Hiunn-koo-sì-kha-á tiō ē it-ti̍t puh--tshut-lâi.</text:p>
      <text:p text:style-name="P3"/>
      <text:p text:style-name="P3">只要雨停落來就會使。</text:p>
      <text:p text:style-name="P3">Tsí-iàu hōo thîng--lo̍h-lâi tiō ē-sái.</text:p>
      <text:p text:style-name="P3"/>
      <text:p text:style-name="P3">彼是無可能的代誌。</text:p>
      <text:p text:style-name="P3">He sī bô khó-lîng ê tāi-tsì.</text:p>
      <text:p text:style-name="P3"/>
      <text:p text:style-name="P3">咱來做一个親像天遐爾大的厝頂啦！</text:p>
      <text:p text:style-name="P3">Lán lâi tsò tsi̍t ê tshin-tshiūnn thinn hiah-nī tuā ê tshù-tíng --lah!</text:p>
      <text:p text:style-name="P3"/>
      <text:p text:style-name="P3"/>
      <text:p text:style-name="P3"/>
      <text:p text:style-name="P3"><text:soft-page-break/>遐爾大的厝頂啥人做會出來？</text:p>
      <text:p text:style-name="P3">Hiah-nī tuā ê tshù-tíng s<text:span text:style-name="T25">i</text:span>ánn-lâng tsò ē tshut--lâi?</text:p>
      <text:p text:style-name="P3"/>
      <text:p text:style-name="P3">啊！有啊，各位啊，我想著一个好主意。</text:p>
      <text:p text:style-name="P3">Ah! Ū --ah, kok-uī --ah, guá siūnn-tio̍h tsi̍t ê hó tsú-ì.</text:p>
      <text:p text:style-name="P3"/>
      <text:p text:style-name="P3">好喔！香菇四跤仔攏無閣叫矣。</text:p>
      <text:p text:style-name="P3">Hó --ooh! Hiunn-koo-sì-kha-á lóng bô koh kiò --ah.</text:p>
      <text:p text:style-name="P3"/>
      <text:p text:style-name="P3">河馬白菜的辦法成功矣！</text:p>
      <text:p text:style-name="P3">Hô-bé-pe̍h-tshài ê pān-huat sîng-kong --ah!</text:p>
      <text:p text:style-name="P3"/>
      <text:p text:style-name="P3">嘻嘻嘻，啊？</text:p>
      <text:p text:style-name="P3">Hi hi hi, ah?</text:p>
      <text:p text:style-name="P3"/>
      <text:p text:style-name="P3">是按怎啦？</text:p>
      <text:p text:style-name="P3">Sī án-nuá --lah?</text:p>
      <text:p text:style-name="P3"/>
      <text:p text:style-name="P3">地動，是地動！</text:p>
      <text:p text:style-name="P3">Tē-tāng, sī tē-tāng!</text:p>
      <text:p text:style-name="P3"/>
      <text:p text:style-name="P3">大香菇四跤仔。</text:p>
      <text:p text:style-name="P3">Tuā Hiunn-koo-sì-kha-á.</text:p>
      <text:p text:style-name="P3"/>
      <text:p text:style-name="P3">救命咧喔！害矣啦！</text:p>
      <text:p text:style-name="P3">Kiù-miā --leh --ooh! Hāi --ah --lah!</text:p>
      <text:p text:style-name="P3"/>
      <text:p text:style-name="P3">香菇四跤仔欲予咱覕雨。</text:p>
      <text:p text:style-name="P3">Hiunn-koo-sì-kha-á beh hōo lán bih-hōo.</text:p>
      <text:p text:style-name="P3"/>
      <text:p text:style-name="P3">真感謝你，對你遮爾䆀，實在真失禮。</text:p>
      <text:p text:style-name="P3">Tsin kám-siā --lí, tuì lí tsiah-nī bái, si̍t-tsāi tsin sit-lé.</text:p>
      <text:p text:style-name="P3"/>
      <text:p text:style-name="P3">足好的！</text:p>
      <text:p text:style-name="P3">Tsiok hó--ê!</text:p>
      <text:p text:style-name="P3"/>
      <text:p text:style-name="P60"><text:span text:style-name="T18">就</text:span><text:span text:style-name="T4">是</text:span><text:span text:style-name="T14">ā</text:span><text:span text:style-name="T4">！</text:span></text:p>
      <text:p text:style-name="P67">Tiō sī <text:span text:style-name="T15">ā</text:span>!</text:p>
      <text:p text:style-name="P3"/>
      <text:p text:style-name="P3"/>
      <text:p text:style-name="P69">483 09.直直的萬歲-直直的</text:p>
      <text:p text:style-name="P3"/>
      <text:p text:style-name="P3">直直的萬歲 直直的</text:p>
      <text:p text:style-name="P3">Ti̍t-ti̍t--ê bān-suè ti̍t-ti̍t ê</text:p>
      <text:p text:style-name="P3"/>
      <text:p text:style-name="P3">直直的、直直的，</text:p>
      <text:p text:style-name="P3">Ti̍t-ti̍t ê, ti̍t-ti̍t ê, </text:p>
      <text:p text:style-name="P3"/>
      <text:p text:style-name="P3">Gōo-bōo 攏嘛直直的、直直的。</text:p>
      <text:p text:style-name="P3">Gōo-bōo lóng mā ti̍t-ti̍t ê, ti̍t-ti̍t ê.</text:p>
      <text:p text:style-name="P3"/>
      <text:p text:style-name="P3">總講一句就是直直的。</text:p>
      <text:p text:style-name="P3">Tsóng kóng tsi̍t kù tiō sī ti̍t-ti̍t ê. </text:p>
      <text:p text:style-name="P3"/>
      <text:p text:style-name="P3">踏著矣啦，</text:p>
      <text:p text:style-name="P3">ta̍h-tio̍h --ah --lah, </text:p>
      <text:p text:style-name="P3"/>
      <text:p text:style-name="P3">落去、緊落去啊！</text:p>
      <text:p text:style-name="P3">lo̍h-khì, kín lo̍h-khì --ah!</text:p>
      <text:p text:style-name="P3"/>
      <text:p text:style-name="P3">行路愛看清楚。</text:p>
      <text:p text:style-name="P3">Kiânn-lōo ài khuànn tshing-tshó.</text:p>
      <text:p text:style-name="P3"/>
      <text:p text:style-name="P3">話講倒轉來，Gōo-bōo蛇你足直的，</text:p>
      <text:p text:style-name="P3">Uē kóng tò tńg--lâi, Gōo-bōo-tsuâ lí tsiok ti̍t--ê,</text:p>
      <text:p text:style-name="P3"/>
      <text:p text:style-name="P3">是按怎你會遐爾直咧？</text:p>
      <text:p text:style-name="P3">sī án-tsuánn lí ē hiah-nī ti̍t --leh?</text:p>
      <text:p text:style-name="P3"/>
      <text:p text:style-name="P3">嘿嘿！因為我是佇直直國大漢的，</text:p>
      <text:p text:style-name="P3">Heh heh! In-uī guá sī tī Ti̍t-ti̍t-kok tuā-hàn--ê, </text:p>
      <text:p text:style-name="P3"/>
      <text:p text:style-name="P3"/>
      <text:p text:style-name="P3">佇直直國逐家攏嘛直直，</text:p>
      <text:p text:style-name="P3">tī Ti̍t-ti̍t-kok ta̍k-ke lóng mā ti̍t-ti̍t, </text:p>
      <text:p text:style-name="P3"/>
      <text:p text:style-name="P3">想欲看無?</text:p>
      <text:p text:style-name="P3">siūnn-beh khuànn --bô?</text:p>
      <text:p text:style-name="P3"/>
      <text:p text:style-name="P3">嗯！欲看，欲看！</text:p>
      <text:p text:style-name="P3">Mh! Beh khuànn, beh khuànn!</text:p>
      <text:p text:style-name="P3"/>
      <text:p text:style-name="P3">直直的、直直的、直直的出發囉！</text:p>
      <text:p text:style-name="P3">Ti̍t-ti̍t ê, ti̍t-ti̍t ê, ti̍t-ti̍t ê tshut-huat --looh!</text:p>
      <text:p text:style-name="P3"/>
      <text:p text:style-name="P3">故鄉喔？</text:p>
      <text:p text:style-name="P3">Kòo-hiong --ooh?</text:p>
      <text:p text:style-name="P3"/>
      <text:p text:style-name="P3">Gōo-bōo蛇的，是無?</text:p>
      <text:p text:style-name="P3">Gōo-bōo-tsuâ--ê, sī --bô?</text:p>
      <text:p text:style-name="P3"/>
      <text:p text:style-name="P3">喂敢若足好耍喔！</text:p>
      <text:p text:style-name="P3">Ueh kánn-ná tsiok hó-sńg --ooh!</text:p>
      <text:p text:style-name="P3"/>
      <text:p text:style-name="P3">請問阮敢會當同齊去？</text:p>
      <text:p text:style-name="P3">Tshiánn-mn̄g gún kám ē-tàng tâng-tsê khì?</text:p>
      <text:p text:style-name="P3"/>
      <text:p text:style-name="P3">喂！我想欲去，我想欲去。</text:p>
      <text:p text:style-name="P3">Eh! Guá siūnn-beh khì, guá siūnn-beh khì.</text:p>
      <text:p text:style-name="P3"/>
      <text:p text:style-name="P3">嗯！會使矣。</text:p>
      <text:p text:style-name="P3">Mh! Ē-sái --ah.</text:p>
      <text:p text:style-name="P3"/>
      <text:p text:style-name="P3">直直的，這馬就欲來去矣。</text:p>
      <text:p text:style-name="P3">Ti̍t-ti̍t ê, tsit-má tiō beh lâi-khì --ah. </text:p>
      <text:p text:style-name="P3"/>
      <text:p text:style-name="P3"><text:soft-page-break/>連鞭到、連鞭到、咱連鞭到矣。</text:p>
      <text:p text:style-name="P3">Liâm-mi kàu, liâm-mi kàu, lán liâm-mi kàu --ah.</text:p>
      <text:p text:style-name="P3"/>
      <text:p text:style-name="P3">遮就是直直國的入口，</text:p>
      <text:p text:style-name="P3">Tsia tō sī Ti̍t-ti̍t-kok ê li̍p-kháu,</text:p>
      <text:p text:style-name="P3"/>
      <text:p text:style-name="P3">頭前就是我的故鄉。逐家綴我行喔！</text:p>
      <text:p text:style-name="P3">thâu-tsîng tō sī guá ê kòo-hiong. Ta̍k-ke tuè guá kiânn --ooh!</text:p>
      <text:p text:style-name="P3"/>
      <text:p text:style-name="P3">咱來去。毋過我感覺敢若愈來愈狹呢！ </text:p>
      <text:p text:style-name="P3">Lán lâi-khì. M̄-koh guá kám-kak kán-ná lú lâi lú e̍h --neh!</text:p>
      <text:p text:style-name="P3"/>
      <text:p text:style-name="P3">直直的足狹。</text:p>
      <text:p text:style-name="P3">Ti̍t-ti̍t ê tsiok e̍h.</text:p>
      <text:p text:style-name="P3"/>
      <text:p text:style-name="P3">猶未到位，是無？</text:p>
      <text:p text:style-name="P3">Iáu-buē kàu-uī, sī --bô?</text:p>
      <text:p text:style-name="P3"/>
      <text:p text:style-name="P3">喂！逐家綴我來，遮就是直直國。</text:p>
      <text:p text:style-name="P3">Ueh! Ta̍k-ke tuè guá lâi, tsia tō sī Ti̍t-ti̍t-kok.</text:p>
      <text:p text:style-name="P3"/>
      <text:p text:style-name="P3">歡迎來到直直國，</text:p>
      <text:p text:style-name="P3">Huan-gîng lâi-kàu Ti̍t-ti̍t-kok,</text:p>
      <text:p text:style-name="P3"/>
      <text:p text:style-name="P3">逐家攏變做直直的囉。足好！足好！</text:p>
      <text:p text:style-name="P3">ta̍k-ke lóng piàn-tsò ti̍t-ti̍t ê --looh. Tsiok hó! Tsiok hó!</text:p>
      <text:p text:style-name="P3"/>
      <text:p text:style-name="P3"/>
      <text:p text:style-name="P3"/>
      <text:p text:style-name="P3">伊是直直國的Gōo-bōo王，逐家緊徛起來。</text:p>
      <text:p text:style-name="P3">I sī Ti̍t-ti̍t-kok ê Gōo-bōo ông, ta̍k-ke kín khiā --khí-lâi.</text:p>
      <text:p text:style-name="P3"/>
      <text:p text:style-name="P3">欲按怎徛咧？</text:p>
      <text:p text:style-name="P3">Beh án-nuá khiā --leh?</text:p>
      <text:p text:style-name="P3"/>
      <text:p text:style-name="P3">無要緊，只要是直直的，就毋免操煩囉！</text:p>
      <text:p text:style-name="P3">Bô iàu-kín, tsí-iàu sī ti̍t-ti̍t ê, tō m̄-bián tshau-huân --looh! </text:p>
      <text:p text:style-name="P3"/>
      <text:p text:style-name="P3">哈哈哈！各位朋友，直直的是上讚的。</text:p>
      <text:p text:style-name="P30">Ha ha ha! Kok-uī pîng-iú, ti̍t-ti̍t ê sī siōng tsán --ê. </text:p>
      <text:p text:style-name="P30"/>
      <text:p text:style-name="P30">緣投閣奅，</text:p>
      <text:p text:style-name="P30">Iân-tâu koh phānn,</text:p>
      <text:p text:style-name="P30"/>
      <text:p text:style-name="P30">袂傷肥閣袂傷瘦，閣會當看著正直的素質，</text:p>
      <text:p text:style-name="P30">buē siunn puî koh buē siunn sán, koh ē-tàng khuànn-tio̍h tsìng-ti̍t--ê sòo-tsit, </text:p>
      <text:p text:style-name="P30"/>
      <text:p text:style-name="P30">無比這閣較讚的矣啦！</text:p>
      <text:p text:style-name="P30">bô pí tse koh-khah tsán --ê --ah --lah!</text:p>
      <text:p text:style-name="P3"/>
      <text:p text:style-name="P3">直直的萬歲！</text:p>
      <text:p text:style-name="P3">Ti̍t-ti̍t ê bān-suè! </text:p>
      <text:p text:style-name="P3"/>
      <text:p text:style-name="P3"/>
      <text:p text:style-name="P3"/>
      <text:p text:style-name="P3"><text:soft-page-break/>直直的，永遠攏是直直的，</text:p>
      <text:p text:style-name="P3">Ti̍t-ti̍t ê, íng-uán lóng sī ti̍t-ti̍t ê, </text:p>
      <text:p text:style-name="P3"/>
      <text:p text:style-name="P3">直直的，直直的真歡喜，</text:p>
      <text:p text:style-name="P3">ti̍t-ti̍t ê, ti̍t-ti̍t--ê tsin huann-hí, </text:p>
      <text:p text:style-name="P3"/>
      <text:p text:style-name="P3">直直的，總講一句就是愛直直的。</text:p>
      <text:p text:style-name="P3">ti̍t-ti̍t ê, tsóng kóng tsi̍t kù tō sī ài ti̍t-ti̍t ê.</text:p>
      <text:p text:style-name="P3"/>
      <text:p text:style-name="P3">直直的，全世界攏直直的，</text:p>
      <text:p text:style-name="P3">Ti̍t-ti̍t ê, tsuân sè-kài lóng ti̍t-ti̍t ê, </text:p>
      <text:p text:style-name="P3"/>
      <text:p text:style-name="P3">直直的，逐家攏是直直的，</text:p>
      <text:p text:style-name="P3">ti̍t-ti̍t ê, ta̍k-ke lóng sī ti̍t-ti̍t ê, </text:p>
      <text:p text:style-name="P3"/>
      <text:p text:style-name="P3">全世界攏直直的，直直的，逐家攏是直直的。</text:p>
      <text:p text:style-name="P3">tsuân sè-kài lóng ti̍t-ti̍t ê, ti̍t-ti̍t ê, ta̍k-ke lóng sī ti̍t-ti̍t ê.</text:p>
      <text:p text:style-name="P3"/>
      <text:p text:style-name="P3">逐家呔會攏變做這款形？</text:p>
      <text:p text:style-name="P3">Ta̍k-ke thài ē lóng piàn-tsò tsit khuán hîng?</text:p>
      <text:p text:style-name="P3"/>
      <text:p text:style-name="P3">直直的真正足讚的，番薯刺蝟。</text:p>
      <text:p text:style-name="P3">Ti̍t-ti̍t ê tsin-tsiànn tsiok tsán --ê, Han-tsî-tshì-uī.</text:p>
      <text:p text:style-name="P3"/>
      <text:p text:style-name="P3">緣投閣奅。</text:p>
      <text:p text:style-name="P3">Iân-tâu koh phānn.</text:p>
      <text:p text:style-name="P3"/>
      <text:p text:style-name="P3"/>
      <text:p text:style-name="P3"/>
      <text:p text:style-name="P3">袂傷肥閣袂傷瘦。</text:p>
      <text:p text:style-name="P3">Buē siunn puî koh buē siunn sán.</text:p>
      <text:p text:style-name="P3"/>
      <text:p text:style-name="P3">閣有正直的素質。</text:p>
      <text:p text:style-name="P3">Koh ū tsìng-ti̍t ê sòo-tsit.</text:p>
      <text:p text:style-name="P3"/>
      <text:p text:style-name="P3">直直的真正足讚的。</text:p>
      <text:p text:style-name="P3">Ti̍t-ti̍t ê tsin-tsiànn tsiok tsán --ê.</text:p>
      <text:p text:style-name="P3"/>
      <text:p text:style-name="P3">彼是無要緊啦！毋過按呢就分袂清啥人是啥人囉！</text:p>
      <text:p text:style-name="P3">He sī bô iàu-kín --lah! M̄-koh án-ne tiō hun buē tshing siánn-lâng sī siánn-lâng --looh!</text:p>
      <text:p text:style-name="P3"/>
      <text:p text:style-name="P3">其實一擺嘛好，我足想欲彎予曲看覓。</text:p>
      <text:p text:style-name="P3">Kî-si̍t tsi̍t pái mā hó, guá tsiok siūnn-beh uan hōo khiau khuànn-māi.</text:p>
      <text:p text:style-name="P3"/>
      <text:p text:style-name="P3"/>
      <text:p text:style-name="P69">484 10.愛哭的西瓜龜</text:p>
      <text:p text:style-name="P3"/>
      <text:p text:style-name="P3">愛哭的西瓜龜</text:p>
      <text:p text:style-name="P3">Ài khàu ê Si-kue-ku</text:p>
      <text:p text:style-name="P3"/>
      <text:p text:style-name="P31">逐家敢若攏誠歡喜，毋過我有淡薄仔驚。</text:p>
      <text:p text:style-name="P3">Ta̍k-ke kánn-ná lóng tsiânn huann-hí, m̄-koh guá ū tām-po̍h-á kiann.</text:p>
      <text:p text:style-name="P3"/>
      <text:p text:style-name="P3">西瓜龜，做伙來泅水啊。</text:p>
      <text:p text:style-name="P3">Si-kue-ku, tsò-hué lâi siû-tsuí --ah.</text:p>
      <text:p text:style-name="P3"/>
      <text:p text:style-name="P3">足好耍的喔！</text:p>
      <text:p text:style-name="P3">Tsiok hó-sńg--ê --ooh!</text:p>
      <text:p text:style-name="P3"/>
      <text:p text:style-name="P3">敢通泅？</text:p>
      <text:p text:style-name="P3">Kám thang siû?</text:p>
      <text:p text:style-name="P3"/>
      <text:p text:style-name="P3">通啦！通啦！</text:p>
      <text:p text:style-name="P3">Thang --lah! Thang --lah!</text:p>
      <text:p text:style-name="P3"/>
      <text:p text:style-name="P3">啊！我無愛啦，我欲起去矣啦！</text:p>
      <text:p text:style-name="P3">Ah! Guá bô ài --lah, guá beh khí-lì --ah --lah!</text:p>
      <text:p text:style-name="P3"/>
      <text:p text:style-name="P3">啊！西瓜龜閣咧哭矣。</text:p>
      <text:p text:style-name="P3">Ah! Si-kue-ku koh leh khàu --ah.</text:p>
      <text:p text:style-name="P3"/>
      <text:p text:style-name="P3">西瓜龜，無代誌乎？</text:p>
      <text:p text:style-name="P3">Si-kue-ku, bô tāi-tsì --ho<text:span text:style-name="T26">nn</text:span>h?</text:p>
      <text:p text:style-name="P3"/>
      <text:p text:style-name="P3">啊！足恐怖的啦！</text:p>
      <text:p text:style-name="P32">Ah! Tsiok khióng-pòo--ê --lah! </text:p>
      <text:p text:style-name="P32"/>
      <text:p text:style-name="P32">喔？是啥物？</text:p>
      <text:p text:style-name="P32">Ooh? Sī siánn-mi̍h?</text:p>
      <text:p text:style-name="P3"/>
      <text:p text:style-name="P3">嗯？你是啥人啊？</text:p>
      <text:p text:style-name="P3">Mh? Lí sī sián<text:span text:style-name="T26">g</text:span> --ah?</text:p>
      <text:p text:style-name="P3"/>
      <text:p text:style-name="P3">啊！足古錐的，味閣足芳的。</text:p>
      <text:p text:style-name="P3">Ah! Tsiok kóo-tsui--ê, bī koh tsiok phang--ê. </text:p>
      <text:p text:style-name="P3"/>
      <text:p text:style-name="P3">我、我、我是西瓜龜。</text:p>
      <text:p text:style-name="P3">Guá, guá, guá sī Si-kue-ku.</text:p>
      <text:p text:style-name="P3"/>
      <text:p text:style-name="P3">這是啥物啊？</text:p>
      <text:p text:style-name="P3">Tse sī siánn-mi̍h --ah?</text:p>
      <text:p text:style-name="P3"/>
      <text:p text:style-name="P3">毋知影咧。</text:p>
      <text:p text:style-name="P3">M̄ tsai-iánn --leh。</text:p>
      <text:p text:style-name="P3"/>
      <text:p text:style-name="P3">啊！足好耍咧。</text:p>
      <text:p text:style-name="P3">Ah! Tsiok hó-sńg --eh。</text:p>
      <text:p text:style-name="P3"/>
      <text:p text:style-name="P3">著乎，按呢就會使泅水啊。</text:p>
      <text:p text:style-name="P3">Tio̍h --ho<text:span text:style-name="T27">nn</text:span>h, án-ne tō ē-sái siû-tsuí --ah.</text:p>
      <text:p text:style-name="P3"/>
      <text:p text:style-name="P3">西瓜龜，這个是啥人唅？</text:p>
      <text:p text:style-name="P3">Si-kue-ku, tsit ê sī siánn-lâng --hannh?</text:p>
      <text:p text:style-name="P3"/>
      <text:p text:style-name="P3">伊是芳瓜龜，</text:p>
      <text:p text:style-name="P3">I sī Phang-kue-ku, </text:p>
      <text:p text:style-name="P3"/>
      <text:p text:style-name="P33">只要阮兩个聯手，啥物代誌攏做會到。</text:p>
      <text:p text:style-name="P33">tsí-iàu gún nn̄g ê liân-tshiú, siánn-mi̍h tāi-tsì lóng tsò ē kàu.</text:p>
      <text:p text:style-name="P3"/>
      <text:p text:style-name="P3"><text:soft-page-break/>著啊，咱真四配，咱去泅水囉！</text:p>
      <text:p text:style-name="P3">Tio̍h --ah, lán tsin sù-phuè, lán khì siû-tsuí --looh!</text:p>
      <text:p text:style-name="P3"/>
      <text:p text:style-name="P3">足四配的。</text:p>
      <text:p text:style-name="P3">Tsiok sù-phuè--ê.</text:p>
      <text:p text:style-name="P3"/>
      <text:p text:style-name="P3">In敆做一个矣。</text:p>
      <text:p text:style-name="P3">In kap-tsò tsi̍t ê --ah.</text:p>
      <text:p text:style-name="P3"/>
      <text:p text:style-name="P3">哇uh！足厲害的。</text:p>
      <text:p text:style-name="P3">Uah-uh! Tsiok lī-hāi--ê.</text:p>
      <text:p text:style-name="P3"/>
      <text:p text:style-name="P3">啊！足歡喜的，我欲佇遮曝一下仔日頭。</text:p>
      <text:p text:style-name="P3">Ah! Tsiok huann-hí--ê, guá beh tī tsia pha̍k tsi̍t-ē-á ji̍t-thâu.</text:p>
      <text:p text:style-name="P3"/>
      <text:p text:style-name="P3">我欲閣落去海裡加耍一睏仔。</text:p>
      <text:p text:style-name="P3">Guá beh koh lo̍h-khì hái--lí ke sńg tsi̍t-khùn-á.</text:p>
      <text:p text:style-name="P3"/>
      <text:p text:style-name="P3">咱差不多愛上岸去歇睏一下矣。</text:p>
      <text:p text:style-name="P3">Lán tsha-put-to ài tsiūnn-huānn khì hioh-khùn --tsi̍t-ē --ah.</text:p>
      <text:p text:style-name="P3"/>
      <text:p text:style-name="P3">西瓜龜嘛咧等咱呢。</text:p>
      <text:p text:style-name="P3">Si-kue-ku mā leh tán lán --neh.</text:p>
      <text:p text:style-name="P3"/>
      <text:p text:style-name="P3">啊！這是啥物啊？</text:p>
      <text:p text:style-name="P3">Ah! Tse sī siánn-mi̍h --ah?</text:p>
      <text:p text:style-name="P3"/>
      <text:p text:style-name="P3">喂？逐家是按怎啦？</text:p>
      <text:p text:style-name="P3">Ueh? Ta̍k-ke sī án-tsuánn --lah?</text:p>
      <text:p text:style-name="P3"/>
      <text:p text:style-name="P3">西瓜龜！</text:p>
      <text:p text:style-name="P3">Si-kue-ku!</text:p>
      <text:p text:style-name="P3"/>
      <text:p text:style-name="P3">各位，恁呔會攏變甲遮爾細漢？</text:p>
      <text:p text:style-name="P3">Kok-uī, lín thài ē lóng piàn kah tsiah-nī sè-hàn?</text:p>
      <text:p text:style-name="P3"/>
      <text:p text:style-name="P3">才毋是阮變細咧，是你變大囉！</text:p>
      <text:p text:style-name="P3">Tsiah m̄ sī guán piàn sè --leh, sī lí piàn tuā --looh! </text:p>
      <text:p text:style-name="P3"/>
      <text:p text:style-name="P3">一定是曝日頭曝傷久矣。</text:p>
      <text:p text:style-name="P3">It-tīng sī pha̍k ji̍t-thâu pha̍k siunn kú --ah.</text:p>
      <text:p text:style-name="P3"/>
      <text:p text:style-name="P3">唅！我想欲緊恢復本成的形。</text:p>
      <text:p text:style-name="P3">Hannh? guá siūnn-beh kín hue-ho̍k pún-tsiânn ê hîng.</text:p>
      <text:p text:style-name="P3"/>
      <text:p text:style-name="P3">我會當鬥做啥貨？</text:p>
      <text:p text:style-name="P3">Guá ē-tàng tàu tsò siánn-huè?</text:p>
      <text:p text:style-name="P3"/>
      <text:p text:style-name="P3">芳瓜龜，咱根本無能為力啊。</text:p>
      <text:p text:style-name="P3">Phang-kue-ku, lán kin-pún bû-lîng-uî-li̍k --ah.</text:p>
      <text:p text:style-name="P3"/>
      <text:p text:style-name="P3">唅！我欲按怎？</text:p>
      <text:p text:style-name="P3">Hannh? Guá beh án-tsuánn?</text:p>
      <text:p text:style-name="P3"/>
      <text:p text:style-name="P3">因為曝甲傷燒才變大，</text:p>
      <text:p text:style-name="P3">In-uī pha̍k kah siunn sio tsiah piàn tuā,</text:p>
      <text:p text:style-name="P3"/>
      <text:p text:style-name="P3">按呢只要冷落來就會使矣。</text:p>
      <text:p text:style-name="P3">án-ne tsí-iàu líng --lo̍h-lâi tō ē-sái --ah.</text:p>
      <text:p text:style-name="P3"/>
      <text:p text:style-name="P3"/>
      <text:p text:style-name="P3"><text:soft-page-break/>欲按怎做咧？</text:p>
      <text:p text:style-name="P3">Beh án-tsuánn tsò --leh?</text:p>
      <text:p text:style-name="P3"/>
      <text:p text:style-name="P3">落去海裡啊！</text:p>
      <text:p text:style-name="P3">Lo̍h-khì hái--lí --ah!</text:p>
      <text:p text:style-name="P3"/>
      <text:p text:style-name="P3">Eh siooh！Eh siooh！</text:p>
      <text:p text:style-name="P3">Eh siooh! Eh siooh!</text:p>
      <text:p text:style-name="P3"/>
      <text:p text:style-name="P3">袂用得，根本捒袂振動。</text:p>
      <text:p text:style-name="P3">Bē-īng-tit, kin-pún sak bē tín-tāng.</text:p>
      <text:p text:style-name="P3"/>
      <text:p text:style-name="P3">干焦靠咱的氣力，根本捒袂振動。</text:p>
      <text:p text:style-name="P3">Kan-ta khò lán ê khuì-la̍t, kin-pún sak bē tín-tāng.</text:p>
      <text:p text:style-name="P3"/>
      <text:p text:style-name="P3">按呢只有等候落雨囉！</text:p>
      <text:p text:style-name="P3">Án-ne tsí-ū tán-hāu lo̍h-hōo --looh!</text:p>
      <text:p text:style-name="P3"/>
      <text:p text:style-name="P3">短時間內敢若袂落雨。</text:p>
      <text:p text:style-name="P3">Té sî-kan-lāi kánn-ná bē lo̍h-hōo.</text:p>
      <text:p text:style-name="P3"/>
      <text:p text:style-name="P3">啊！人想欲恢復本成的形啦！</text:p>
      <text:p text:style-name="P3">Ah! Lâng siūnn-beh hue-ho̍k pún-tsiânn ê hîng--lah!</text:p>
      <text:p text:style-name="P3"/>
      <text:p text:style-name="P3">人想欲佮芳瓜龜做伙踅啦。</text:p>
      <text:p text:style-name="P3">Lâng siūnn-beh kah Phang-kue-ku tsò-hué se̍h --lah.</text:p>
      <text:p text:style-name="P3"/>
      <text:p text:style-name="P3">啊！你恢復矣。</text:p>
      <text:p text:style-name="P3">Ah! Lí hue-ho̍k --ah.</text:p>
      <text:p text:style-name="P3"/>
      <text:p text:style-name="P3">誠實的，是按怎咧？</text:p>
      <text:p text:style-name="P3">Tsiânn-si̍t--ê, sī án-tsuánn --leh?</text:p>
      <text:p text:style-name="P3"/>
      <text:p text:style-name="P3">應該是予目屎雨沖冷的。</text:p>
      <text:p text:style-name="P3">Ìng-kai sī hōo ba̍k-sái hōo tshiâng líng--ê.</text:p>
      <text:p text:style-name="P3"/>
      <text:p text:style-name="P3">閣佮芳瓜龜平大矣。</text:p>
      <text:p text:style-name="P3">Koh kah Phang-kue-ku pênn tuā --ah.</text:p>
      <text:p text:style-name="P3"/>
      <text:p text:style-name="P3">好佳哉你是愛哭鬼。</text:p>
      <text:p text:style-name="P3">Hó-ka-tsài lí sī ài-khàu-kuí.</text:p>
      <text:p text:style-name="P3"/>
      <text:p text:style-name="P3"/>
      <text:p text:style-name="P69">485 11.變長的長蔥仔鱷魚</text:p>
      <text:p text:style-name="P3"/>
      <text:p text:style-name="P3">變長的長蔥仔鱷魚</text:p>
      <text:p text:style-name="P3">Piàn tn̂g ê Tn̂g-tshang-á-kho̍k-hî</text:p>
      <text:p text:style-name="P3"/>
      <text:p text:style-name="P3">喂，長蔥仔鱷魚。</text:p>
      <text:p text:style-name="P3">Ueh, Tn̂g-tshang-á-kho̍k-hî.</text:p>
      <text:p text:style-name="P3"/>
      <text:p text:style-name="P3">你好。</text:p>
      <text:p text:style-name="P3">Lí hó.</text:p>
      <text:p text:style-name="P3"/>
      <text:p text:style-name="P3">哇！長蔥仔鱷魚，你是按怎啦！</text:p>
      <text:p text:style-name="P3">Uah! Tn̂g-tshang-á-kho̍k-hî, lí sī án-tsuánn --lah!</text:p>
      <text:p text:style-name="P3"/>
      <text:p text:style-name="P34">啊！啊都昨暗毋是落大雨，彼个時陣，我嘛毋知影是按怎，我的身軀就愈來愈長矣。</text:p>
      <text:p text:style-name="P64">Ah! Ah to tsa-àm m̄ sī lo̍h tuā-hōo, hit ê sî-tsūn, guá mā m̄ tsai-iánn sī án-tsuánn, guá ê sin-khu tō lú lâi lú tn̂g --ah.</text:p>
      <text:p text:style-name="P34"/>
      <text:p text:style-name="P34">長長的身軀是我的驕傲，毋過傷長就有淡薄仔困擾矣。</text:p>
      <text:p text:style-name="P3">Tn̂g-tn̂g ê sin-khu sī guá ê kiau-ngōo, m̄-koh siunn tn̂g tō ū tām-po̍h-á khùn-jiáu --ah.</text:p>
      <text:p text:style-name="P3"/>
      <text:p text:style-name="P3">哎啊！以早敢有這條路？</text:p>
      <text:p text:style-name="P3">Aih-ah! Í-tsá kám ū tsit tiâu lōo?</text:p>
      <text:p text:style-name="P3"/>
      <text:p text:style-name="P3">足疼的，足疼的。</text:p>
      <text:p text:style-name="P3">Tsiok thiànn--ê, tsiok thiànn--ê.</text:p>
      <text:p text:style-name="P3"/>
      <text:p text:style-name="P3">你無要緊乎?</text:p>
      <text:p text:style-name="P3">Lí bô iàu-kín --honnh?</text:p>
      <text:p text:style-name="P3">到底是啥人共遮討厭的物件囥佇遮！</text:p>
      <text:p text:style-name="P3">Tàu-té sī siánn lâng kā tsiah thó-ià ê mi̍h-kiānn khǹg tī tsia!</text:p>
      <text:p text:style-name="P3"/>
      <text:p text:style-name="P3">午安，長蔥仔鱷魚，你嘛講一句。</text:p>
      <text:p text:style-name="P3">Ngóo-an, Tn̂g-tshang-á-kho̍k-hî, lí mā kóng tsi̍t kù. </text:p>
      <text:p text:style-name="P3"/>
      <text:p text:style-name="P3">好，較細膩咧。</text:p>
      <text:p text:style-name="P3">Hó, khah sè-jī --leh.</text:p>
      <text:p text:style-name="P3"/>
      <text:p text:style-name="P3">按呢順行囉！長蔥仔鱷魚。</text:p>
      <text:p text:style-name="P3">Án-ne sūn-kiânn --looh! Tn̂g-tshang-á-kho̍k-hî.</text:p>
      <text:p text:style-name="P3"/>
      <text:p text:style-name="P3">代誌敢若變甲誠嚴重，</text:p>
      <text:p text:style-name="P3">Tāi-tsì kánn-ná piàn kah tsiânn giâm-tiōng, </text:p>
      <text:p text:style-name="P3"/>
      <text:p text:style-name="P3">長蔥仔鱷魚的身軀若是閣按呢長落去。</text:p>
      <text:p text:style-name="P3">Tn̂g-tshang-á-kho̍k-hî ê sin-khu nā sī koh án-ne tn̂g --lo̍h-khì.</text:p>
      <text:p text:style-name="P3"/>
      <text:p text:style-name="P3">喂，救命咧喔！</text:p>
      <text:p text:style-name="P3">Ueh, kiù-miā --leh --ooh!</text:p>
      <text:p text:style-name="P3"/>
      <text:p text:style-name="P3">長蔥仔鱷魚，你按呢會共逐家製造困擾，趕緊恢復本成的形啦！</text:p>
      <text:p text:style-name="P3">Tn̂g-tshang-á-kho̍k-hî, lí án-ne ē kā ta̍k-ke tsè-tsō khùn-liáu, kuánn-kín hue-ho̍k pún-tsiânn ê hîng --lah!</text:p>
      <text:p text:style-name="P3"/>
      <text:p text:style-name="P3">無法度。</text:p>
      <text:p text:style-name="P3">Bô-huat-tōo.</text:p>
      <text:p text:style-name="P3"><text:soft-page-break/></text:p>
      <text:p text:style-name="P34">長蔥仔鱷魚嘛無愛按呢一直長落去啊！</text:p>
      <text:p text:style-name="P34">Tn̂g-tshang-á-kho̍k-hî mā bô ài án-ne it-ti̍t tn̂g --lo̍h-khì --ah! </text:p>
      <text:p text:style-name="P34"/>
      <text:p text:style-name="P34">伊是去予雷公摃著，毋知影是按怎，就變做按呢矣！</text:p>
      <text:p text:style-name="P3">I sī khì hōo luî-kong kòng--tio̍h, m̄ tsai-iánn sī án-tsuánn, tiō piàn-tsò án-ne --ah!</text:p>
      <text:p text:style-name="P3"/>
      <text:p text:style-name="P3">既然按呢，閣予雷公摃一擺啊，應該就會恢復矣！</text:p>
      <text:p text:style-name="P3">Kì-liân án-ne, koh hōo luî-kong kòng tsi̍t pái --ah, ing-kai tiō ē hue-ho̍k --ah!</text:p>
      <text:p text:style-name="P3"/>
      <text:p text:style-name="P3">嗯，著乎！長蔥仔鱷魚敢會當伸對天頂起去？</text:p>
      <text:p text:style-name="P3">Mh, tio̍h --honnh! Tn̂g-tshang-á-kho̍k-hî kám ē-tàng tshun tuì thinn-tíng khí-khì?</text:p>
      <text:p text:style-name="P3"/>
      <text:p text:style-name="P3">恁小可仔共我鬥相共，就會使矣！</text:p>
      <text:p text:style-name="P3">Lín sió-khuá-á kā guá tàu-sann-kāng, tiō ē-sái --ah!</text:p>
      <text:p text:style-name="P3"/>
      <text:p text:style-name="P3">我知矣！你欲去揣雷公，著無？</text:p>
      <text:p text:style-name="P3">Guá tsai --ah! Lí beh khì tshuē luî-kong, tio̍h --bô?</text:p>
      <text:p text:style-name="P3"/>
      <text:p text:style-name="P3">著喔，這个辦法袂䆀！</text:p>
      <text:p text:style-name="P3">Tio̍h --ooh, tsit ê pān-huat bē-bái!</text:p>
      <text:p text:style-name="P3"/>
      <text:p text:style-name="P3">會當看著雲的面頂。</text:p>
      <text:p text:style-name="P3">Ē-tàng khuànn-tio̍h hûn ê bīn-tíng.</text:p>
      <text:p text:style-name="P3"/>
      <text:p text:style-name="P3">Heh-siooh、heh-siooh。</text:p>
      <text:p text:style-name="P3">Heh-siooh, heh-siooh.</text:p>
      <text:p text:style-name="P3"/>
      <text:p text:style-name="P3">加油喔！</text:p>
      <text:p text:style-name="P3">Ka-iû --ooh!</text:p>
      <text:p text:style-name="P3"/>
      <text:p text:style-name="P3">長蔥仔鱷魚，你足性格的！</text:p>
      <text:p text:style-name="P3">Tn̂g-tshang-á-kho̍k-hî, lí tsiok sìng-keh--ê!</text:p>
      <text:p text:style-name="P3"/>
      <text:p text:style-name="P3">身軀長長，足厲害的！</text:p>
      <text:p text:style-name="P3">Sin-khu tn̂g-tn̂g, tsiok lī-hāi--ê!</text:p>
      <text:p text:style-name="P3"/>
      <text:p text:style-name="P3">就欲拄著雲矣！ </text:p>
      <text:p text:style-name="P3">Tiō beh tú-tio̍h hûn --ah!</text:p>
      <text:p text:style-name="P3"/>
      <text:p text:style-name="P3">雲的面頂，毋知影是啥物形的！</text:p>
      <text:p text:style-name="P3">Hûn ê bīn-tíng, m̄ tsai-iánn sī siánn-mi̍h hîng--ê!</text:p>
      <text:p text:style-name="P3"/>
      <text:p text:style-name="P3">我咧想講，雲的面頂一定有天星佮月娘。</text:p>
      <text:p text:style-name="P3">Guá teh siūnn-kóng, hûn ê bīn-tíng it-tīng ū thinn-tshenn kah gue̍h-niû.</text:p>
      <text:p text:style-name="P3"/>
      <text:p text:style-name="P3">無的確閣有雪佮雨！ </text:p>
      <text:p text:style-name="P3">Bô-tik-khak koh ū seh kah hōo!</text:p>
      <text:p text:style-name="P3"/>
      <text:p text:style-name="P3">足想欲看覓咧！</text:p>
      <text:p text:style-name="P3">Tsiok siūnn-beh khuànn-māi --leh!</text:p>
      <text:p text:style-name="P3"/>
      <text:p text:style-name="P3"/>
      <text:p text:style-name="P3"><text:soft-page-break/>啊！敢若到雲面頂矣！</text:p>
      <text:p text:style-name="P3">Ah! Kánn-ná kàu hûn bīn-tíng --ah!</text:p>
      <text:p text:style-name="P3"/>
      <text:p text:style-name="P3">毋知影揣著雷公未？</text:p>
      <text:p text:style-name="P3">M̄ tsai-iánn tshuē-tio̍h luî-kong --buē?</text:p>
      <text:p text:style-name="P3"/>
      <text:p text:style-name="P3">奇怪，長蔥仔鱷魚咧？</text:p>
      <text:p text:style-name="P3">Kî-kuài, Tn̂g-tshang-á-kho̍k-hî --leh?</text:p>
      <text:p text:style-name="P3"/>
      <text:p text:style-name="P3">長蔥仔鱷魚？長蔥仔鱷魚？</text:p>
      <text:p text:style-name="P3">Tn̂g-tshang-á-kho̍k-hî? Tn̂g-tshang-á-kho̍k-hî?</text:p>
      <text:p text:style-name="P3"/>
      <text:p text:style-name="P3">伊走去佗位矣？</text:p>
      <text:p text:style-name="P3">I tsáu khì tó-uī --ah?</text:p>
      <text:p text:style-name="P3"/>
      <text:p text:style-name="P3">這跡，這跡，我佇這跡。</text:p>
      <text:p text:style-name="P3">Tsit jiah, tsit jiah, guá tī tsit jiah.</text:p>
      <text:p text:style-name="P3"/>
      <text:p text:style-name="P3">長蔥仔鱷魚，你無代誌矣！</text:p>
      <text:p text:style-name="P3">Tn̂g-tshang-á-kho̍k-hî, lí bô tāi-tsì --ah!</text:p>
      <text:p text:style-name="P3"/>
      <text:p text:style-name="P3">雷擊予你恢復本成的形矣！</text:p>
      <text:p text:style-name="P3">Luî-kik hōo lí hue-ho̍k pún-tsiânn ê hîng --ah!</text:p>
      <text:p text:style-name="P3"/>
      <text:p text:style-name="P3">好佳哉有逐家鬥相共。</text:p>
      <text:p text:style-name="P3">Hó-ka-tsài ū ta̍k-ke tàu-sann-kāng.</text:p>
      <text:p text:style-name="P3"/>
      <text:p text:style-name="P3">喂！雲面頂是啥物形？</text:p>
      <text:p text:style-name="P3">Ueh! Hûn bīn-tíng sī siánn-mi̍h hîng?</text:p>
      <text:p text:style-name="P3"/>
      <text:p text:style-name="P3"/>
      <text:p text:style-name="P3">莫覕咧遐，緊出來！</text:p>
      <text:p text:style-name="P3">Mài bih leh hia, kín tshut--lâi!</text:p>
      <text:p text:style-name="P3"/>
      <text:p text:style-name="P3">I siooh, i siooh, i siooh siooh，</text:p>
      <text:p text:style-name="P3">I siooh, i siooh, i siooh siooh,</text:p>
      <text:p text:style-name="P3"/>
      <text:p text:style-name="P3">按怎咧，到底是按怎咧！</text:p>
      <text:p text:style-name="P3">án-tsuánn --leh, tàu-té sī án-tsuánn --leh!</text:p>
      <text:p text:style-name="P3"/>
      <text:p text:style-name="P3">恁呔會遐爾驚惶？</text:p>
      <text:p text:style-name="P3">Lín thài ē hiah-nī kiann-hiânn?</text:p>
      <text:p text:style-name="P3"/>
      <text:p text:style-name="P3">喂！到底是按怎？</text:p>
      <text:p text:style-name="P3">Ueh! Tàu-té sī án-tsuánn?</text:p>
      <text:p text:style-name="P3"/>
      <text:p text:style-name="P3">恁怪怪喔！恁到底是按怎啦！</text:p>
      <text:p text:style-name="P3">Lín kuài-kuài --ooh! Lín tàu-té sī án-tsuánn --lah!</text:p>
      <text:p text:style-name="P3"/>
      <text:p text:style-name="P3"/>
      <text:p text:style-name="P69">486 12.跳舞就歡喜</text:p>
      <text:p text:style-name="P3"/>
      <text:p text:style-name="P3">跳舞就歡喜</text:p>
      <text:p text:style-name="P3">Thiàu-bú tō huann-hí</text:p>
      <text:p text:style-name="P3"/>
      <text:p text:style-name="P3">喂！我哪會被生落來？</text:p>
      <text:p text:style-name="P3">Ueh! Guá ná ē pī senn--lo̍h-lâi?</text:p>
      <text:p text:style-name="P3"/>
      <text:p text:style-name="P3">我你咧。</text:p>
      <text:p text:style-name="P3">Guá lí leh.</text:p>
      <text:p text:style-name="P3"/>
      <text:p text:style-name="P3">好好仔想看覓咧！</text:p>
      <text:p text:style-name="P3">Hó-hó-á siūnn khuànn-māi --leh!</text:p>
      <text:p text:style-name="P3"/>
      <text:p text:style-name="P3">害矣、害矣、害矣啦，</text:p>
      <text:p text:style-name="P3">Hāi --ah, hāi --ah, hāi --ah --lah,</text:p>
      <text:p text:style-name="P3"/>
      <text:p text:style-name="P3">馬鈴薯狗，你敢有看著細漢茄仔狗？</text:p>
      <text:p text:style-name="P3">Má-lîng-tsî-káu, lí kám ū khuànn-tio̍h Sè-hàn-Kiô-á-káu?</text:p>
      <text:p text:style-name="P3"/>
      <text:p text:style-name="P3">按怎啦？</text:p>
      <text:p text:style-name="P3">Án-tsuánn --lah?</text:p>
      <text:p text:style-name="P3"/>
      <text:p text:style-name="P3">我自早起就無看著細漢茄仔狗。</text:p>
      <text:p text:style-name="P3">Guá tsū tsá-khí tiō bô khuànn-tio̍h Sè-hàn-kiô-á-káu.</text:p>
      <text:p text:style-name="P3"/>
      <text:p text:style-name="P3">按呢誠實有淡薄仔煩惱，</text:p>
      <text:p text:style-name="P3">Án-ne tsiânn-si̍t ū tām-po̍h-á huân-ló,</text:p>
      <text:p text:style-name="P3"/>
      <text:p text:style-name="P3">咱嘛做伙來去鬥揣啦！</text:p>
      <text:p text:style-name="P3">lán mā tsò-hué lâi-khì tàu tshuē --lah!</text:p>
      <text:p text:style-name="P3"/>
      <text:p text:style-name="P3">嗯！好啊！</text:p>
      <text:p text:style-name="P3">Mh! Hó --ah!</text:p>
      <text:p text:style-name="P3"/>
      <text:p text:style-name="P3">喂，莫閣覕矣，緊出來啦！</text:p>
      <text:p text:style-name="P3">Ueh, mài koh bih --ah, kín tshut-lâi --lah!</text:p>
      <text:p text:style-name="P3"/>
      <text:p text:style-name="P3">細漢茄仔狗！</text:p>
      <text:p text:style-name="P3">Sè-hàn-kiô-á-káu!</text:p>
      <text:p text:style-name="P3"/>
      <text:p text:style-name="P3">你佇佗位？</text:p>
      <text:p text:style-name="P3">Lí tī tó-uī?</text:p>
      <text:p text:style-name="P3"/>
      <text:p text:style-name="P3">細漢茄仔狗！</text:p>
      <text:p text:style-name="P3">Sè-hàn-kiô-á-káu!</text:p>
      <text:p text:style-name="P3"/>
      <text:p text:style-name="P3">長蔥仔鱷魚，你知影啥物無？</text:p>
      <text:p text:style-name="P3">Tn̂g-tshang-á-kho̍k-hî, lí tsai-iánn siánn-mi̍h --bô?</text:p>
      <text:p text:style-name="P3"/>
      <text:p text:style-name="P3">我揣著伊矣，伊咧揣伊家己。</text:p>
      <text:p text:style-name="P3">Guá tshuē tio̍h i --ah, i teh tshuē i ka-kī.</text:p>
      <text:p text:style-name="P3"/>
      <text:p text:style-name="P3">伊佇佗位？</text:p>
      <text:p text:style-name="P3">I tī tó-uī?</text:p>
      <text:p text:style-name="P3"/>
      <text:p text:style-name="P3">為啥物？</text:p>
      <text:p text:style-name="P3">Uī siánn-mi̍h?</text:p>
      <text:p text:style-name="P3"/>
      <text:p text:style-name="P3">為啥物咧？</text:p>
      <text:p text:style-name="P3">Uī siánn-mi̍h --leh?</text:p>
      <text:p text:style-name="P3"/>
      <text:p text:style-name="P3">著矣，就是這，就是這，就是這啦，為啥物咧？</text:p>
      <text:p text:style-name="P3">Tio̍h --ah, tiō sī tse, tiō sī tse, tiō sī tse --lah, uī siánn-mi̍h --leh?</text:p>
      <text:p text:style-name="P3"/>
      <text:p text:style-name="P3"><text:soft-page-break/>咱嘛去啦，到「為啥物」去揣看覓咧。</text:p>
      <text:p text:style-name="P3">Lán mā khì --lah, kàu “uī siánn-mi̍h” khì tshuē khuànn-māi --leh.</text:p>
      <text:p text:style-name="P3"/>
      <text:p text:style-name="P3">啥人來共我講咧？我到底是啥啦？</text:p>
      <text:p text:style-name="P3">Siánn-lâng lâi kā guá kóng --leh? Guá tàu-té sī siánn --lah?</text:p>
      <text:p text:style-name="P3"/>
      <text:p text:style-name="P3">伊走到不止仔遠咧！</text:p>
      <text:p text:style-name="P3">I tsáu kàu put-tsí-á hn̄g --leh!</text:p>
      <text:p text:style-name="P3"/>
      <text:p text:style-name="P3">應該足倚的矣。</text:p>
      <text:p text:style-name="P3">Ing-kai tsiok uá--ê --ah.</text:p>
      <text:p text:style-name="P3"/>
      <text:p text:style-name="P3">對細漢茄仔狗來講，有較遠啦，細漢茄仔狗！</text:p>
      <text:p text:style-name="P3">Tuì Sè-hàn-kiô-á-káu lâi kóng, ū khah hn̄g --lah, Sè-hàn-kiô-á-káu!</text:p>
      <text:p text:style-name="P3"/>
      <text:p text:style-name="P3">阿兄，我佇遮啦！佇遮，佇遮，佇遮，佇遮！</text:p>
      <text:p text:style-name="P3">A-hiann, guá tī tsia --lah! Tī tsia, tī tsia, tī tsia, tī tsia!</text:p>
      <text:p text:style-name="P3"/>
      <text:p text:style-name="P3">是細漢茄仔狗！</text:p>
      <text:p text:style-name="P3">Sī Sè-hàn-kiô-á-káu!</text:p>
      <text:p text:style-name="P3"/>
      <text:p text:style-name="P3">你呔會走來遮？</text:p>
      <text:p text:style-name="P3">Lí thài ē tsáu lâi tsia?</text:p>
      <text:p text:style-name="P3"/>
      <text:p text:style-name="P3">緊來、緊來，國王佇遮啦！</text:p>
      <text:p text:style-name="P3">Kín lâi, kín lâi, kok-ông tī tsia --lah!</text:p>
      <text:p text:style-name="P3"/>
      <text:p text:style-name="P3">伊咧講啥物？</text:p>
      <text:p text:style-name="P3">I teh kóng siánn-mi̍h?</text:p>
      <text:p text:style-name="P3"/>
      <text:p text:style-name="P3">咱過去看覓。</text:p>
      <text:p text:style-name="P3">Lán kuè-khì khuànn-māi.</text:p>
      <text:p text:style-name="P3"/>
      <text:p text:style-name="P3">佇遮、佇遮、佇遮！</text:p>
      <text:p text:style-name="P3">Tī tsia, tī tsia, tī tsia!</text:p>
      <text:p text:style-name="P3"/>
      <text:p text:style-name="P3">彼是啥物？</text:p>
      <text:p text:style-name="P3">He sī siánn-mi̍h?</text:p>
      <text:p text:style-name="P3"/>
      <text:p text:style-name="P3">毋知影。</text:p>
      <text:p text:style-name="P3">M̄ tsai-iánn.</text:p>
      <text:p text:style-name="P3"/>
      <text:p text:style-name="P3">國王！</text:p>
      <text:p text:style-name="P3">Kok-ông!</text:p>
      <text:p text:style-name="P3"/>
      <text:p text:style-name="P3">Uh！喂！我是跳舞的國王，</text:p>
      <text:p text:style-name="P3">Uh! Ueh! Guá sī thiàu-bú ê kok-ông,</text:p>
      <text:p text:style-name="P3"/>
      <text:p text:style-name="P3">王梨獅仔，來跳舞啦！</text:p>
      <text:p text:style-name="P3">Ông-lâi-sai-á, lâi thiàu-bú --lah!</text:p>
      <text:p text:style-name="P3"/>
      <text:p text:style-name="P3">只要跳舞逐家就會幸福喔！</text:p>
      <text:p text:style-name="P3">Tsí-iàu thiàu-bú ta̍k-ke tiō ē hīng-hok --ooh!</text:p>
      <text:p text:style-name="P3"/>
      <text:p text:style-name="P3">咱活佇世界上happy，日頭阿公咧燃燒lucky！</text:p>
      <text:p text:style-name="P3">Lán ua̍h tī sè-kài siōng happy, ji̍t-thâu a-kong teh jiân-sio lucky!</text:p>
      <text:p text:style-name="P3"/>
      <text:p text:style-name="P3">敢若真好耍！</text:p>
      <text:p text:style-name="P3">Kánn-ná tsin hó-sńg!</text:p>
      <text:p text:style-name="P3"/>
      <text:p text:style-name="P3"/>
      <text:p text:style-name="P3"><text:soft-page-break/>身軀忍袂牢動來動去。</text:p>
      <text:p text:style-name="P3">Sin-khu jím bē tiâu tāng lâi tāng khì.</text:p>
      <text:p text:style-name="P3"/>
      <text:p text:style-name="P3">我嘛忍袂牢矣。</text:p>
      <text:p text:style-name="P3">Guá mā jím bē tiâu --ah.</text:p>
      <text:p text:style-name="P3"/>
      <text:p text:style-name="P3">Let’s party come on逐家做伙配合節奏，</text:p>
      <text:p text:style-name="P3">Let’s party come on ta̍k-ke tsò-hué phuè-ha̍p tsiat-tsàu,</text:p>
      <text:p text:style-name="P3"/>
      <text:p text:style-name="P3">歡歡喜喜動來動去，</text:p>
      <text:p text:style-name="P3">huann-huann-hí-hí tāng lâi tāng khì,</text:p>
      <text:p text:style-name="P3"/>
      <text:p text:style-name="P3">尻川䫌嘛愛搖來搖去 happy happy，</text:p>
      <text:p text:style-name="P3">kha-tshng-phué mā ài iô lâi iô khì happy happy,</text:p>
      <text:p text:style-name="P3"/>
      <text:p text:style-name="P3">逐家鬥陣來跳舞，</text:p>
      <text:p text:style-name="P3">ta̍k-ke tàu-tīn lâi thiàu-bú,</text:p>
      <text:p text:style-name="P3"/>
      <text:p text:style-name="P3">只要跳舞就會感覺著幸福，</text:p>
      <text:p text:style-name="P3">tsí-iàu thiàu-bú tō ē kám-kak-tio̍h hīng-hok,</text:p>
      <text:p text:style-name="P3"/>
      <text:p text:style-name="P3">所有無歡喜的代誌攏會當放袂記。</text:p>
      <text:p text:style-name="P3">sóo-ū bô huann-hí ê tāi-tsì lóng ē-tàng pàng bē-kì.</text:p>
      <text:p text:style-name="P3"/>
      <text:p text:style-name="P3">有影喔！無歡喜的代誌攏袂記得矣！</text:p>
      <text:p text:style-name="P3">Ū-iánn --ooh! Bô huann-hí ê tāi-tsì lóng bē-kì-tsit --ah!</text:p>
      <text:p text:style-name="P3"/>
      <text:p text:style-name="P3">著啊，我嘛是！毋過，咱差不多愛轉去囉！</text:p>
      <text:p text:style-name="P3">Tio̍h --ah, guá mā sī! M̄-koh, lán tsha-put-to ài tńg--khì --loh!</text:p>
      <text:p text:style-name="P3"/>
      <text:p text:style-name="P3">但是我袂記得轉去的路矣。</text:p>
      <text:p text:style-name="P3">Tān-sī guá bē-kì-tsit tńg--khì ê lōo --ah.</text:p>
      <text:p text:style-name="P3"/>
      <text:p text:style-name="P3">馬鈴薯狗嘛袂記得矣，其實我嘛袂記得矣。</text:p>
      <text:p text:style-name="P3">Má-lîng-tsî-káu mā bē-kì-tsit --ah, kî-si̍t guá mā bē-kì-tsit --ah.</text:p>
      <text:p text:style-name="P3"/>
      <text:p text:style-name="P3">我嘛袂記得矣，我嘛袂記得矣！</text:p>
      <text:p text:style-name="P3">Guá mā bē-kì-tsit --ah, guá mā bē-kì-tsit --ah.</text:p>
      <text:p text:style-name="P3"/>
      <text:p text:style-name="P3">唅！按呢就汰啦！</text:p>
      <text:p text:style-name="P3">Hannh! Án-ne tio̍h thài --lah!</text:p>
      <text:p text:style-name="P3"/>
      <text:p text:style-name="P3">今仔日足happy，明仔載嘛欲跳跳跳。</text:p>
      <text:p text:style-name="P3">Kin-á-ji̍t tsiok happy, bîn-á-tsài mā beh thiàu-thiàu-thiàu.</text:p>
      <text:p text:style-name="P3"/>
      <text:p text:style-name="P3">喂！無要緊乎？</text:p>
      <text:p text:style-name="P3">Ueh! Bô iàu-kín --honnh?</text:p>
      <text:p text:style-name="P3"/>
      <text:p text:style-name="P3"/>
      <text:p text:style-name="P69">487 13.柑仔雞仔囝的寶物</text:p>
      <text:p text:style-name="P3"/>
      <text:p text:style-name="P3">柑仔雞仔囝的寶物</text:p>
      <text:p text:style-name="P3">Kam-á-ke-á-kiánn ê pó-bu̍t</text:p>
      <text:p text:style-name="P3"/>
      <text:p text:style-name="P3">揣會著的就是寶物，揣袂著的干焦會當單相思。</text:p>
      <text:p text:style-name="P3">Tshuē ē tio̍h --ê tiō sī pó-bu̍t, tshuē buē tio̍h --ê kan-ta ē-tàng tuann siunn-si.</text:p>
      <text:p text:style-name="P3"/>
      <text:p text:style-name="P3">啊，莫過來啦！</text:p>
      <text:p text:style-name="P3">Ah, mài kuè-lâi --lah!</text:p>
      <text:p text:style-name="P3"/>
      <text:p text:style-name="P3">小等咧啦！高麗菜象，伊誠實足愛四界拋拋走。</text:p>
      <text:p text:style-name="P3">Sió-tán --leh --lah! Ko-lê-tshài-tshiūnn, i tsiânn-si̍t tsiok ài sì-kè pha-pha-tsáu.</text:p>
      <text:p text:style-name="P3"/>
      <text:p text:style-name="P3">毋是啦！河馬白菜，伊敢若無愛予人逐咧走。</text:p>
      <text:p text:style-name="P3">M̄ sī --lah! Hô-bé-pe̍h-tshài, i kán-ná bô ài hōo lâng jiok leh tsáu.</text:p>
      <text:p text:style-name="P3"/>
      <text:p text:style-name="P3">哎啊，是馬鈴薯狗佮番薯刺蝟呢！</text:p>
      <text:p text:style-name="P3">Aih-ah, sī má-lîng-tsî-káu kah han-tsî-tshì-uī --neh!</text:p>
      <text:p text:style-name="P3"/>
      <text:p text:style-name="P3">你好啊，河馬白菜，其實就算無共伊逐咧走，嘛會當佮伊講著話。</text:p>
      <text:p text:style-name="P3">Lí hó --ah, hô-bé-pe̍h-tshài, kî-si̍t tiō sǹg bô kā i jiok leh tsáu, mā ē-tàng kah i kóng-tio̍h uē.</text:p>
      <text:p text:style-name="P3"/>
      <text:p text:style-name="P3"/>
      <text:p text:style-name="P3">敢按呢？毋過我一開喙，伊攏開跤就走。喂？</text:p>
      <text:p text:style-name="P3">Kám án-ne? M̄-koh guá tsi̍t khui-tshuì, i lóng khui-kha tō tsáu. Ueh?</text:p>
      <text:p text:style-name="P3"/>
      <text:p text:style-name="P3">喂？這是啥物味？ <text:s/></text:p>
      <text:p text:style-name="P3">Ueh? Tse sī siánn-mih bī?</text:p>
      <text:p text:style-name="P3"/>
      <text:p text:style-name="P3">足芳的味。</text:p>
      <text:p text:style-name="P3">Tsiok phang ê bī.</text:p>
      <text:p text:style-name="P3"/>
      <text:p text:style-name="P3">咱來去看覓。</text:p>
      <text:p text:style-name="P3">Lán lâi-khì khuànn-māi.</text:p>
      <text:p text:style-name="P3"/>
      <text:p text:style-name="P3">當時仔芳味是對柑仔雞仔囝身軀頂來的？喂？彼敢毋是娘仔瓜鳥？</text:p>
      <text:p text:style-name="P3">Tang-sî-á phang-bī sī uì kam-á-ke-á-kiánn sin-khu-tíng lâi--ê? Ueh? He kám m̄ sī Niû-á-kue-tsiáu?</text:p>
      <text:p text:style-name="P3"/>
      <text:p text:style-name="P3">啊！我予足芳的味吸引過來。</text:p>
      <text:p text:style-name="P3">Ah! Guá hōo tsiok phang ê bī khip-ín kuè--lâi.</text:p>
      <text:p text:style-name="P3"/>
      <text:p text:style-name="P3">害矣，伊會予人沖走去啊。</text:p>
      <text:p text:style-name="P3">Hāi --ah, i ē hōo lâng tshiâng-tsáu --khì --ah.</text:p>
      <text:p text:style-name="P3"/>
      <text:p text:style-name="P3">我來替恁抾。</text:p>
      <text:p text:style-name="P3">Guá lâi thuè lín khioh.</text:p>
      <text:p text:style-name="P3"/>
      <text:p text:style-name="P3">按呢就好矣。</text:p>
      <text:p text:style-name="P3">Án-ne tiō hó --ah.</text:p>
      <text:p text:style-name="P3"/>
      <text:p text:style-name="P3">逐家攏足歡喜的。</text:p>
      <text:p text:style-name="P3">Ta̍k-ke lóng tsiok huann-hí--ê.</text:p>
      <text:p text:style-name="P3"/>
      <text:p text:style-name="P3"><text:soft-page-break/>好佳哉有河馬白菜鬥相共。</text:p>
      <text:p text:style-name="P3">Hó-ka-tsài ū hô-bé-pe̍h-tshài tàu-sann-kāng.</text:p>
      <text:p text:style-name="P3"/>
      <text:p text:style-name="P3">人會見笑啦！</text:p>
      <text:p text:style-name="P3">Lâng ē kiàn-siàu --lah!</text:p>
      <text:p text:style-name="P3"/>
      <text:p text:style-name="P3">喂？是按怎？</text:p>
      <text:p text:style-name="P3">Ueh? Sī án-tsuánn?</text:p>
      <text:p text:style-name="P3"/>
      <text:p text:style-name="P3">本成囥佇內底的寶物，敢若無去矣。</text:p>
      <text:p text:style-name="P3">Pún-tsiânn khǹg tī lāi-té ê pó-bu̍t, kán-ná bô--khì --ah.</text:p>
      <text:p text:style-name="P3"/>
      <text:p text:style-name="P3">唅！</text:p>
      <text:p text:style-name="P3">Hannh!</text:p>
      <text:p text:style-name="P3"/>
      <text:p text:style-name="P3">敢是落落去溪仔無去的？</text:p>
      <text:p text:style-name="P3">Kám sī lak lo̍h-khì khe-á bô--khì--ê?</text:p>
      <text:p text:style-name="P3"/>
      <text:p text:style-name="P35">河馬白菜真正足煩的，我上討厭伊。</text:p>
      <text:p text:style-name="P3">Hô-bé-pe̍h-tshài tsin-tsiànn tsiok huân--ê, guá siōng thó-ià --i.</text:p>
      <text:p text:style-name="P3"/>
      <text:p text:style-name="P3">嗯？這是啥物？閣不止仔媠咧，</text:p>
      <text:p text:style-name="P3">Mh? Tse sī siánn-mi̍h? Koh put-tsí-á suí --leh,</text:p>
      <text:p text:style-name="P3"/>
      <text:p text:style-name="P3">敢若足值錢的形。</text:p>
      <text:p text:style-name="P3">kán-ná tsiok ta̍t-tsînn ê hîng.</text:p>
      <text:p text:style-name="P3"/>
      <text:p text:style-name="P3">伊講彼就是寶物。</text:p>
      <text:p text:style-name="P3">I kóng he tiō sī pó-bu̍t.</text:p>
      <text:p text:style-name="P3"/>
      <text:p text:style-name="P3"/>
      <text:p text:style-name="P3"/>
      <text:p text:style-name="P3">喂！高麗菜象，彼是柑仔雞仔囝的寶物，</text:p>
      <text:p text:style-name="P3">Ueh! Ko-lê-tshài-tshiūnn, he sī kam-á-ke-á-kiánn ê pó-bu̍t,</text:p>
      <text:p text:style-name="P3"/>
      <text:p text:style-name="P3">你還in啦！</text:p>
      <text:p text:style-name="P3">lí hîng in --lah!</text:p>
      <text:p text:style-name="P3"/>
      <text:p text:style-name="P3">嗯？你講啥？啊，無愛啦！</text:p>
      <text:p text:style-name="P3">Mh? Lí kóng sánn?Ah, bô ài --lah!</text:p>
      <text:p text:style-name="P3"/>
      <text:p text:style-name="P3">小等咧，高麗菜象，喂！你先聽我講啦！</text:p>
      <text:p text:style-name="P3">Sió-tán--leh, ko-lê-tshài-tshiūnn, ueh! Lí sing thiann guá kóng --lah!</text:p>
      <text:p text:style-name="P3"/>
      <text:p text:style-name="P3">咱逐袂著伊。 </text:p>
      <text:p text:style-name="P3">Lán jiok bē tio̍h --i.</text:p>
      <text:p text:style-name="P3"/>
      <text:p text:style-name="P3">伊一直佇溪仔，我就無伊法。</text:p>
      <text:p text:style-name="P3">I it-ti̍t tī khe-á, guá tiō bô i huat.</text:p>
      <text:p text:style-name="P3"/>
      <text:p text:style-name="P3">就交予我啦！I siooh！</text:p>
      <text:p text:style-name="P3">Tiō kau hōo guá --lah! I siooh!</text:p>
      <text:p text:style-name="P3"/>
      <text:p text:style-name="P3">啊！莫倚來。</text:p>
      <text:p text:style-name="P3">Ah! Mài uá--lâi.</text:p>
      <text:p text:style-name="P3"/>
      <text:p text:style-name="P3">高麗菜象、高麗菜象、高麗菜象，</text:p>
      <text:p text:style-name="P3">Ko-lê-tshài-tshiūnn, ko-lê-tshài-tshiūnn, ko-lê-tshài-tshiūnn,</text:p>
      <text:p text:style-name="P3"/>
      <text:p text:style-name="P3">緊共球予我啦！</text:p>
      <text:p text:style-name="P3">kín kā kiû hōo guá --lah!</text:p>
      <text:p text:style-name="P3"><text:soft-page-break/>討厭啦！</text:p>
      <text:p text:style-name="P3">Thó-ià --lah!</text:p>
      <text:p text:style-name="P3"/>
      <text:p text:style-name="P3">足好的，寶物總算揣轉來矣。</text:p>
      <text:p text:style-name="P3">Tsiok hó--ê, pó-bu̍t tsóng sǹg tshuē tńg--lâi --ah.</text:p>
      <text:p text:style-name="P3"/>
      <text:p text:style-name="P3">佳哉有我鬥相共。</text:p>
      <text:p text:style-name="P3">Ka-tsài ū guá tàu-sann-kāng.</text:p>
      <text:p text:style-name="P3"/>
      <text:p text:style-name="P3">喂！這到底是啥物唅？</text:p>
      <text:p text:style-name="P3">Ueh! Tse tàu-té sī siánn-mi̍h --hannh?</text:p>
      <text:p text:style-name="P3"/>
      <text:p text:style-name="P3">是佇溪仔抾著的，in嘛毋知影彼是啥物。</text:p>
      <text:p text:style-name="P3">Sī tī khe-á khioh-tio̍h--ê, in mā m̄ tsai-iánn he sī siánn-mi̍h.</text:p>
      <text:p text:style-name="P3"/>
      <text:p text:style-name="P3"/>
      <text:p text:style-name="P69">488 14.戀愛的桃仔鶴</text:p>
      <text:p text:style-name="P3"/>
      <text:p text:style-name="P3">戀愛的桃仔鶴</text:p>
      <text:p text:style-name="P3">Luân-ài ê Thô-á-ho̍h</text:p>
      <text:p text:style-name="P3"/>
      <text:p text:style-name="P3">我是美麗的桃仔鶴。</text:p>
      <text:p text:style-name="P3">Guá sī bí-lē ê Thô-á-ho̍h.</text:p>
      <text:p text:style-name="P3"/>
      <text:p text:style-name="P3">我對美麗的物件攏足敏感的。</text:p>
      <text:p text:style-name="P3">Guá tuì bí-lē ê mi̍h-kiānn lóng tsiok bín-kám ê.</text:p>
      <text:p text:style-name="P3"/>
      <text:p text:style-name="P3">喂，桃仔鶴！</text:p>
      <text:p text:style-name="P3">Ueh, Thô-á-ho̍h!</text:p>
      <text:p text:style-name="P3"/>
      <text:p text:style-name="P3">你好。</text:p>
      <text:p text:style-name="P3">Lí hó.</text:p>
      <text:p text:style-name="P3"/>
      <text:p text:style-name="P3">恁兩位好。</text:p>
      <text:p text:style-name="P3">Lín nn̄g uī hó.</text:p>
      <text:p text:style-name="P3"/>
      <text:p text:style-name="P3">今仔日欲去佗位？</text:p>
      <text:p text:style-name="P3">Kin-á-ji̍t beh khì tó-uī?</text:p>
      <text:p text:style-name="P3"/>
      <text:p text:style-name="P3">阮兩个拍算欲去巧克力湳仔地耍。</text:p>
      <text:p text:style-name="P3">Gún nn̄g ê phah-sǹg beh khì 巧克力 làm-á-tē sńg.</text:p>
      <text:p text:style-name="P3"/>
      <text:p text:style-name="P3">佮阮做伙去啦。</text:p>
      <text:p text:style-name="P3">Kah gún tsò-hué khì --lah.</text:p>
      <text:p text:style-name="P3"/>
      <text:p text:style-name="P3">湳仔地？</text:p>
      <text:p text:style-name="P3">Làm-á-tē?</text:p>
      <text:p text:style-name="P3"/>
      <text:p text:style-name="P3">無愛無愛無愛，</text:p>
      <text:p text:style-name="P3">Bô ài bô ài bô ài,</text:p>
      <text:p text:style-name="P3"/>
      <text:p text:style-name="P3">我討厭垃圾的物件。</text:p>
      <text:p text:style-name="P3">guá thó-ià lah-sap ê mi̍h-kiānn.</text:p>
      <text:p text:style-name="P3"/>
      <text:p text:style-name="P3">啊！</text:p>
      <text:p text:style-name="P3">Ah!</text:p>
      <text:p text:style-name="P3"/>
      <text:p text:style-name="P3">呔有要緊，</text:p>
      <text:p text:style-name="P3">Thài ū iàu-kín,</text:p>
      <text:p text:style-name="P3"/>
      <text:p text:style-name="P3">逐个人的價值觀攏無仝。</text:p>
      <text:p text:style-name="P3">ta̍k ê lâng ê kè-ta̍t-kuan lóng bô-kâng.</text:p>
      <text:p text:style-name="P3"/>
      <text:p text:style-name="P3">美麗的色彩，媠媠的形狀，</text:p>
      <text:p text:style-name="P3">Bí-lē ê sik-tshái, suí-suí ê hîng-tsōng,</text:p>
      <text:p text:style-name="P3"/>
      <text:p text:style-name="P3">好聽的聲音，芬芳的芳味。</text:p>
      <text:p text:style-name="P3">hó-thiann ê siann-im, hun-hong ê phang-bī.</text:p>
      <text:p text:style-name="P3"/>
      <text:p text:style-name="P61"><text:span text:style-name="T18">啊！遮就是</text:span><text:span text:style-name="T10">tsioo-kóo-lè-tòo</text:span><text:span text:style-name="T4">湳仔地。</text:span></text:p>
      <text:p text:style-name="P36">Ah! Tsia tō sī <text:span text:style-name="T11">tsioo-kóo-lè-tòo</text:span> làm-á-tē.</text:p>
      <text:p text:style-name="P3"/>
      <text:p text:style-name="P3">謼！真正垃圾。</text:p>
      <text:p text:style-name="P3">Hooh! Tsin-tsiànn lah-sap.</text:p>
      <text:p text:style-name="P3"/>
      <text:p text:style-name="P3">我本成無想欲來這種所在。</text:p>
      <text:p text:style-name="P3">Guá pún-tsiânn bô siūnn-beh lâi tsit tsióng sóo-tsāi.</text:p>
      <text:p text:style-name="P3"/>
      <text:p text:style-name="P3">呔有遮爾媠的花？</text:p>
      <text:p text:style-name="P3">Thài ū tsiah-nī suí ê hue?</text:p>
      <text:p text:style-name="P3"/>
      <text:p text:style-name="P3">是啥人佇遐？</text:p>
      <text:p text:style-name="P3">Sī siánn-lâng tī hia?</text:p>
      <text:p text:style-name="P3"/>
      <text:p text:style-name="P3">莫倚過來啦！</text:p>
      <text:p text:style-name="P3">Mài uá --kuè-lâi --lah!</text:p>
      <text:p text:style-name="P3"><text:soft-page-break/>按呢就照你的意思啦。</text:p>
      <text:p text:style-name="P3">Án-ne tiō tsiàu lí ê ì-sù --lah.</text:p>
      <text:p text:style-name="P3"/>
      <text:p text:style-name="P37">請你共我講，是按怎你的身軀頂會開遐爾媠的花咧？</text:p>
      <text:p text:style-name="P3">Tshiánn lí kā guá kóng, sī án-tsuánn lí ê sin-khu-tíng ē khui hiah-nī suí ê hue --leh?</text:p>
      <text:p text:style-name="P3"/>
      <text:p text:style-name="P3">因為我蹛佇爛塗內底。</text:p>
      <text:p text:style-name="P3">In-uī guá tuà tī nuā thôo lāi-té.</text:p>
      <text:p text:style-name="P3"/>
      <text:p text:style-name="P3">你是按怎，桃仔鶴？</text:p>
      <text:p text:style-name="P3">Lí sī án-tsuánn, Thô-á-ho̍h?</text:p>
      <text:p text:style-name="P3"/>
      <text:p text:style-name="P3">看起來敢若無啥精神呢。</text:p>
      <text:p text:style-name="P3">Khuànn --khí-lâi kán-ná bô siánn tsing-sîn --neh.</text:p>
      <text:p text:style-name="P3"/>
      <text:p text:style-name="P3">我咧想彼隻河馬的代誌。</text:p>
      <text:p text:style-name="P3">Guá leh siūnn hit tsiah hô-bé ê tāi-tsì.</text:p>
      <text:p text:style-name="P3"/>
      <text:p text:style-name="P3">啊！足想欲閣確定一改，</text:p>
      <text:p text:style-name="P3">Ah! Tsiok siūnn-beh koh khak-tīng tsi̍t kái,</text:p>
      <text:p text:style-name="P3"/>
      <text:p text:style-name="P37">毋過欲叫我倚近湳仔地閣按怎想攏感覺討厭。唉！</text:p>
      <text:p text:style-name="P3">m̄-koh beh kiò guá uá kīn làm-á-tē koh án-tsuánn siūnn lóng kám-kak thó-ià.</text:p>
      <text:p text:style-name="P3">Haih!</text:p>
      <text:p text:style-name="P3"/>
      <text:p text:style-name="P3"/>
      <text:p text:style-name="P3"/>
      <text:p text:style-name="P3">咱敢袂當為桃仔鶴做淡薄仔代誌？</text:p>
      <text:p text:style-name="P3">Lán kám buē-tàng uī Thô-á-ho̍h tsò tām-po̍h-á tāi-tsì?</text:p>
      <text:p text:style-name="P3"/>
      <text:p text:style-name="P3">喂，恁兩个是按怎？攏苦瓜面喔。</text:p>
      <text:p text:style-name="P3">Ueh, lín nn̄g ê sī án-tsuánn? Lóng khóo-kue-bīn --ooh.</text:p>
      <text:p text:style-name="P3"/>
      <text:p text:style-name="P3">其實啊。</text:p>
      <text:p text:style-name="P3">Kî-si̍t --ah.</text:p>
      <text:p text:style-name="P3"/>
      <text:p text:style-name="P3">聽你按呢講，</text:p>
      <text:p text:style-name="P3">Thiann lí án-ne kóng,</text:p>
      <text:p text:style-name="P3"/>
      <text:p text:style-name="P3">我咧臆講桃仔鶴可能咧佮意河馬蓮花。</text:p>
      <text:p text:style-name="P3">guá leh ioh kóng Thô-á-ho̍h khó-lîng leh kah-ì Hô-bé-liân-hue.</text:p>
      <text:p text:style-name="P3"/>
      <text:p text:style-name="P3">敢按呢？</text:p>
      <text:p text:style-name="P3">Kám án-ne?</text:p>
      <text:p text:style-name="P3"/>
      <text:p text:style-name="P3">你感覺愛按怎做才好？</text:p>
      <text:p text:style-name="P3">Lí kám-kak ài án-tsuánn tsò tsiah hó?</text:p>
      <text:p text:style-name="P3"/>
      <text:p text:style-name="P3">簡單啦，</text:p>
      <text:p text:style-name="P3">Kán-tan --lah,</text:p>
      <text:p text:style-name="P3"/>
      <text:p text:style-name="P3">予伊認定湳仔地是媠的所在就會使矣。</text:p>
      <text:p text:style-name="P3">hōo i līn-tīng làm-á-tē sī suí ê sóo-tsāi tiō ē-sái --ah.</text:p>
      <text:p text:style-name="P3"/>
      <text:p text:style-name="P3">唉！我猶是毋敢過去。</text:p>
      <text:p text:style-name="P3">Haih! Guá iah sī m̄-kánn kuè--khì.</text:p>
      <text:p text:style-name="P3"><text:soft-page-break/>喂，桃仔鶴。</text:p>
      <text:p text:style-name="P3">Ueh, Thô-á-ho̍h.</text:p>
      <text:p text:style-name="P3"/>
      <text:p text:style-name="P3">是馬鈴薯狗。</text:p>
      <text:p text:style-name="P3">Sī Má-ling-tsî-káu.</text:p>
      <text:p text:style-name="P3"/>
      <text:p text:style-name="P3">你知影無，佇有月娘的美麗暗暝，</text:p>
      <text:p text:style-name="P3">Lí tsai-iánn --bô, tī ū gue̍h-niû ê bí-lē àm-mî,</text:p>
      <text:p text:style-name="P3"/>
      <text:p text:style-name="P38"><text:span text:style-name="T12">T</text:span><text:span text:style-name="T11">sioo-kóo-lè-tòo </text:span>沼澤會當看著非常媠的物件喔。</text:p>
      <text:p text:style-name="P38"><text:span text:style-name="T12">T</text:span><text:span text:style-name="T11">sioo-kóo-lè-tòo</text:span> tsiáu-ti̍k ē-tàng khuànn-tio̍h hui-siông suí ê mi̍h-kiānn --ooh.</text:p>
      <text:p text:style-name="P3"/>
      <text:p text:style-name="P3">媠的物件？</text:p>
      <text:p text:style-name="P3">Suí ê mi̍h-kiānn?</text:p>
      <text:p text:style-name="P3"/>
      <text:p text:style-name="P3">桃仔鶴伊敢誠實會來？</text:p>
      <text:p text:style-name="P3">Thô-á-ho̍h I kám tsiânn-si̍t ē lâi?</text:p>
      <text:p text:style-name="P3"/>
      <text:p text:style-name="P3">希望伊會來。</text:p>
      <text:p text:style-name="P3">Hi-bāng i ē lâi.</text:p>
      <text:p text:style-name="P3"/>
      <text:p text:style-name="P3">伊會來啦。來矣來矣！</text:p>
      <text:p text:style-name="P3">I ē lâi --lah. Lâi --ah lâi --ah!</text:p>
      <text:p text:style-name="P3"/>
      <text:p text:style-name="P3">荷仁豆雞仔囝，麻煩恁囉。</text:p>
      <text:p text:style-name="P3">Hô-lîn-tāu-ke-á-kiánn, mâ-huân --lín --loh.</text:p>
      <text:p text:style-name="P3"/>
      <text:p text:style-name="P3">到底是啥物媠的物件？</text:p>
      <text:p text:style-name="P3">Tàu-té sī siánn-mi̍h suí ê mi̍h-kiānn?</text:p>
      <text:p text:style-name="P3"/>
      <text:p text:style-name="P3"/>
      <text:p text:style-name="P3">啊，誠媠。啊，彼爿嘛有，這爿嘛有。</text:p>
      <text:p text:style-name="P3">Ah, tsiânn suí. Ah, hit pîng mā ū, tsit pîng mā ū.</text:p>
      <text:p text:style-name="P3"/>
      <text:p text:style-name="P3">感覺袂䆀。</text:p>
      <text:p text:style-name="P3">Kám-kak bē-bái.</text:p>
      <text:p text:style-name="P3"/>
      <text:p text:style-name="P3">進行甲誠順序。</text:p>
      <text:p text:style-name="P3">Tsìn-hîng kah tsiânn sūn-sī.</text:p>
      <text:p text:style-name="P3"/>
      <text:p text:style-name="P3">喂！嘛予我看一下啦。</text:p>
      <text:p text:style-name="P3">Ueh! Mā hōo guá khuànn --tsi̍t-ē --lah.</text:p>
      <text:p text:style-name="P3"/>
      <text:p text:style-name="P3">莫捒啦。</text:p>
      <text:p text:style-name="P3">Mài sak --lah.</text:p>
      <text:p text:style-name="P3"/>
      <text:p text:style-name="P3">攏無看著桃仔鶴，毋知伊按怎矣。</text:p>
      <text:p text:style-name="P3">Lóng bô khuànn-tio̍h Thô-á-ho̍h, m̄-tsai i án-tsuánn --ah.</text:p>
      <text:p text:style-name="P3"/>
      <text:p text:style-name="P3">本成掠準會當足順序的。</text:p>
      <text:p text:style-name="P3">Pún-tsiânn lia̍h-tsún ē-tàng tsiok <text:s/>sūn-sī--ê.</text:p>
      <text:p text:style-name="P3"/>
      <text:p text:style-name="P3">戀愛誠辛苦。</text:p>
      <text:p text:style-name="P3">Luân-ài tsiânn sin-khóo.</text:p>
      <text:p text:style-name="P3"/>
      <text:p text:style-name="P3"/>
      <text:p text:style-name="P69">489 15.直直衝的芋仔山豬</text:p>
      <text:p text:style-name="P3"/>
      <text:p text:style-name="P3">直直衝的芋仔山豬</text:p>
      <text:p text:style-name="P3">Ti̍t-ti̍t tshiong ê Ōo-á-suann-ti</text:p>
      <text:p text:style-name="P3"/>
      <text:p text:style-name="P3">失禮、失禮、失禮！</text:p>
      <text:p text:style-name="P3">Sit-lé, sit-lé, sit-lé! </text:p>
      <text:p text:style-name="P3"/>
      <text:p text:style-name="P3">借過、借過、借過！</text:p>
      <text:p text:style-name="P3">Tsioh-kuè, tsioh-kuè, tsioh-kuè! </text:p>
      <text:p text:style-name="P3"/>
      <text:p text:style-name="P3">歹勢、歹勢、歹勢！</text:p>
      <text:p text:style-name="P3">Pháinn-sè, pháinn-sè, pháinn-sè! </text:p>
      <text:p text:style-name="P3"/>
      <text:p text:style-name="P3">Tah、Tah、Tah！</text:p>
      <text:p text:style-name="P3">Tah, tah, tah!</text:p>
      <text:p text:style-name="P3"/>
      <text:p text:style-name="P3">喂？這是啥物聲？</text:p>
      <text:p text:style-name="P3">Ueh? Tse sī siánn-mi̍h siann.</text:p>
      <text:p text:style-name="P3"/>
      <text:p text:style-name="P3">毋知影。</text:p>
      <text:p text:style-name="P3">M̄ tsai-iánn.</text:p>
      <text:p text:style-name="P3"/>
      <text:p text:style-name="P39">哎唷！謼！足疼的。</text:p>
      <text:p text:style-name="P3">Aih-ioh! Hooh! Tsiok thiànn --ê.</text:p>
      <text:p text:style-name="P3"/>
      <text:p text:style-name="P3">馬鈴薯狗你無要緊乎？</text:p>
      <text:p text:style-name="P3">Má-lîng-tsî-káu lí bô iàu-kín --honnh?</text:p>
      <text:p text:style-name="P3"/>
      <text:p text:style-name="P3">嗯！拄才彼是啥物？</text:p>
      <text:p text:style-name="P3">Mh! Tú-tsiah he sī siánn-mi̍h?</text:p>
      <text:p text:style-name="P3"/>
      <text:p text:style-name="P3"/>
      <text:p text:style-name="P3">是芋仔山豬啦！</text:p>
      <text:p text:style-name="P3">Sī Ōo-á-suann-ti --lah!</text:p>
      <text:p text:style-name="P3"/>
      <text:p text:style-name="P3">芋仔山豬你無要緊乎？</text:p>
      <text:p text:style-name="P3">Ōo-á-suann-ti lí bô iàu-kín --honnh?</text:p>
      <text:p text:style-name="P3"/>
      <text:p text:style-name="P40">失禮啦！我若開始走就停袂落來，干焦會當一路向前衝，</text:p>
      <text:p text:style-name="P3">Sit-lé --lah! Guá nā khai-sí tsáu tō thîng bē lo̍h-lâi, kan-tann ē-tàng tsi̍t lōo hiòng-tsiân tshiong,</text:p>
      <text:p text:style-name="P3"/>
      <text:p text:style-name="P3">我到底欲按怎才好咧？</text:p>
      <text:p text:style-name="P3">guá tàu-té beh án-tsuánn tsiah hó --leh?</text:p>
      <text:p text:style-name="P3"/>
      <text:p text:style-name="P3">敢欲慢慢仔行看覓咧？</text:p>
      <text:p text:style-name="P3">Kám beh bān-bān-á kiânn khuànn-māi --leh?</text:p>
      <text:p text:style-name="P3"/>
      <text:p text:style-name="P3">著啊，按呢你就袂閣挵著別人矣。</text:p>
      <text:p text:style-name="P3">Tio̍h --ah, án-ne lí tiō bē koh lòng-tio̍h pa̍t-lâng --ah.</text:p>
      <text:p text:style-name="P3"/>
      <text:p text:style-name="P3">我試看覓咧，是按呢，是無？</text:p>
      <text:p text:style-name="P3">Guá tshì-khuànn-māi --leh, sī án-ne, sī --bô?</text:p>
      <text:p text:style-name="P3"/>
      <text:p text:style-name="P3">著啦、著啦！</text:p>
      <text:p text:style-name="P3">Tio̍h--lah, tio̍h--lah!</text:p>
      <text:p text:style-name="P3"/>
      <text:p text:style-name="P3">我這種走法，會共逐家帶來真大的困擾。</text:p>
      <text:p text:style-name="P3">Guá tsit tsióng tsáu-huat, ē kā ta̍k-ke tuà lâi tsin tuā ê khùn-jiáu.</text:p>
      <text:p text:style-name="P3"/>
      <text:p text:style-name="P3"><text:soft-page-break/>真傷腦筋。</text:p>
      <text:p text:style-name="P3">Tsin siong-náu-kin.</text:p>
      <text:p text:style-name="P3"/>
      <text:p text:style-name="P3">到底欲按怎才好咧？</text:p>
      <text:p text:style-name="P3">Tàu-té beh án-tsuánn tsiah hó --leh?</text:p>
      <text:p text:style-name="P3"/>
      <text:p text:style-name="P3">我想欲去外地旅行。</text:p>
      <text:p text:style-name="P3">Guá siūnn-beh khì guā-tē lú-hîng.</text:p>
      <text:p text:style-name="P3"/>
      <text:p text:style-name="P3">旅行？</text:p>
      <text:p text:style-name="P3">Lú-hîng?</text:p>
      <text:p text:style-name="P3"/>
      <text:p text:style-name="P3">按呢橫行直搪的習慣，一定會當治好的。</text:p>
      <text:p text:style-name="P3">Án-ne huâinn kiânn ti̍t tn̄g ê si̍p-kuàn, it-tīng ē-tàng tī hó --ê.</text:p>
      <text:p text:style-name="P3"/>
      <text:p text:style-name="P3">芋仔山豬，速度傷緊啦！</text:p>
      <text:p text:style-name="P3">Ōo-á-suann-ti, sok-tōo siunn kín --lah!</text:p>
      <text:p text:style-name="P3"/>
      <text:p text:style-name="P3">這就是青春，一點仔都無毋著！哈哈哈哈！</text:p>
      <text:p text:style-name="P3">Tse tō sī tshing-tshun, tsi̍t-tiám-á to bô m̄-tio̍h! Ha ha ha ha!</text:p>
      <text:p text:style-name="P3"/>
      <text:p text:style-name="P3">芋仔山豬攏無轉來呢！</text:p>
      <text:p text:style-name="P3">Ōo-á-suann-ti lóng bô tńg--lâi --neh!</text:p>
      <text:p text:style-name="P3"/>
      <text:p text:style-name="P3">希望伊無佇路裡挵著物件抑是受傷。</text:p>
      <text:p text:style-name="P3">Hi-bāng i bô tī lōo--lí lòng-tio̍h mi̍h-kiānn a̍h-sī siū-siong.</text:p>
      <text:p text:style-name="P3"/>
      <text:p text:style-name="P3"/>
      <text:p text:style-name="P3">咱去揣伊啦！</text:p>
      <text:p text:style-name="P3">Lán khì tshūe --i --lah!</text:p>
      <text:p text:style-name="P3"/>
      <text:p text:style-name="P3">毋過咱毋知影伊走去佗位啊？</text:p>
      <text:p text:style-name="P3">M̄-koh lán m̄ tsai-iánn i tsáu khì tó-uī --ah.</text:p>
      <text:p text:style-name="P3"/>
      <text:p text:style-name="P3">安啦！芋仔山豬干焦會當直直仔衝，只要咱一直向前行，應該就揣會著矣。</text:p>
      <text:p text:style-name="P40">An --lah! Ōo-á-suann-ti kan-tann ē-tàng ti̍t-ti̍t-á tshiong, tsí-iàu lán it-ti̍t hiòng-tsiân kiânn, ing-kai tō tshē ē tio̍h --ah. </text:p>
      <text:p text:style-name="P40"/>
      <text:p text:style-name="P40">啊！恁看。</text:p>
      <text:p text:style-name="P40">Ah! Lín khuànn.</text:p>
      <text:p text:style-name="P3"/>
      <text:p text:style-name="P3">這是芋仔山豬經過的痕跡。</text:p>
      <text:p text:style-name="P3">Tse sī Ōo-á-suann-ti king-kuè ê hûn-liah.</text:p>
      <text:p text:style-name="P3"/>
      <text:p text:style-name="P3">啊！救命喔！</text:p>
      <text:p text:style-name="P3">Ah! Kiù-miā --ooh!</text:p>
      <text:p text:style-name="P3"/>
      <text:p text:style-name="P3">是芋仔山豬的聲。</text:p>
      <text:p text:style-name="P3">Sī Ōo-á-suann-ti ê siann.</text:p>
      <text:p text:style-name="P3"/>
      <text:p text:style-name="P3">唅！救命喔！</text:p>
      <text:p text:style-name="P3">Hannh! Kiù-miā --ooh!</text:p>
      <text:p text:style-name="P3"/>
      <text:p text:style-name="P3">芋仔山豬！</text:p>
      <text:p text:style-name="P3">Ōo-á-suann-ti!</text:p>
      <text:p text:style-name="P3"/>
      <text:p text:style-name="P3">啊！我無法度振動矣啦！</text:p>
      <text:p text:style-name="P3">Ah!Guá bô-huat-tōo tín-tāng --ah --lah!</text:p>
      <text:p text:style-name="P3"/>
      <text:p text:style-name="P3"><text:soft-page-break/>你小等咧，阮隨來救你。</text:p>
      <text:p text:style-name="P3">Lí sió-tán --leh, gún suî lâi kiù --lí.</text:p>
      <text:p text:style-name="P3"/>
      <text:p text:style-name="P3">袂用得，根本袂振袂動。</text:p>
      <text:p text:style-name="P3">Bē-īng-tsit, kin-pún bē-tín-bē-tāng.</text:p>
      <text:p text:style-name="P3"/>
      <text:p text:style-name="P3">盡看看我囉！</text:p>
      <text:p text:style-name="P3">Tsīn khuànn khuànn guá --looh!</text:p>
      <text:p text:style-name="P3"/>
      <text:p text:style-name="P3">哎喲喂啊！失禮啦，害逐家煩惱。</text:p>
      <text:p text:style-name="P3">Ai-iō-uê --ah! Sit-lé --lah, hāi ta̍k-ke huân-ló.</text:p>
      <text:p text:style-name="P3"/>
      <text:p text:style-name="P3">才無咧，會當揣著芋仔山豬，有影足好的。</text:p>
      <text:p text:style-name="P3">Tsiah bô --leh, ē-tàng tshuē-tio̍h Ōo-á-suann-ti, ū-iánn tsiok hó--ê.</text:p>
      <text:p text:style-name="P3"/>
      <text:p text:style-name="P3">奇怪，敢若怪怪喔。</text:p>
      <text:p text:style-name="P3">Kî-kuài, kánn-ná kuài-kuài --ooh.</text:p>
      <text:p text:style-name="P3"/>
      <text:p text:style-name="P3">欲按怎？按呢咱就無法度轉去菜蔬村矣。</text:p>
      <text:p text:style-name="P3">Beh án-nuá? Án-ne lán tiō bô huat-tōo tńg-khì Tshài-se-tshuan --ah.</text:p>
      <text:p text:style-name="P3"/>
      <text:p text:style-name="P3">嘿！這款小可仔代，看我就好。</text:p>
      <text:p text:style-name="P3">Heh! Tsit khuán sió-khuá-á tāi, khuànn guá tiō hó.</text:p>
      <text:p text:style-name="P3"/>
      <text:p text:style-name="P3">足厲害的。</text:p>
      <text:p text:style-name="P3">Tsiok lī-hāi --ê.</text:p>
      <text:p text:style-name="P3"/>
      <text:p text:style-name="P3"/>
      <text:p text:style-name="P3">彼種走法嘛足有路用的。</text:p>
      <text:p text:style-name="P3">Hit tsióng tsáu-huat mā tsiok ū lōo-īng --ê.</text:p>
      <text:p text:style-name="P3"/>
      <text:p text:style-name="P3">好佳哉有芋仔山豬，咱有救矣。</text:p>
      <text:p text:style-name="P3">Hó-ka-tsài ū Ōo-á-suann-ti, lán ū kiù --ah.</text:p>
      <text:p text:style-name="P3"/>
      <text:p text:style-name="P40">芋仔山豬，伊已經轉去到菜蔬村矣乎？</text:p>
      <text:p text:style-name="P3">Ōo-á-suann-ti, i í-king tńg-khì kàu Tshài-se-tshuan --ah --honnh?</text:p>
      <text:p text:style-name="P3"/>
      <text:p text:style-name="P3">應該是啦！</text:p>
      <text:p text:style-name="P3">Ing-kai sī --lah!</text:p>
      <text:p text:style-name="P3"/>
      <text:p text:style-name="P3"/>
      <text:p text:style-name="P69">490 16.水梨仔鳥和流星</text:p>
      <text:p text:style-name="P3"/>
      <text:p text:style-name="P3">水梨仔鳥和流星</text:p>
      <text:p text:style-name="P3">Tsuí-lâi-á-tsiáu hām liû-tshinn</text:p>
      <text:p text:style-name="P3"/>
      <text:p text:style-name="P3">足讚的。</text:p>
      <text:p text:style-name="P3">Tsiok tsán --ê.</text:p>
      <text:p text:style-name="P3"/>
      <text:p text:style-name="P3">嗯！真正足媠的。</text:p>
      <text:p text:style-name="P3">Mh! Tsin-tsiànn tsiok suí --ê.</text:p>
      <text:p text:style-name="P3"/>
      <text:p text:style-name="P3">足媠的。</text:p>
      <text:p text:style-name="P3">Tsiok suí --ê.</text:p>
      <text:p text:style-name="P3"/>
      <text:p text:style-name="P3">著啊，足讚的。水梨仔鳥，</text:p>
      <text:p text:style-name="P3">Tio̍h --ah, tsiok tsán --ê. Tsuí-lâi-á-tsiáu,</text:p>
      <text:p text:style-name="P3"/>
      <text:p text:style-name="P3">足媠的乎？你敢無感覺？</text:p>
      <text:p text:style-name="P3">tsiok suí --ê --honnh? Lí kám bô kám-kak?</text:p>
      <text:p text:style-name="P3"/>
      <text:p text:style-name="P3">足媠的。</text:p>
      <text:p text:style-name="P3">Tsiok suí --ê.</text:p>
      <text:p text:style-name="P3"/>
      <text:p text:style-name="P3">啊！落落來矣，足讚的。</text:p>
      <text:p text:style-name="P3">Ah! Lak --lo̍h-lâi --ah, tsiok tsán --ê.</text:p>
      <text:p text:style-name="P3"/>
      <text:p text:style-name="P3">足厲害的。</text:p>
      <text:p text:style-name="P3">Tsiok lī-hāi --ê.</text:p>
      <text:p text:style-name="P3"/>
      <text:p text:style-name="P3">喂喂喂！</text:p>
      <text:p text:style-name="P3">Ueh Ueh Ueh!</text:p>
      <text:p text:style-name="P3"/>
      <text:p text:style-name="P3"/>
      <text:p text:style-name="P3"/>
      <text:p text:style-name="P3"/>
      <text:p text:style-name="P3">咱來去彼粒天星墜落的所在看覓咧，</text:p>
      <text:p text:style-name="P41">好無？</text:p>
      <text:p text:style-name="P41">Lán lâi-khì hit lia̍p thinn-tshenn tuī-lo̍h ê sóo-tsāi khuànn-māi --leh,</text:p>
      <text:p text:style-name="P3">hó --bô?</text:p>
      <text:p text:style-name="P3"/>
      <text:p text:style-name="P3">足厲害的，落落來矣、落落來矣。</text:p>
      <text:p text:style-name="P3">Tsiok lī-hāi --ê, lak --lo̍h-lâi --ah, lak --lo̍h-lâi --ah.</text:p>
      <text:p text:style-name="P3"/>
      <text:p text:style-name="P3">喂！咱鬥陣去彼粒山看覓。</text:p>
      <text:p text:style-name="P3">Ueh! Lán tàu-tīn khì hit lia̍p suann khuànn-māi.</text:p>
      <text:p text:style-name="P3"/>
      <text:p text:style-name="P3">嗯！這个聲是、是水梨仔鳥的跤步聲。</text:p>
      <text:p text:style-name="P3">Mh! Tsit ê siann sī, sī Tsuí-lâi-á-tsiáu ê kha-pōo siann.</text:p>
      <text:p text:style-name="P3"/>
      <text:p text:style-name="P3">毋管啥物時陣聽攏足好聽。</text:p>
      <text:p text:style-name="P3">M̄-kuán siánn-mih sî-tsūn thiann lóng tsiok hó-thiann.</text:p>
      <text:p text:style-name="P3"/>
      <text:p text:style-name="P3">水梨仔鳥真正不可思議。</text:p>
      <text:p text:style-name="P3">Tsuí-lâi-á-tsiáu tsin-tsiànn put-khó-su-gī.</text:p>
      <text:p text:style-name="P3"/>
      <text:p text:style-name="P3">哎唷！</text:p>
      <text:p text:style-name="P3">Aih-ioh!</text:p>
      <text:p text:style-name="P3"/>
      <text:p text:style-name="P3">水梨仔鳥，你有按怎無？</text:p>
      <text:p text:style-name="P3">Tsuí-lâi-á-tsiáu, lí ū án-tsuánn --bô?</text:p>
      <text:p text:style-name="P3"/>
      <text:p text:style-name="P3">哇！腫一大丸矣。</text:p>
      <text:p text:style-name="P68">Uah! Tsíng tsi̍t tuā uân --ah.</text:p>
      <text:p text:style-name="P3"><text:soft-page-break/>會疼袂？</text:p>
      <text:p text:style-name="P3">Ē thiànn --buē?</text:p>
      <text:p text:style-name="P3"/>
      <text:p text:style-name="P3">若準認為會疼就是真正會疼，</text:p>
      <text:p text:style-name="P3">Nā-tsún līn-uî ē thiànn tiō sī tsin-tsiànn ē thiànn, </text:p>
      <text:p text:style-name="P3"/>
      <text:p text:style-name="P3">嘛毋是講認為袂疼就真正袂疼，</text:p>
      <text:p text:style-name="P3">mā m̄ sī kóng līn-uî bē thiànn tō tsin-tsiànn bē thiànn, </text:p>
      <text:p text:style-name="P3"/>
      <text:p text:style-name="P42">總講一句我想欲講的就是講，去予會疼的物件摃著就是會疼的理由，</text:p>
      <text:p text:style-name="P65">tsóng kóng tsi̍t kù guá siūnn-beh kóng--ê tiō sī kóng, khì hōo ē thiànn ê mi̍h-kiānn kòng--tio̍h tiō sī ē thiànn ê lí-iû, </text:p>
      <text:p text:style-name="P3"/>
      <text:p text:style-name="P42">所以問人講會疼袂，基本上就是錯誤，</text:p>
      <text:p text:style-name="P3">sóo-í mn̄g lâng kóng ē thiànn --bē, ki-pún-siōng tō sī tshò-gōo, </text:p>
      <text:p text:style-name="P3"/>
      <text:p text:style-name="P3">也就是講佇咧情報錯亂的情形之下，</text:p>
      <text:p text:style-name="P3">iā tiō sī kóng tī-leh tsîng-pò tshò-luān ê tsîng-hîng tsi-hā, </text:p>
      <text:p text:style-name="P3"/>
      <text:p text:style-name="P3">為著欲確認互相意思的手段，</text:p>
      <text:p text:style-name="P3">uī-tio̍h beh khak-līn hōo-siong ì-sù ê tshiú-tuānn, </text:p>
      <text:p text:style-name="P3"/>
      <text:p text:style-name="P3">姑不將利用語言這个手法，</text:p>
      <text:p text:style-name="P3">koo-put-tsiong lī-iōng gí-giân tsit ê tshiú-huat, </text:p>
      <text:p text:style-name="P3"/>
      <text:p text:style-name="P3"/>
      <text:p text:style-name="P3">徛佇咧理論性抑是論理性觀點的立場，</text:p>
      <text:p text:style-name="P3">khiā tī-leh lí-lūn-sìng ia̍h-sī lūn-lí-sìng kuan-tiám ê li̍p-tiûnn, </text:p>
      <text:p text:style-name="P3"/>
      <text:p text:style-name="P3">佇鬥陣的時間內，</text:p>
      <text:p text:style-name="P3">tī tàu-tīn ê sî-kan-lāi, </text:p>
      <text:p text:style-name="P3"/>
      <text:p text:style-name="P3">盡量將傳達的意思分析予清楚，</text:p>
      <text:p text:style-name="P3">tsīn-liōng tsiong thuân-ta̍t ê ì-sù hun-sik hōo tshing-tshó, </text:p>
      <text:p text:style-name="P3"/>
      <text:p text:style-name="P3">所以才會問會疼袂這个問題。</text:p>
      <text:p text:style-name="P3">sóo-í tsiah ē mn̄g ē thiànn bē tsit ê būn-tê.</text:p>
      <text:p text:style-name="P3"/>
      <text:p text:style-name="P3">利用哲學佮冥想來做自我確定，</text:p>
      <text:p text:style-name="P3">lī-iōng thiat-ha̍k kah bîng-sióng lâi tsò tsū-ngóo khak-tīng, </text:p>
      <text:p text:style-name="P3"/>
      <text:p text:style-name="P3">抑是講對代誌根本的起因，進行客觀的表面觀察，</text:p>
      <text:p text:style-name="P3">ia̍h-sī kóng tuì tāi-tsì kin-pún ê khí-in, tsìn-hîng kheh-kuan ê piáu-bīn kuan-tshat, </text:p>
      <text:p text:style-name="P3"/>
      <text:p text:style-name="P3">抑是講對混沌的狀況用所謂的攝理來看，</text:p>
      <text:p text:style-name="P3">ia̍h-sī kóng tuì hūn-tūn ê tsōng-hóng iōng sóo-uī ê liap-lí lâi khuànn, </text:p>
      <text:p text:style-name="P3"/>
      <text:p text:style-name="P3">所謂的無限的概念的有限性，</text:p>
      <text:p text:style-name="P3">sóo-uī ê bô-hān ê kài-liām ê iú-hān sìng, </text:p>
      <text:p text:style-name="P3"/>
      <text:p text:style-name="P3"><text:soft-page-break/>Hegel共肯定佮否定統一做否定的否定，</text:p>
      <text:p text:style-name="P3">Hegel kā khíng-tīng kah hónn-tīng thóng-it tsò hónn-tīng ê hónn-tīng, </text:p>
      <text:p text:style-name="P3"/>
      <text:p text:style-name="P3">佇咧否定的否定的規範當中……。</text:p>
      <text:p text:style-name="P3">tī-leh hónn-tīng ê hónn-tīng ê kui-huān tang-tiong…….</text:p>
      <text:p text:style-name="P3"/>
      <text:p text:style-name="P3">真害！水梨仔鳥自昨昏開始就一直按呢矣。</text:p>
      <text:p text:style-name="P43">Tsin hāi! Tsuí-lâi-á-tsiáu tsū <text:span text:style-name="T28">tsa̋ng</text:span> khai-sí tō it-ti̍t án-ne --ah.</text:p>
      <text:p text:style-name="P3"/>
      <text:p text:style-name="P3">真傷腦筋。</text:p>
      <text:p text:style-name="P3">Tsin siong-náu-kin.</text:p>
      <text:p text:style-name="P3"/>
      <text:p text:style-name="P3">欲按怎才會當予伊恢復原狀？</text:p>
      <text:p text:style-name="P3">Beh án-tsuánn tsiah ē-tàng hōo i hue-ho̍k guân-tsōng?</text:p>
      <text:p text:style-name="P3"/>
      <text:p text:style-name="P44">喂喂！我雄雄想著一个好辦法矣喔，</text:p>
      <text:p text:style-name="P3">Ueh Ueh! Guá hiông-hiông siūnn-tio̍h tsi̍t ê hó pān-huat --ah --ooh, </text:p>
      <text:p text:style-name="P3"/>
      <text:p text:style-name="P3">伊是頭予人摃著才會變甲遮爾奇怪，</text:p>
      <text:p text:style-name="P3">i sī thâu hōo lâng kòng--tio̍h tsiah ē piàn kah tsiah-nī kî-kuài, </text:p>
      <text:p text:style-name="P3"/>
      <text:p text:style-name="P3">只要伊的頭閣予人摃一擺就好矣，</text:p>
      <text:p text:style-name="P3">tsí-iàu i ê thâu koh hōo lâng kòng tsi̍t pái tō hó --ah, </text:p>
      <text:p text:style-name="P3"/>
      <text:p text:style-name="P3"/>
      <text:p text:style-name="P3">等伊經過的時，</text:p>
      <text:p text:style-name="P3">tán i king-kuè ê sî, </text:p>
      <text:p text:style-name="P3"/>
      <text:p text:style-name="P3">就共石頭擲落去。</text:p>
      <text:p text:style-name="P3">tō kā tsio̍h-thâu tàn --lo̍h-khì.</text:p>
      <text:p text:style-name="P3"/>
      <text:p text:style-name="P3">袂用得，哪會使按呢。</text:p>
      <text:p text:style-name="P3">Bē-īng-tsit, ná ē-sái án-ne.</text:p>
      <text:p text:style-name="P3"/>
      <text:p text:style-name="P3">細漢茄仔狗，按呢足危險的！</text:p>
      <text:p text:style-name="P3">Sè-hàn-kiô-á-káu, án-ne tsiok huî-hiám--ê!</text:p>
      <text:p text:style-name="P3"/>
      <text:p text:style-name="P3">敢若無效喔！</text:p>
      <text:p text:style-name="P3">Kán-ná bô-hāu --ooh!</text:p>
      <text:p text:style-name="P3"/>
      <text:p text:style-name="P3">若準用荷仁豆雞仔囝的魔法，無的確治會好喔。</text:p>
      <text:p text:style-name="P44">Nā-tsún iōng Hô-jîn-tāu-ke-á-kiánn ê môo-huat , bô-tik-khak tī ē hó --ooh.</text:p>
      <text:p text:style-name="P44"/>
      <text:p text:style-name="P44">娘仔瓜鳥，你敢會當想寡仔辦法？ Niû-á-kue-tsiáu, lí kám ē-</text:p>
      <text:p text:style-name="P44">tàng siūnn kuá-á pān-huat?</text:p>
      <text:p text:style-name="P3"/>
      <text:p text:style-name="P3">阿兄，足恐怖的。</text:p>
      <text:p text:style-name="P3">A-hiann, tsiok khióng-pòo --ê.</text:p>
      <text:p text:style-name="P3"/>
      <text:p text:style-name="P3">我嘛會驚。</text:p>
      <text:p text:style-name="P3">Guá mā ē kiann.</text:p>
      <text:p text:style-name="P3"/>
      <text:p text:style-name="P3">拜託恁囉。</text:p>
      <text:p text:style-name="P3">Pài-thok lín --looh.</text:p>
      <text:p text:style-name="P3"/>
      <text:p text:style-name="P3">擔頭看天、</text:p>
      <text:p text:style-name="P3">Tann thâu khuànn thinn, </text:p>
      <text:p text:style-name="P3"><text:soft-page-break/>看暗暝的天星閃爍，</text:p>
      <text:p text:style-name="P3">khuànn àm-mî ê thinn-tshenn siám-sih, </text:p>
      <text:p text:style-name="P3"/>
      <text:p text:style-name="P3">雄雄感覺家己足渺小，</text:p>
      <text:p text:style-name="P3">hiông-hiông kám-kak ka-kī tsiok biáu-sió, </text:p>
      <text:p text:style-name="P3"/>
      <text:p text:style-name="P3">毋過像按呢予天星埋沒的家己卻是。</text:p>
      <text:p text:style-name="P45">m̄-koh tshiūnn án-ne <text:span text:style-name="T29">hōo</text:span> thinn-tshenn mâi-bu̍t ê ka-kī khiok-sī.</text:p>
      <text:p text:style-name="P3"/>
      <text:p text:style-name="P3">讚喔，恢復原狀矣。</text:p>
      <text:p text:style-name="P3">Tsán --ooh, hue-ho̍k guân-tsōng --ah.</text:p>
      <text:p text:style-name="P3"/>
      <text:p text:style-name="P3">真正足好的。</text:p>
      <text:p text:style-name="P3">Tsin-tsiànn tsiok hó --ê.</text:p>
      <text:p text:style-name="P3"/>
      <text:p text:style-name="P3">你無歡喜是無？敢若足歡喜的。</text:p>
      <text:p text:style-name="P3">Lí bô huann-hí sī --bô? Kán-ná tsiok huann-hí--ê.</text:p>
      <text:p text:style-name="P3"/>
      <text:p text:style-name="P3">水梨仔鳥也是愛按呢才有成伊啦！ </text:p>
      <text:p text:style-name="P3">Tsuí-lâi-á-tsiáu iā sī ài án-ne tsiah ū sîng i --lah! </text:p>
      <text:p text:style-name="P3"/>
      <text:p text:style-name="P3">真正是深痛的教訓，哈哈。</text:p>
      <text:p text:style-name="P3">Tsin-tsiànn sī tshim-thòng ê kàu-hùn, ha-ha.</text:p>
      <text:p text:style-name="P3"/>
      <text:p text:style-name="P3"/>
      <text:p text:style-name="P69">491 17.菜頭徛鵝的冰角</text:p>
      <text:p text:style-name="P3"/>
      <text:p text:style-name="P3">菜頭徛鵝的冰角</text:p>
      <text:p text:style-name="P3">Tshài-thâu-khiā-gô ê ping-kak</text:p>
      <text:p text:style-name="P3"/>
      <text:p text:style-name="P3">嗯？彼是啥物?</text:p>
      <text:p text:style-name="P3">Mh? He sī siánn-mi̍h?</text:p>
      <text:p text:style-name="P3"/>
      <text:p text:style-name="P3">對這爿來矣。</text:p>
      <text:p text:style-name="P3">Uì tsit pîng lâi --ah.</text:p>
      <text:p text:style-name="P3"/>
      <text:p text:style-name="P3">有人坐佇頂懸呢。</text:p>
      <text:p text:style-name="P3">Ū lâng tsē tī tíng-kuân --neh.</text:p>
      <text:p text:style-name="P3"/>
      <text:p text:style-name="P3">是啥人咧？</text:p>
      <text:p text:style-name="P3">Sī siánn-lâng --leh?</text:p>
      <text:p text:style-name="P3"/>
      <text:p text:style-name="P3">請問你是啥人?</text:p>
      <text:p text:style-name="P3">Tshiánn-mn̄g lí sī siánn-lâng?</text:p>
      <text:p text:style-name="P3"/>
      <text:p text:style-name="P3">我是菜頭徛鵝，是對寒冷的所在來的。</text:p>
      <text:p text:style-name="P3">Guá sī Tshài-thâu-khiā-gô, sī uì hân-líng ê sóo-tsāi lâi--ê.</text:p>
      <text:p text:style-name="P3"/>
      <text:p text:style-name="P3">菜頭徛鵝，我是馬鈴薯狗。</text:p>
      <text:p text:style-name="P3">Tshài-thâu-khiā-gô, guá sī Má-lîng-tsî-káu.</text:p>
      <text:p text:style-name="P3"/>
      <text:p text:style-name="P3">我是番薯刺蝟。</text:p>
      <text:p text:style-name="P3">Guá sī Han-tsî-tshì-uī.</text:p>
      <text:p text:style-name="P3"/>
      <text:p text:style-name="P3">這是啥物？足冰的！</text:p>
      <text:p text:style-name="P3">Tse sī siánn-mi̍h? Tsiok ping--ê.</text:p>
      <text:p text:style-name="P3"/>
      <text:p text:style-name="P3">這是冰角。</text:p>
      <text:p text:style-name="P3">Tse sī ping-kak.</text:p>
      <text:p text:style-name="P3"/>
      <text:p text:style-name="P3">冰角？</text:p>
      <text:p text:style-name="P3">Ping-kak?</text:p>
      <text:p text:style-name="P3"/>
      <text:p text:style-name="P3">水變冷了後，會變做這款的固體。</text:p>
      <text:p text:style-name="P3">Tsuí piàn líng liáu-āu, ē piàn-tsò tsit khuán ê kòo-thé.</text:p>
      <text:p text:style-name="P3"/>
      <text:p text:style-name="P3">按呢這一擺，阮就𤆬你參觀阮的菜蔬村。</text:p>
      <text:p text:style-name="P3">Án-ne tsit tsi̍t pái, gún tō tshuā lí tsham-kuan gún ê Tshài-se-tshuan.</text:p>
      <text:p text:style-name="P3"/>
      <text:p text:style-name="P3">綴阮來去。</text:p>
      <text:p text:style-name="P3">Tuè gún lâi-khì.</text:p>
      <text:p text:style-name="P3"/>
      <text:p text:style-name="P3">菜蔬村是一个足燒熱的所在。</text:p>
      <text:p text:style-name="P3">Tshài-se-tshuan sī tsi̍t ê tsiok sio-jua̍h ê sóo-tsāi.</text:p>
      <text:p text:style-name="P3"/>
      <text:p text:style-name="P3">著啊，是足快樂的所在。</text:p>
      <text:p text:style-name="P3">Tio̍h --ah, sī tsiok khuài-lo̍k ê sóo-tsāi.</text:p>
      <text:p text:style-name="P3"/>
      <text:p text:style-name="P3">Ta la ta la ta ta ta ta 喂？敢是新朋友？</text:p>
      <text:p text:style-name="P3">Ta la ta la ta ta ta ta Ueh? Kám sī sin pîng-iú?</text:p>
      <text:p text:style-name="P3"/>
      <text:p text:style-name="P3">嘿啊，伊的名號做菜頭徛鵝，</text:p>
      <text:p text:style-name="P46">Hennh --ah, i ê miâ hō-tsò Tshài-thâu-khiā-gô, </text:p>
      <text:p text:style-name="P46"/>
      <text:p text:style-name="P46">茄仔狗上厲害的就是踅玲瑯。</text:p>
      <text:p text:style-name="P46">Kiô-á-káu siōng lī-hāi --ê tō sī se̍h-lin-long.</text:p>
      <text:p text:style-name="P3"><text:soft-page-break/>會當教我按怎踅無？</text:p>
      <text:p text:style-name="P3">Ē-tàng kà guá án-tsuánn se̍h --bô?</text:p>
      <text:p text:style-name="P3"/>
      <text:p text:style-name="P3">嗯！頭起先是踅尻川䫌，足簡單的喔，你看。</text:p>
      <text:p text:style-name="P3">Mh! Thâu-khí-sing sī se̍h kha-tshng-phué, tsiok kán-tan --ê --ooh, lí khuànn.</text:p>
      <text:p text:style-name="P3"/>
      <text:p text:style-name="P3">我敢若有法度做喔。喂？停落來矣。</text:p>
      <text:p text:style-name="P3">Guá kán-ná ū huat-tōo tsò --ooh. Ueh? Thîng --lo̍h-lâi --ah.</text:p>
      <text:p text:style-name="P3"/>
      <text:p text:style-name="P3">足厲害的。</text:p>
      <text:p text:style-name="P3">Tsiok lī-hāi --ê.</text:p>
      <text:p text:style-name="P3"/>
      <text:p text:style-name="P3">你敢若袂使踅玲瑯。</text:p>
      <text:p text:style-name="P3">Lí kán-ná bē-sái se̍h-lin-long.</text:p>
      <text:p text:style-name="P3"/>
      <text:p text:style-name="P3">好佳哉停落來矣。</text:p>
      <text:p text:style-name="P3">Hó-ka-tsài thîng --lo̍h-lâi --ah.</text:p>
      <text:p text:style-name="P3"/>
      <text:p text:style-name="P3">這是啥物啊？啊！足冰的！</text:p>
      <text:p text:style-name="P3">Tse sī siánn-mi̍h --ah? Ah! Tsiok ping --ê!</text:p>
      <text:p text:style-name="P3"/>
      <text:p text:style-name="P3">喂？這是啥物？</text:p>
      <text:p text:style-name="P3">Ueh? Tse sī siánn-mi̍h? </text:p>
      <text:p text:style-name="P3"/>
      <text:p text:style-name="P46">啊！足媠的。啥人送予我的禮物，是無？</text:p>
      <text:p text:style-name="P46">Ah! Tsiok suí --ê. Siánn-lâng sàng hōo guá ê lé-bu̍t, sī--bô?</text:p>
      <text:p text:style-name="P3"/>
      <text:p text:style-name="P3"/>
      <text:p text:style-name="P3">啊！足過份的，啥人欲挃這種物件。</text:p>
      <text:p text:style-name="P3">Ah! Tsiok kuè-hūn --ê, siánn-lâng beh ti̍h tsit tsióng mi̍h-kiānn.</text:p>
      <text:p text:style-name="P3"/>
      <text:p text:style-name="P3">你咧創啥物？敢是啥物記號？</text:p>
      <text:p text:style-name="P3">Lí leh tshòng siánn-mi̍h? Kám sī siánn-mi̍h kì-hō?</text:p>
      <text:p text:style-name="P3"/>
      <text:p text:style-name="P3">著，智識的記號啦。</text:p>
      <text:p text:style-name="P3">Tio̍h, tì-sik ê kì-hō --lah. </text:p>
      <text:p text:style-name="P3"/>
      <text:p text:style-name="P3">喂？</text:p>
      <text:p text:style-name="P3">Ueh?</text:p>
      <text:p text:style-name="P3"/>
      <text:p text:style-name="P3">冥想一下，你可能就會了解矣。</text:p>
      <text:p text:style-name="P3">Bîn-sióng --tsi̍t-ē, lí khó-lîng tō ē liáu-kái --ah.</text:p>
      <text:p text:style-name="P3"/>
      <text:p text:style-name="P3">按呢是無？</text:p>
      <text:p text:style-name="P3">Án-ne sī --bô?</text:p>
      <text:p text:style-name="P3"/>
      <text:p text:style-name="P3">著啊。哈哈哈哈……。</text:p>
      <text:p text:style-name="P3">Tio̍h --ah. Ha ha ha ha…….</text:p>
      <text:p text:style-name="P3"/>
      <text:p text:style-name="P3">I siooh，哇uh！按呢閣較好耍啦。</text:p>
      <text:p text:style-name="P3">I siooh, Uah-uh! Án-ne koh-khah hó-sńg --lah.</text:p>
      <text:p text:style-name="P3"/>
      <text:p text:style-name="P3">娘仔瓜鳥就親像荷仁豆雞仔囝的老師咧。</text:p>
      <text:p text:style-name="P3">Niû-á-kue-tsiáu tō tshin-tshiūnn Hô-lîn-tāu-ke-á-kiánn ê lāu-su --leh.</text:p>
      <text:p text:style-name="P3"/>
      <text:p text:style-name="P3"/>
      <text:p text:style-name="P3"/>
      <text:p text:style-name="P3"/>
      <text:p text:style-name="P3"><text:soft-page-break/>荷仁豆雞仔囝才是我的老師啦。</text:p>
      <text:p text:style-name="P3">Hô-lîn-tāu-ke-á-kiánn tsiah sī guá ê lāu-su --lah.</text:p>
      <text:p text:style-name="P3"/>
      <text:p text:style-name="P3">咧講啥物？</text:p>
      <text:p text:style-name="P3">Leh kóng siánn-mi̍h?</text:p>
      <text:p text:style-name="P3"/>
      <text:p text:style-name="P3">In講涼涼的足爽快的。</text:p>
      <text:p text:style-name="P3">In kóng liâng-liâng--ê tsiok sóng-khuài--ê.</text:p>
      <text:p text:style-name="P3"/>
      <text:p text:style-name="P3">喂？我看覓咧。</text:p>
      <text:p text:style-name="P46">Ueh? Guá khuànn-māi --leh. </text:p>
      <text:p text:style-name="P46"/>
      <text:p text:style-name="P46">喔！誠實足涼的！</text:p>
      <text:p text:style-name="P46">Ooh! Tsiânn-si̍t tsiok liâng--ê!</text:p>
      <text:p text:style-name="P3"/>
      <text:p text:style-name="P3">毋過，敢若變燒熱矣呢。你是按怎咧？</text:p>
      <text:p text:style-name="P3">M̄-koh, kán-ná piàn sio-jua̍h --ah --neh. Lí sī án-tsuánn --leh?</text:p>
      <text:p text:style-name="P3"/>
      <text:p text:style-name="P3">遮對我來講敢若傷燒熱矣。</text:p>
      <text:p text:style-name="P3">Tsia tuì guá lâi kóng kán-ná siunn sio-jua̍h --ah.</text:p>
      <text:p text:style-name="P3"/>
      <text:p text:style-name="P3">連鞭就到矣，閣忍一下。</text:p>
      <text:p text:style-name="P3">Liâm-mi tō kàu --ah, koh lún --tsi̍t-ē.</text:p>
      <text:p text:style-name="P3"/>
      <text:p text:style-name="P3">啊！冰角無去矣，欲按怎？</text:p>
      <text:p text:style-name="P3">Ah! Ping-kak bô--khì --ah, beh án-tsuánn?</text:p>
      <text:p text:style-name="P3"/>
      <text:p text:style-name="P3">按呢菜頭徛鵝就袂當轉去矣。</text:p>
      <text:p text:style-name="P3">Án-ne Tshài-thâu-khiā-gô tiō bē-tàng tńg--khí --ah.</text:p>
      <text:p text:style-name="P3">拄才彼是啥？</text:p>
      <text:p text:style-name="P3">Tú-tsiah he sī siánn?</text:p>
      <text:p text:style-name="P3"/>
      <text:p text:style-name="P3">伊轉來囉！</text:p>
      <text:p text:style-name="P3">I tńg--lâi --looh!</text:p>
      <text:p text:style-name="P3"/>
      <text:p text:style-name="P3">菜蔬村誠實無仝款。</text:p>
      <text:p text:style-name="P3">Tshài-se-tshuan tsiânn-si̍t bô kāng-khuán.</text:p>
      <text:p text:style-name="P3"/>
      <text:p text:style-name="P3">是一个好所在乎？</text:p>
      <text:p text:style-name="P3">Sī tsi̍t ê hó sóo-tsāi --honnh?</text:p>
      <text:p text:style-name="P3"/>
      <text:p text:style-name="P3">我耍甲誠歡喜，多謝恁啦！</text:p>
      <text:p text:style-name="P3">Guá sńg kah tsiânn huann-hí, to-siā --lín --lah!</text:p>
      <text:p text:style-name="P3"/>
      <text:p text:style-name="P3">有閒才閣來。</text:p>
      <text:p text:style-name="P3">Ū-îng tsiah koh lâi.</text:p>
      <text:p text:style-name="P3"/>
      <text:p text:style-name="P3">再見囉！</text:p>
      <text:p text:style-name="P3">Tsài-kiàn --looh!</text:p>
      <text:p text:style-name="P3"/>
      <text:p text:style-name="P3"/>
      <text:p text:style-name="P69">492 18.苦瓜鳥的惡作孽</text:p>
      <text:p text:style-name="P3"/>
      <text:p text:style-name="P3">苦瓜鳥的惡作孽</text:p>
      <text:p text:style-name="P3">Khóo-kue-tsiáu ê ok tsok-gia̍t</text:p>
      <text:p text:style-name="P3"/>
      <text:p text:style-name="P3">喂！荷仁豆雞仔囝，恁是對佗位行來的？逐家敢若攏燒hut-hut呢！</text:p>
      <text:p text:style-name="P3">Ueh! Ho-lîn-tāu-ke-á-kiánn,Lín sī uì tó-uī kiânn lâi --ê? Ta̍k-ke kán-ná lóng sio-hut-hut --neh!</text:p>
      <text:p text:style-name="P3"/>
      <text:p text:style-name="P3">攏熱甲衝煙矣！</text:p>
      <text:p text:style-name="P3">Lóng jua̍h kah tshìng ian --ah!</text:p>
      <text:p text:style-name="P3"/>
      <text:p text:style-name="P3">過去看覓咧！</text:p>
      <text:p text:style-name="P3">Kuè-khì khuànn-māi --leh!</text:p>
      <text:p text:style-name="P3"/>
      <text:p text:style-name="P3">好啊！</text:p>
      <text:p text:style-name="P3">Hó --ah!</text:p>
      <text:p text:style-name="P3"/>
      <text:p text:style-name="P3">喔！足強的燒氣。</text:p>
      <text:p text:style-name="P3">Ooh! Tsiok kiông ê sio-khì.</text:p>
      <text:p text:style-name="P3"/>
      <text:p text:style-name="P3">啥物攏看無。</text:p>
      <text:p text:style-name="P3">Siánn-mi̍h lóng khuànn bô.</text:p>
      <text:p text:style-name="P3"/>
      <text:p text:style-name="P3">喂！是溫泉。</text:p>
      <text:p text:style-name="P3">Ueh! Sī un-tsuânn.</text:p>
      <text:p text:style-name="P3"/>
      <text:p text:style-name="P3">足爽快的形。</text:p>
      <text:p text:style-name="P3">Tsiok sóng-khuài ê hîng.</text:p>
      <text:p text:style-name="P3"/>
      <text:p text:style-name="P3">按呢足趣味。</text:p>
      <text:p text:style-name="P3">Án-ne tsiok tshù-bī.</text:p>
      <text:p text:style-name="P3"/>
      <text:p text:style-name="P3"/>
      <text:p text:style-name="P3">你呔會欲做彼種代誌？</text:p>
      <text:p text:style-name="P3">Lí thài ē beh tsò hit tsióng tāi-tsì?</text:p>
      <text:p text:style-name="P3"/>
      <text:p text:style-name="P3">我只不過是看逐家精神誠好，所以揬看覓爾爾。</text:p>
      <text:p text:style-name="P3">Guá tsí-put-kò sī khuànn ta̍k-ke tsing-sîn tsiânn hó, sóo-í tu̍h khuànn-māi niā-niā.</text:p>
      <text:p text:style-name="P3"/>
      <text:p text:style-name="P3">苦瓜鳥，是按怎咧？哎唷！恁兩个呔會按呢滑溜溜？</text:p>
      <text:p text:style-name="P3">Khóo-kue-tsiáu, sī án-tsuánn --leh? Aih-ioh! Lín nn̄g ê thài ē án-ne ku̍t-liu-liu?</text:p>
      <text:p text:style-name="P3"/>
      <text:p text:style-name="P3">嗯！阮拄才去泡溫泉才會變成按呢啦！</text:p>
      <text:p text:style-name="P3">Mh! Gún tú-tsiah khì phàu un-tsuânn tsiah ē piàn-sîng án-ne --lah!</text:p>
      <text:p text:style-name="P3"/>
      <text:p text:style-name="P3">是喔，所以逐家才會遮有精神喔？</text:p>
      <text:p text:style-name="P3">Sī --ooh, sóo-í ta̍k-ke tsiah ē tsiah ū tsing-sîn --ooh?</text:p>
      <text:p text:style-name="P3"/>
      <text:p text:style-name="P3">足無簡單泡好溫泉，有一个仔好心情。</text:p>
      <text:p text:style-name="P3">Tsiok bô kán-tan phàu hó un-tsuânn, ū tsi̍t-ê-á hó sim-tsîng.</text:p>
      <text:p text:style-name="P3"/>
      <text:p text:style-name="P47">啊！聽恁按呢講，我雄雄嘛足想欲來去泡溫泉。</text:p>
      <text:p text:style-name="P65">Ah! Thiann lín án-ne kóng, guá hiông-hiông mā tsiok siūnn-beh lâi khì phàu un-tsuânn. </text:p>
      <text:p text:style-name="P3"><text:soft-page-break/>溫泉溫泉溫泉，</text:p>
      <text:p text:style-name="P3">Un-tsuânn un-tsuânn un-tsuânn,</text:p>
      <text:p text:style-name="P3"/>
      <text:p text:style-name="P3">我嘛欲來去泡溫泉。</text:p>
      <text:p text:style-name="P3">guá mā beh lâi khì phàu un-tsuânn.</text:p>
      <text:p text:style-name="P3"/>
      <text:p text:style-name="P3">我嘛足想欲去泡溫泉。</text:p>
      <text:p text:style-name="P3">Guá mā tsiok siūnn-beh khì phàu un-tsuânn.</text:p>
      <text:p text:style-name="P3"/>
      <text:p text:style-name="P3">嗯，咱做伙去。</text:p>
      <text:p text:style-name="P3">Mh, lán tsò-hué khì.</text:p>
      <text:p text:style-name="P3"/>
      <text:p text:style-name="P3">我嘛欲去。</text:p>
      <text:p text:style-name="P48">Guá mā beh khì. </text:p>
      <text:p text:style-name="P48"/>
      <text:p text:style-name="P48">足疼的，就是會疼嘛欲去。</text:p>
      <text:p text:style-name="P48">Tsiok thiànn--ê, tiō sī ē thiànn mā beh khì.</text:p>
      <text:p text:style-name="P3"/>
      <text:p text:style-name="P3">小等我咧。</text:p>
      <text:p text:style-name="P3">Sió-tán --guá --leh.</text:p>
      <text:p text:style-name="P3"/>
      <text:p text:style-name="P3">喔！足爽快，足爽快。</text:p>
      <text:p text:style-name="P3">Ooh! Tsiok sóng-khuài, tsiok sóng-khuài.</text:p>
      <text:p text:style-name="P3"/>
      <text:p text:style-name="P3">我欲出去矣。</text:p>
      <text:p text:style-name="P3">Guá beh tshut-khì --ah.</text:p>
      <text:p text:style-name="P3"/>
      <text:p text:style-name="P3">我嘛是。</text:p>
      <text:p text:style-name="P3">Guá mā sī.</text:p>
      <text:p text:style-name="P3"/>
      <text:p text:style-name="P3">啊！我peh起來矣。</text:p>
      <text:p text:style-name="P3">Ah! Guá peh --khí-lâi --ah.</text:p>
      <text:p text:style-name="P3"/>
      <text:p text:style-name="P3"/>
      <text:p text:style-name="P3">好，既然按呢我嘛欲起去矣，喔，足讚的溫泉。</text:p>
      <text:p text:style-name="P3">Hó, kì-liân án-ne guá mā beh khí-khì --ah, ooh, tsiok tsán ê un-tsuânn.</text:p>
      <text:p text:style-name="P3"/>
      <text:p text:style-name="P3">喂？娘仔瓜鳥，你閣去泡一擺溫泉喔？</text:p>
      <text:p text:style-name="P3">Ueh? Niû-á-kue-tsiáu,lí koh khì phàu tsi̍t pái un-tsuânn --ooh?</text:p>
      <text:p text:style-name="P3"/>
      <text:p text:style-name="P3">我毋是啦，無nooh，你講的無毋著啦，啊哈哈哈哈，喂！</text:p>
      <text:p text:style-name="P3">Guá m̄ sī --lah, bô --nooh, lí kóng--ê bô m̄-tio̍h --lah, ah ha ha ha ha, Ueh! </text:p>
      <text:p text:style-name="P3"/>
      <text:p text:style-name="P3">誠實佮娘仔瓜鳥仝款仔仝款。</text:p>
      <text:p text:style-name="P3">Tsiânn-si̍t kah Niû-á-kue-tsiáu kāng-khuán--á kāng-khuán.</text:p>
      <text:p text:style-name="P3"/>
      <text:p text:style-name="P3">你咧創啥，娘仔瓜鳥？</text:p>
      <text:p text:style-name="P3">Lí leh tshòng sánn, Niû-á-kue-tsiáu?</text:p>
      <text:p text:style-name="P3"/>
      <text:p text:style-name="P3">哈哈哈！</text:p>
      <text:p text:style-name="P3">Ha ha ha!</text:p>
      <text:p text:style-name="P3"/>
      <text:p text:style-name="P3">啊，停袂落來。</text:p>
      <text:p text:style-name="P3">Ah, thîng buē lo̍h--lâi.</text:p>
      <text:p text:style-name="P3"/>
      <text:p text:style-name="P3">是按怎咧？</text:p>
      <text:p text:style-name="P3">Sī án-tsuánn --leh?</text:p>
      <text:p text:style-name="P3"/>
      <text:p text:style-name="P3">是娘仔瓜鳥。</text:p>
      <text:p text:style-name="P3">Sī Niû-á-kue-tsiáu.</text:p>
      <text:p text:style-name="P3"/>
      <text:p text:style-name="P3"><text:soft-page-break/>足過份的。</text:p>
      <text:p text:style-name="P3">Tsiok kuè-hūn--ê.</text:p>
      <text:p text:style-name="P3"/>
      <text:p text:style-name="P3">In本成敢毋是足好的朋友？你呔會做這款代誌咧？喂，你小等咧。</text:p>
      <text:p text:style-name="P3">In pún-tsiânn kám m̄ sī tsiok hó--ê pîng-iú? Lí thài ē tsò tsit khuán tāi-tsì --leh? Ueh, lí sió tán --leh.</text:p>
      <text:p text:style-name="P3"/>
      <text:p text:style-name="P3">哈哈哈！佇遮，佇遮。</text:p>
      <text:p text:style-name="P3">Ha ha ha! Tī tsia,tī tsia.</text:p>
      <text:p text:style-name="P3"/>
      <text:p text:style-name="P3">討厭。</text:p>
      <text:p text:style-name="P3">Thó-ià.</text:p>
      <text:p text:style-name="P3"/>
      <text:p text:style-name="P3">哈哈哈哈，我佇遮。</text:p>
      <text:p text:style-name="P3">Ha ha ha ha, guá tī tsia.</text:p>
      <text:p text:style-name="P3"/>
      <text:p text:style-name="P3">馬鈴薯狗，你無要緊乎？</text:p>
      <text:p text:style-name="P3">Má-lîng-tsî-káu, lí bô iàu-kín --honnh?</text:p>
      <text:p text:style-name="P3"/>
      <text:p text:style-name="P3">這誠實好耍甲無想欲停落來。</text:p>
      <text:p text:style-name="P3">Tse tsiânn-si̍t hó sńg kah bô siūnn beh thîng--lo̍h-lâi.</text:p>
      <text:p text:style-name="P3"/>
      <text:p text:style-name="P3">有另外一个我。</text:p>
      <text:p text:style-name="P3">Ū līng-guā tsi̍t ê guá.</text:p>
      <text:p text:style-name="P3"/>
      <text:p text:style-name="P3">竟然有兩个娘仔瓜鳥。</text:p>
      <text:p text:style-name="P3">Kìng-liân ū nn̄g ê Niû-á-kue-tsiáu.</text:p>
      <text:p text:style-name="P3"/>
      <text:p text:style-name="P3">是按怎咧？</text:p>
      <text:p text:style-name="P3">Sī án-tsuánn --leh?</text:p>
      <text:p text:style-name="P3"/>
      <text:p text:style-name="P3"/>
      <text:p text:style-name="P3">當時仔是苦瓜鳥？</text:p>
      <text:p text:style-name="P3">Tang-sî--á sī Khóo-kue-tsiáu?</text:p>
      <text:p text:style-name="P3"/>
      <text:p text:style-name="P3">我知影矣，伊泡過溫泉了後，就變甲滑溜溜。</text:p>
      <text:p text:style-name="P3">Guá tsai-iánn --ah, i phàu kuè un-tsuânn liáu-āu, tiō piàn kah ku̍t-liu-liu.</text:p>
      <text:p text:style-name="P3"/>
      <text:p text:style-name="P3">哎唷！足忝的。</text:p>
      <text:p text:style-name="P3">Aih-ioh! Tsiok thiám--ê.</text:p>
      <text:p text:style-name="P3"/>
      <text:p text:style-name="P3">實在是喔。</text:p>
      <text:p text:style-name="P3">Si̍t-tsāi sī --ooh.</text:p>
      <text:p text:style-name="P3"/>
      <text:p text:style-name="P3">猶是溫泉上讚，啊哈哈哈，足讚的，足讚的，</text:p>
      <text:p text:style-name="P3">Ah sī un-tsuânn siōng tsán, ah ha ha ha, tsiok tsán --ê, tsiok tsán--ê, </text:p>
      <text:p text:style-name="P3"/>
      <text:p text:style-name="P3">溫泉上讚啦！</text:p>
      <text:p text:style-name="P3">un-tsuânn siōng tsán --lah! </text:p>
      <text:p text:style-name="P3"/>
      <text:p text:style-name="P3"/>
      <text:p text:style-name="P3"/>
      <text:p text:style-name="P3"/>
      <text:p text:style-name="P69">493 19.菜蔬灣的怪物（上集）</text:p>
      <text:p text:style-name="P3"/>
      <text:p text:style-name="P3">菜蔬灣的怪物(一)</text:p>
      <text:p text:style-name="P3">Tshài-se-uan ê kuài-bu̍t (it)</text:p>
      <text:p text:style-name="P3"/>
      <text:p text:style-name="P3">你愛加油喔！番薯刺蝟。</text:p>
      <text:p text:style-name="P3">Lí ài ka-iû --ooh! Han-tsî-tshì-uī.</text:p>
      <text:p text:style-name="P3"/>
      <text:p text:style-name="P3">好！拄才彼是啥物？</text:p>
      <text:p text:style-name="P3">Hó! <text:s/>Tú-tsiah he sī siánn-mi̍h?</text:p>
      <text:p text:style-name="P3"/>
      <text:p text:style-name="P3">你講啥物？</text:p>
      <text:p text:style-name="P3">Lí kóng siánn-mi̍h?</text:p>
      <text:p text:style-name="P3"/>
      <text:p text:style-name="P3">敢若有一个大大大的物件飛過去的形。</text:p>
      <text:p text:style-name="P3">Kán-ná ū tsi̍t ê tuā-tuā-tuā ê mi̍h-kiānn pue --kuè-khì ê hîng.</text:p>
      <text:p text:style-name="P3"/>
      <text:p text:style-name="P3">昨昏的暴風雨足厲害的。</text:p>
      <text:p text:style-name="P3">Tsa-hng ê pō-hong-ú tsiok lī-hāi--ê.</text:p>
      <text:p text:style-name="P3"/>
      <text:p text:style-name="P3">誠實足恐怖的。</text:p>
      <text:p text:style-name="P3">Tsiânn-si̍t tsiok khióng-pòo--ê.</text:p>
      <text:p text:style-name="P3"/>
      <text:p text:style-name="P49">啊！這馬閣想起來就感覺足恐怖。</text:p>
      <text:p text:style-name="P3">Ah! Tsit-má koh siūnn --khí-lâi tō kám-kak tsiok <text:s/>khióng-pòo.</text:p>
      <text:p text:style-name="P3"/>
      <text:p text:style-name="P3">毋是啦！彼个彼个。</text:p>
      <text:p text:style-name="P3">M̄ sī --lah! Hit ê hit ê.</text:p>
      <text:p text:style-name="P3"/>
      <text:p text:style-name="P3"/>
      <text:p text:style-name="P3">啊！有怪物。</text:p>
      <text:p text:style-name="P3">Ah! Ū kuài-bu̍t.</text:p>
      <text:p text:style-name="P3"/>
      <text:p text:style-name="P3">啥物？</text:p>
      <text:p text:style-name="P3">Siánn-mi̍h? </text:p>
      <text:p text:style-name="P3"/>
      <text:p text:style-name="P3">按怎啦？</text:p>
      <text:p text:style-name="P3">Án tsuánn --lah? </text:p>
      <text:p text:style-name="P3"/>
      <text:p text:style-name="P3">誠實咧，是怪物。</text:p>
      <text:p text:style-name="P3">Tsiânn-si̍t --leh, sī kuài-bu̍t.</text:p>
      <text:p text:style-name="P3"/>
      <text:p text:style-name="P3">感覺足討厭的。</text:p>
      <text:p text:style-name="P3">Kám-kak tsiok thó-ià--ê.</text:p>
      <text:p text:style-name="P3"/>
      <text:p text:style-name="P3">喂，你是啥人？啊？無路用，這聲欲按怎？</text:p>
      <text:p text:style-name="P3">Ueh, lí sī siánn-lâng? Ah? Bô-lōo-īng, tsit-siann beh án-tsuánn?</text:p>
      <text:p text:style-name="P3"/>
      <text:p text:style-name="P3">荷仁豆雞仔囝講欲過去確定看伊究竟是啥物。</text:p>
      <text:p text:style-name="P3">Ho-lîn-tāu-ke-á-kiánn kóng beh kuè-khì khak-tīng khuànn i kiù-kìng sī siánn-mi̍h.</text:p>
      <text:p text:style-name="P3"/>
      <text:p text:style-name="P3">啊，嘛袂用得。</text:p>
      <text:p text:style-name="P3">Ah, mā bē-īng-tsit.</text:p>
      <text:p text:style-name="P3"/>
      <text:p text:style-name="P3">好，我來去看覓。</text:p>
      <text:p text:style-name="P3">Hó, guá lâi-khì khuànn-māi.</text:p>
      <text:p text:style-name="P3"/>
      <text:p text:style-name="P3">芋仔山豬，按怎咧？</text:p>
      <text:p text:style-name="P3">Ōo-á-suann-ti, án-tsuánn --leh?</text:p>
      <text:p text:style-name="P3"/>
      <text:p text:style-name="P3"><text:soft-page-break/>你無代誌乎？</text:p>
      <text:p text:style-name="P3">Lí bô tāi-tsì --honnh?</text:p>
      <text:p text:style-name="P3"/>
      <text:p text:style-name="P3">我的跤予人掠牢咧，</text:p>
      <text:p text:style-name="P3">Guá ê kha hōo lâng lia̍h tiâu --leh, </text:p>
      <text:p text:style-name="P3"/>
      <text:p text:style-name="P3">敢若欲沉落去的形，</text:p>
      <text:p text:style-name="P3">kán-ná beh tîm--lo̍h-khì ê hîng, </text:p>
      <text:p text:style-name="P3"/>
      <text:p text:style-name="P3">這隻怪物足恐怖的，</text:p>
      <text:p text:style-name="P3">tsit tsiah kuài-bu̍t tsiok khióng-pòo--ê, </text:p>
      <text:p text:style-name="P3"/>
      <text:p text:style-name="P3">我來走矣。</text:p>
      <text:p text:style-name="P3">guá lâi tsáu --ah.</text:p>
      <text:p text:style-name="P3"/>
      <text:p text:style-name="P3">我足驚的，馬鈴薯狗。</text:p>
      <text:p text:style-name="P3">Guá tsiok kiann--ê, Má-lîng-tsî-káu.</text:p>
      <text:p text:style-name="P3"/>
      <text:p text:style-name="P3">嗯，彼个物件若準走來咱菜蔬村。</text:p>
      <text:p text:style-name="P3">Mh, hit ê mi̍h-kiānn nā-tsún tsáu lâi lán Tshài-se-tshuan.</text:p>
      <text:p text:style-name="P3"/>
      <text:p text:style-name="P3">番薯刺蝟，你無要緊乎？</text:p>
      <text:p text:style-name="P3">Han-tsî-tshì-uī, lí bô iàu-kín --honnh?</text:p>
      <text:p text:style-name="P3"/>
      <text:p text:style-name="P3">我一直攏佇遮。</text:p>
      <text:p text:style-name="P3">Guá it-ti̍t lóng tī tsia.</text:p>
      <text:p text:style-name="P3"/>
      <text:p text:style-name="P3">馬鈴薯狗，咱閣過去共問一擺看覓咧，去問伊到底來遮創啥。</text:p>
      <text:p text:style-name="P65">Má-lîng-tsî-káu, lán koh kuè-khì kā mn̄g tsi̍t pái khuànn-māi --leh, khì mn̄g i tàu-té lâi tsia tshòng siánn.</text:p>
      <text:p text:style-name="P3">若無咱袂當安心仔蹛落去。</text:p>
      <text:p text:style-name="P3">Nā bô lán bē-tàng an-sim-á tuà--lo̍h-khì.</text:p>
      <text:p text:style-name="P3"/>
      <text:p text:style-name="P3">嗯，講的有理。</text:p>
      <text:p text:style-name="P3">Mh, kóng--ê ū-lí.</text:p>
      <text:p text:style-name="P3"/>
      <text:p text:style-name="P3">你愛細膩。</text:p>
      <text:p text:style-name="P3">Lí ài sè-jī.</text:p>
      <text:p text:style-name="P3"/>
      <text:p text:style-name="P3">就欲到矣。</text:p>
      <text:p text:style-name="P3">Tō beh kàu --ah.</text:p>
      <text:p text:style-name="P3"/>
      <text:p text:style-name="P3">哎唷！怪物受氣矣。</text:p>
      <text:p text:style-name="P3">Aih-ioh! Kuài-bu̍t siū-khì --ah.</text:p>
      <text:p text:style-name="P3"/>
      <text:p text:style-name="P3"/>
      <text:p text:style-name="P69">494 20.菜蔬灣的怪物（下集）</text:p>
      <text:p text:style-name="P3"/>
      <text:p text:style-name="P3">菜蔬灣的怪物(二)</text:p>
      <text:p text:style-name="P3">Tshài-se-uan ê kuài-bu̍t (jī)</text:p>
      <text:p text:style-name="P3"/>
      <text:p text:style-name="P3">閣差一點點仔。</text:p>
      <text:p text:style-name="P3">Koh tsha tsi̍t-tiám-tiám-á. </text:p>
      <text:p text:style-name="P3"/>
      <text:p text:style-name="P3">小等咧，咱袂使逃走啦！</text:p>
      <text:p text:style-name="P3">Sió-tán --leh, lán bē-sái tô-tsáu --lah!</text:p>
      <text:p text:style-name="P3"/>
      <text:p text:style-name="P3">喂！你到底是啥人啊？</text:p>
      <text:p text:style-name="P3">Ueh! Lí tàu-té sī siánn-lâng --ah?</text:p>
      <text:p text:style-name="P3"/>
      <text:p text:style-name="P3">我予怪物舐著矣。</text:p>
      <text:p text:style-name="P3">Guá hōo kuài-bu̍t tsīnn--tio̍h --ah.</text:p>
      <text:p text:style-name="P3"/>
      <text:p text:style-name="P3">我拄才敢若予粗粗的手拍幾若下喔。</text:p>
      <text:p text:style-name="P3">Guá tú-tsiah kán-ná hōo tshoo-tshoo ê tshiú phah kuí-lō ē --ooh.</text:p>
      <text:p text:style-name="P3"/>
      <text:p text:style-name="P3">我嘛是。</text:p>
      <text:p text:style-name="P3">Guá mā sī.</text:p>
      <text:p text:style-name="P3"/>
      <text:p text:style-name="P3">若準有彼種怪物存在，菜蔬村就袂使閣蹛落去囉！咱就愛搬厝才會使。</text:p>
      <text:p text:style-name="P3">Nā-tsún ū hit tsióng kuài-bu̍t tsûn-tsāi, Tshài-se-tshuan tiō buē-sái koh tuà--lo̍h-khì --looh! Lán tiō ài puann-tshù tsiah ē-sái.</text:p>
      <text:p text:style-name="P3"/>
      <text:p text:style-name="P3"/>
      <text:p text:style-name="P3"/>
      <text:p text:style-name="P3">馬鈴薯狗，逐家咧耍啥物？敢若足好耍咧，我嘛欲做伙耍，好耍無？</text:p>
      <text:p text:style-name="P3">Má-lîng-tsî-káu, ta̍k-ke leh sńg siánn-mi̍h? Kán-ná tsiok hó-sńg --leh, guá mā beh tsò-hué sńg, hó-sńg --bô?</text:p>
      <text:p text:style-name="P3"/>
      <text:p text:style-name="P3">一點仔就無好耍，彼跡有怪物啦！</text:p>
      <text:p text:style-name="P3">Tsi̍t-tiám-á tō bô hó-sńg, hit liah ū kuài-bu̍t --lah!</text:p>
      <text:p text:style-name="P3"/>
      <text:p text:style-name="P3">嗯？怪物？臭衝的腳數。</text:p>
      <text:p text:style-name="P3">Mh? Kuài-bu̍t? Tshàu-tshìng ê kioh-siàu.</text:p>
      <text:p text:style-name="P3"/>
      <text:p text:style-name="P3">袂使做彼種代誌啦！</text:p>
      <text:p text:style-name="P3">Bē-sái tsò hit tsióng tāi-tsì --lah!</text:p>
      <text:p text:style-name="P3"/>
      <text:p text:style-name="P3">若是惹怪物受氣，欲按怎？</text:p>
      <text:p text:style-name="P3">Nā sī liá kuài-bu̍t siūnn-khì, beh án-tsuánn?</text:p>
      <text:p text:style-name="P3"/>
      <text:p text:style-name="P3">啊，足恐怖的。</text:p>
      <text:p text:style-name="P3">Ah, tsiok khióng-pòo--ê, </text:p>
      <text:p text:style-name="P3"/>
      <text:p text:style-name="P3">是海草。</text:p>
      <text:p text:style-name="P3">Sī hái-tsháu.</text:p>
      <text:p text:style-name="P3"/>
      <text:p text:style-name="P3">這是細尾魚仔。</text:p>
      <text:p text:style-name="P3">Tse sī sè bué hî-á.</text:p>
      <text:p text:style-name="P3"/>
      <text:p text:style-name="P3">總算予人救出來矣。</text:p>
      <text:p text:style-name="P3">Tsóng sǹg hōo lâng kiù--tshut-lâi --ah.</text:p>
      <text:p text:style-name="P3"/>
      <text:p text:style-name="P3">你是啥？</text:p>
      <text:p text:style-name="P3">Lí sī siánn?</text:p>
      <text:p text:style-name="P3"/>
      <text:p text:style-name="P3"><text:soft-page-break/>我是紫蘇扁魚，我佮細尾魚仔in，因為暴風雨去予海草捲牢咧，攏袂當振動。</text:p>
      <text:p text:style-name="P3">Guá sī Tsí-soo-pínn-hî, guá kah sè bué hî-á in, in-uī pō-hong-ú khì hōo hái-tsháu kńg tiâu --leh, lóng buē-tàng tín-tāng.</text:p>
      <text:p text:style-name="P3"/>
      <text:p text:style-name="P3">唅，怪物的真面目，當時仔就是恁喔！ </text:p>
      <text:p text:style-name="P3">Hannh, kuài-bu̍t ê tsin bīn bo̍k, tang-sî-á tiō sī lín --ooh! </text:p>
      <text:p text:style-name="P3"/>
      <text:p text:style-name="P3">按呢彼个大大大的物件到底是？</text:p>
      <text:p text:style-name="P3">Án-ne hit ê tuā-tuā-tuā ê mi̍h-kiānn tàu-té sī?</text:p>
      <text:p text:style-name="P3"/>
      <text:p text:style-name="P3">哇，是河馬白菜！</text:p>
      <text:p text:style-name="P3">Uah, sī Hô-bé-pe̍h-tshài!</text:p>
      <text:p text:style-name="P3"/>
      <text:p text:style-name="P3">驚一大趒乎！人本成睏甲好勢仔好勢，雄雄有啥物物件挵著我的尻川䫌？</text:p>
      <text:p text:style-name="P3">Kiann tsi̍t tuā tiô --honnh! Lâng pún-tsiânn khùn kah hó-sè-á hó-sè, hiông-hiông ū siánn-mi̍h mi̍h-kiānn lòng-tio̍h guá ê kha-tshng-phué?</text:p>
      <text:p text:style-name="P3"/>
      <text:p text:style-name="P3">按呢講，彼个喊喝的聲是？</text:p>
      <text:p text:style-name="P3">Án-ne kóng, hit ê hán-huah ê siann sī?</text:p>
      <text:p text:style-name="P3"/>
      <text:p text:style-name="P3">是河馬白菜鼾鼾吼的聲乎！</text:p>
      <text:p text:style-name="P3">Sī Hô-bé-pe̍h-tshài kônn-kônn-háu ê siann --honnh!</text:p>
      <text:p text:style-name="P3"/>
      <text:p text:style-name="P3">毋過，你呔會欲佇彼種所在睏咧？</text:p>
      <text:p text:style-name="P3">M̄-koh, lí thài ē beh tī hit tsióng sóo-tsāi khùn --leh?</text:p>
      <text:p text:style-name="P3"/>
      <text:p text:style-name="P3">昨昏的暴風雨。</text:p>
      <text:p text:style-name="P3">Tsa-hng ê pō-hong-ú.</text:p>
      <text:p text:style-name="P3"/>
      <text:p text:style-name="P3">當時仔對我的面頭前飛過的是河馬白菜。</text:p>
      <text:p text:style-name="P3">Tang-sî-á uì guá ê bīn-thâu-tsîng pue--kuè-ê sī Hô-bé-pe̍h-tshài.</text:p>
      <text:p text:style-name="P3"/>
      <text:p text:style-name="P3">紲落來就按呢睏去矣。</text:p>
      <text:p text:style-name="P3">Suà --lo̍h-lâi tō án-ne khùn--khì --ah.</text:p>
      <text:p text:style-name="P3"/>
      <text:p text:style-name="P3">高麗菜象，我足想你的。</text:p>
      <text:p text:style-name="P3">Ko-lê-tshài-tshiūnn, guá tsiok siūnn --lí --ê.</text:p>
      <text:p text:style-name="P3"/>
      <text:p text:style-name="P3">無愛啦！</text:p>
      <text:p text:style-name="P3">Bô ài --lah!</text:p>
      <text:p text:style-name="P3"/>
      <text:p text:style-name="P3">足古錐的。</text:p>
      <text:p text:style-name="P3">Tsiok kóo-tsui--ê.</text:p>
      <text:p text:style-name="P3"/>
      <text:p text:style-name="P3">討厭，莫過來啦！馬鈴薯狗，救命咧喔！</text:p>
      <text:p text:style-name="P3">Thó-ià, mài kuè--lâi --lah! Má-lîng-tsî-káu, kiù-miā --leh --ooh!</text:p>
      <text:p text:style-name="P3"/>
      <text:p text:style-name="P3"/>
      <text:p text:style-name="P69">495 21.想欲變瘦的柑仔蜜豬</text:p>
      <text:p text:style-name="P3"/>
      <text:p text:style-name="P3">想欲變瘦的柑仔蜜豬</text:p>
      <text:p text:style-name="P3">Siūnn-beh piàn sán ê Kam-á-bi̍t-ti</text:p>
      <text:p text:style-name="P3"/>
      <text:p text:style-name="P3">嘿！柑仔蜜豬，你咧創啥物？</text:p>
      <text:p text:style-name="P3">Heh! Kam-á-bi̍t-ti, lí leh tshòng siánn-mi̍h?</text:p>
      <text:p text:style-name="P3"/>
      <text:p text:style-name="P3">我咧看天頂啊。</text:p>
      <text:p text:style-name="P3">Guá leh khuànn thinn-tíng --ah.</text:p>
      <text:p text:style-name="P3"/>
      <text:p text:style-name="P3">是喔！再見囉！</text:p>
      <text:p text:style-name="P3">Sī --ooh! Tsài-kiàn --looh!</text:p>
      <text:p text:style-name="P3"/>
      <text:p text:style-name="P3">若準毋是這款圓圓的身軀，毋知有偌好。</text:p>
      <text:p text:style-name="P3">Nā-tsún m̄ sī tsit khuán înn-înn ê sin-khu, m̄ tsai ū guā hó.</text:p>
      <text:p text:style-name="P3"/>
      <text:p text:style-name="P3">足平靜的。</text:p>
      <text:p text:style-name="P3">Tsiok pîng-tsīng--ê.</text:p>
      <text:p text:style-name="P3"/>
      <text:p text:style-name="P3">足平靜的。</text:p>
      <text:p text:style-name="P3">Tsiok pîng-tsīng--ê.</text:p>
      <text:p text:style-name="P3"/>
      <text:p text:style-name="P3">敢若無平靜矣。</text:p>
      <text:p text:style-name="P3">Kánn-ná bô pîng-tsīng --ah.</text:p>
      <text:p text:style-name="P3"/>
      <text:p text:style-name="P3">你醒矣。</text:p>
      <text:p text:style-name="P3">Lí tshínn --ah.</text:p>
      <text:p text:style-name="P3"/>
      <text:p text:style-name="P3"/>
      <text:p text:style-name="P3"/>
      <text:p text:style-name="P3"/>
      <text:p text:style-name="P3">馬鈴薯狗、番薯刺蝟，多謝恁救我。</text:p>
      <text:p text:style-name="P3">Má-lîng-tsî káu, Han-tsî-tshì-uī, to-siā lín kiù --guá.</text:p>
      <text:p text:style-name="P3"/>
      <text:p text:style-name="P3">你是按怎？</text:p>
      <text:p text:style-name="P3">Lí sī án-tsuánn?</text:p>
      <text:p text:style-name="P3"/>
      <text:p text:style-name="P3">有啥物代誌就共阮講啊。</text:p>
      <text:p text:style-name="P3">Ū siánn-mi̍h tāi-tsì tiō kā gún kóng --ah.</text:p>
      <text:p text:style-name="P3"/>
      <text:p text:style-name="P3">我想欲變予較瘦的。</text:p>
      <text:p text:style-name="P3">Guá siūnn-beh piàn hōo khah sán--ê.</text:p>
      <text:p text:style-name="P3"/>
      <text:p text:style-name="P3">你講較瘦的，</text:p>
      <text:p text:style-name="P3">Lí kóng khah sán--ê, </text:p>
      <text:p text:style-name="P3"/>
      <text:p text:style-name="P3">是佮gōo-bōo蛇仝款？</text:p>
      <text:p text:style-name="P3">sī kah Gōo-bōo-tsuâ kāng-khuán? </text:p>
      <text:p text:style-name="P3"/>
      <text:p text:style-name="P3">抑是佮娘仔瓜鳥仝款？</text:p>
      <text:p text:style-name="P3">A̍h sī kah Niû-á-kue-tsiáu kāng-khuán? </text:p>
      <text:p text:style-name="P3"/>
      <text:p text:style-name="P3">抑是講，敢若怪怪咧。</text:p>
      <text:p text:style-name="P3">A̍h sī kóng, kánn-ná kuài-kuài --leh.</text:p>
      <text:p text:style-name="P3"/>
      <text:p text:style-name="P3">較有精神咧，柑仔蜜豬，你這馬按呢就足讚的！</text:p>
      <text:p text:style-name="P3">Khah ū tsing-sîn --leh, Kam-á-bi̍t-ti, lí tsit-má án-ne tiō tsiok tsán --ê!</text:p>
      <text:p text:style-name="P3"/>
      <text:p text:style-name="P3"/>
      <text:p text:style-name="P3"/>
      <text:p text:style-name="P3"/>
      <text:p text:style-name="P3"><text:soft-page-break/>番薯刺蝟誠實是一个大好人呢！</text:p>
      <text:p text:style-name="P3">Han-tsî-tshì-uī tsiânn-si̍t sī tsi̍t ê tuā hó-lâng --neh!</text:p>
      <text:p text:style-name="P3"/>
      <text:p text:style-name="P3">你緊出去啦，緊出去啦，你足煩的！</text:p>
      <text:p text:style-name="P3">Lí kín tshut-khì --lah, kín tshut-khì --lah, lí tsiok huân --ê!</text:p>
      <text:p text:style-name="P3"/>
      <text:p text:style-name="P3">發生啥物代誌矣？</text:p>
      <text:p text:style-name="P3">Huat-sing siánn-mi̍h tāi-tsì --ah?</text:p>
      <text:p text:style-name="P3"/>
      <text:p text:style-name="P3">馬鈴薯狗，緊共伊用出去！</text:p>
      <text:p text:style-name="P3">Má-lîng-tsî káu, kín kā i iōng tshut-khì!</text:p>
      <text:p text:style-name="P3"/>
      <text:p text:style-name="P3">我嘛按呢想啊！</text:p>
      <text:p text:style-name="P3">Guá mā án-ne siūnn --ah!</text:p>
      <text:p text:style-name="P3"/>
      <text:p text:style-name="P3">欲按怎共伊用出來咧？</text:p>
      <text:p text:style-name="P3">Beh án-tsuánn kā i iōng --tshut-lâi --leh?</text:p>
      <text:p text:style-name="P3"/>
      <text:p text:style-name="P3">你雄雄出力歕風，試看覓咧。</text:p>
      <text:p text:style-name="P3">Lí hiông-hiông tshut-la̍t pûn-hong, tshì-khuànn-māi --leh.</text:p>
      <text:p text:style-name="P3"/>
      <text:p text:style-name="P3">啊若擽呧咧？</text:p>
      <text:p text:style-name="P3">Ah nā ngiau-ti --leh?</text:p>
      <text:p text:style-name="P3"/>
      <text:p text:style-name="P3">緊停落來啦！</text:p>
      <text:p text:style-name="P3">Kín thîng--lo̍h-lâi --lah!</text:p>
      <text:p text:style-name="P3"/>
      <text:p text:style-name="P3">袂用得啦。</text:p>
      <text:p text:style-name="P3">Bē-īng-tsit --lah.</text:p>
      <text:p text:style-name="P3"/>
      <text:p text:style-name="P3"/>
      <text:p text:style-name="P3">看來只好硬共伊搝出來囉！</text:p>
      <text:p text:style-name="P3">Khuànn lâi tsí-hó ngē kā i giú --tshut-lâi --looh!</text:p>
      <text:p text:style-name="P3"/>
      <text:p text:style-name="P3">輪到我上場囉，</text:p>
      <text:p text:style-name="P3">Lûn kàu guá tsiūnn-tiûnn --looh,</text:p>
      <text:p text:style-name="P3"/>
      <text:p text:style-name="P3">我這馬就來共你鬥搝。</text:p>
      <text:p text:style-name="P3">guá tsit-má tō lâi kā lí tàu giú.</text:p>
      <text:p text:style-name="P3"/>
      <text:p text:style-name="P3">好、好，共鼻仔囥入來。</text:p>
      <text:p text:style-name="P3">Hó, hó, kā phīnn-á khǹg --ji̍p-lâi.</text:p>
      <text:p text:style-name="P3"/>
      <text:p text:style-name="P3">無愛！救命咧喔！</text:p>
      <text:p text:style-name="P3">Bô ài! Kiù-miā --leh --ooh!</text:p>
      <text:p text:style-name="P3"/>
      <text:p text:style-name="P3">啥人來鬥相共！</text:p>
      <text:p text:style-name="P3">Siánn-lâng lâi tàu-sann-kāng!</text:p>
      <text:p text:style-name="P3"/>
      <text:p text:style-name="P3">高麗菜象！</text:p>
      <text:p text:style-name="P3">Ko-lê-tshài-tshiūnn!</text:p>
      <text:p text:style-name="P3"/>
      <text:p text:style-name="P3">柑仔蜜豬！</text:p>
      <text:p text:style-name="P3">Kam-á-bi̍t-ti!</text:p>
      <text:p text:style-name="P3"/>
      <text:p text:style-name="P3">足重的！</text:p>
      <text:p text:style-name="P3">Tsiok tāng--ê!</text:p>
      <text:p text:style-name="P3"/>
      <text:p text:style-name="P3">柑仔蜜豬，加油！</text:p>
      <text:p text:style-name="P3">Kam-á-bi̍t-ti, ka-iû!</text:p>
      <text:p text:style-name="P3"/>
      <text:p text:style-name="P3">高麗菜象！</text:p>
      <text:p text:style-name="P3">Ko-lê-tshài-tshiūnn!</text:p>
      <text:p text:style-name="P3"/>
      <text:p text:style-name="P3"/>
      <text:p text:style-name="P3"><text:soft-page-break/>柑仔蜜豬！</text:p>
      <text:p text:style-name="P3">Kam-á-bi̍t-ti!</text:p>
      <text:p text:style-name="P3"/>
      <text:p text:style-name="P3">哎唷！這是高麗菜象？</text:p>
      <text:p text:style-name="P3">Aih-ioh! Tse sī Ko-lê-tshài-tshiūnn?</text:p>
      <text:p text:style-name="P3"/>
      <text:p text:style-name="P3">人的鼻仔變做按呢啦！</text:p>
      <text:p text:style-name="P3">Lâng ê phīnn-á piàn-tsò án-ne --lah!</text:p>
      <text:p text:style-name="P3"/>
      <text:p text:style-name="P3">柑仔蜜豬咧？柑仔蜜豬？</text:p>
      <text:p text:style-name="P3">Kam-á-bi̍t-ti --leh? Kam-á-bi̍t-ti?</text:p>
      <text:p text:style-name="P3"/>
      <text:p text:style-name="P3">我佇遮啦。</text:p>
      <text:p text:style-name="P3">Guá tī tsia --lah.</text:p>
      <text:p text:style-name="P3"/>
      <text:p text:style-name="P3">呔會按呢？</text:p>
      <text:p text:style-name="P3">Thài ē án-ne?</text:p>
      <text:p text:style-name="P3"/>
      <text:p text:style-name="P3">毋知影啊。</text:p>
      <text:p text:style-name="P3">M̄ tsai-iánn --ah.</text:p>
      <text:p text:style-name="P3"/>
      <text:p text:style-name="P3">柑仔蜜豬，你誠實變瘦矣。</text:p>
      <text:p text:style-name="P3">Kam-á-bi̍t-ti, lí tsiânn-si̍t piàn sán --ah.</text:p>
      <text:p text:style-name="P3"/>
      <text:p text:style-name="P3">好看無？</text:p>
      <text:p text:style-name="P3">Hó-khuànn --bô?</text:p>
      <text:p text:style-name="P3"/>
      <text:p text:style-name="P3"/>
      <text:p text:style-name="P69">496 22.烏豆雞仔囝出現矣</text:p>
      <text:p text:style-name="P3"/>
      <text:p text:style-name="P3">烏豆雞仔囝出現矣</text:p>
      <text:p text:style-name="P3">Oo-tāu-ke-á-kiánn tshut-hiān --ah </text:p>
      <text:p text:style-name="P3"/>
      <text:p text:style-name="P3">你好，娘仔瓜鳥。</text:p>
      <text:p text:style-name="P3">Lí hó, Niû-á-kue-tsiáu.</text:p>
      <text:p text:style-name="P3"/>
      <text:p text:style-name="P3">毋知是按怎，逐擺看著荷仁豆雞仔囝就有一種足幸福的感覺。</text:p>
      <text:p text:style-name="P3">M̄ tsai sī án-tsuánn, ta̍k pái khuànn-tio̍h Hô-lîn-tāu-ke-á-kiánn tō ū tsi̍t tsióng tsiok hīng-hok ê kám-kak.</text:p>
      <text:p text:style-name="P3"/>
      <text:p text:style-name="P3">我嘛是。</text:p>
      <text:p text:style-name="P3">Guá mā sī.</text:p>
      <text:p text:style-name="P3"/>
      <text:p text:style-name="P3">這嘛，因為荷仁豆雞仔囝有不可思議的力量。</text:p>
      <text:p text:style-name="P3">Tse --mah, in-uī Hô-lîn-tāu-ke-á-kiánn ū put-khó-su-gī ê li̍k-liōng.</text:p>
      <text:p text:style-name="P3"/>
      <text:p text:style-name="P3">是按呢喔！</text:p>
      <text:p text:style-name="P3">Sī án-ne --o͘h!</text:p>
      <text:p text:style-name="P3"/>
      <text:p text:style-name="P3">馬鈴薯狗嘛予我有幸福的感覺。</text:p>
      <text:p text:style-name="P3">Má-lîng-tsî-káu mā hōo guá ū hīng-hok ê kám-kak.</text:p>
      <text:p text:style-name="P3"/>
      <text:p text:style-name="P3">番薯刺蝟，你嘛予我有幸福的感覺。</text:p>
      <text:p text:style-name="P3">Han-tsî-tshì-uī, lí mā hōo guá ū hīng-hok ê kám-kak.</text:p>
      <text:p text:style-name="P3"/>
      <text:p text:style-name="P3"/>
      <text:p text:style-name="P3"/>
      <text:p text:style-name="P3"/>
      <text:p text:style-name="P3">按呢，無的確咱嘛有不可思議的力量。</text:p>
      <text:p text:style-name="P3">Án-ne, bô-tik-khak lán mā ū put-khó-su-gī ê li̍k-liōng.</text:p>
      <text:p text:style-name="P3"/>
      <text:p text:style-name="P3">就是講啊，著乎，娘仔瓜鳥？喂？娘仔瓜鳥？喂！</text:p>
      <text:p text:style-name="P3">Tiō sī kóng --ah, tio̍h --<text:span text:style-name="T30">honnh</text:span>, Niû-á-kue-tsiáu? Ueh? Niû-á-kue-tsiáu? Ueh!</text:p>
      <text:p text:style-name="P3"/>
      <text:p text:style-name="P3">今仔日嘛冥想光明的未來，哈哈哈哈哈，足空虛的。</text:p>
      <text:p text:style-name="P3">Kin-á-ji̍t mā bîng-sióng kong-bîng ê bī-lâi, ha ha ha ha ha, tsiok khang-hi--ê.</text:p>
      <text:p text:style-name="P3"/>
      <text:p text:style-name="P3">今仔日是一百下，明仔載欲閣較濟，一直按呢踅來踅去敢若足戇呆咧！</text:p>
      <text:p text:style-name="P3">Kin-á-ji̍t sī tsi̍t-pah ē, bîn-á-tsài beh koh khah tsē, it-ti̍t án-ne se̍h lâi se̍h khì kán-ná tsiok gōng-tai --leh!</text:p>
      <text:p text:style-name="P3"/>
      <text:p text:style-name="P3">閃開閃開閃開，唉，毋管閣按怎行，嘛無終點。</text:p>
      <text:p text:style-name="P3">Siám--khui siám--khui siám--khui, haih, m̄-kuán koh án-tsuánn <text:s/>kiânn, mā bô tsiong-tiám.</text:p>
      <text:p text:style-name="P3"/>
      <text:p text:style-name="P3">我足幸福的。</text:p>
      <text:p text:style-name="P3">Guá tsiok hīng-hok --ê.</text:p>
      <text:p text:style-name="P3"/>
      <text:p text:style-name="P3">我若是拍無見咧？</text:p>
      <text:p text:style-name="P50">Guá nā sī <text:span text:style-name="T31">phàng</text:span>-kìnn --leh?</text:p>
      <text:p text:style-name="P3"><text:soft-page-break/>我當然會去揣你啊，揣你嘛是一件幸福的代誌。</text:p>
      <text:p text:style-name="P3">Guá tong-liân ē khì tshuē --lí --ah, tshuē lí mā sī tsi̍t kiānn hīng-hok ê tāi-tsì.</text:p>
      <text:p text:style-name="P3"/>
      <text:p text:style-name="P3">我上佮意馬鈴薯狗矣。</text:p>
      <text:p text:style-name="P3">Guá siōng kah-ì Má-lîng-tsî-káu --ah.</text:p>
      <text:p text:style-name="P3"/>
      <text:p text:style-name="P3">番薯刺蝟你佇佗位？</text:p>
      <text:p text:style-name="P3">Han-tsî-tshì-uī lí tī tó-uī?</text:p>
      <text:p text:style-name="P3"/>
      <text:p text:style-name="P3">佇佗位？唅？</text:p>
      <text:p text:style-name="P3">Tī tó-uī? Hannh?</text:p>
      <text:p text:style-name="P3"/>
      <text:p text:style-name="P3">喂！番薯刺蝟，你走去佗位？我四界咧揣你。</text:p>
      <text:p text:style-name="P3">Ueh! Han-tsî-tshì-uī, lí tsáu khì tó-uī? Guá sì-kè leh tshuē --lí.</text:p>
      <text:p text:style-name="P3"/>
      <text:p text:style-name="P3">我根本無值得你來揣我。</text:p>
      <text:p text:style-name="P3">Guá kin-pún bô ta̍t-tit lí lâi tshuē --guá.</text:p>
      <text:p text:style-name="P3"/>
      <text:p text:style-name="P3">番薯刺蝟。</text:p>
      <text:p text:style-name="P3">Han-tsî-tshì-uī.</text:p>
      <text:p text:style-name="P3"/>
      <text:p text:style-name="P3">啥物所在都無幸福這款物件。</text:p>
      <text:p text:style-name="P3">Siánn-mi̍h sóo-tsāi to bô hīng-hok tsit khuán mi̍h-kiānn.</text:p>
      <text:p text:style-name="P3"/>
      <text:p text:style-name="P3">到底是按怎？</text:p>
      <text:p text:style-name="P3">Tàu-té sī án-tsuánn?</text:p>
      <text:p text:style-name="P3"/>
      <text:p text:style-name="P3"/>
      <text:p text:style-name="P3">閣按怎笑幸福嘛袂降臨。</text:p>
      <text:p text:style-name="P3">Koh án-tsuánn tshiò hīng-hok mā bē kàng-lîm.</text:p>
      <text:p text:style-name="P3"/>
      <text:p text:style-name="P3">小等咧啦，番薯刺蝟。</text:p>
      <text:p text:style-name="P3">Sió-tán --leh --lah, Han-tsî-tshì-uī.</text:p>
      <text:p text:style-name="P3"/>
      <text:p text:style-name="P3">啥物所在都無歡喜的代誌。</text:p>
      <text:p text:style-name="P3">Siánn-mi̍h sóo-tsāi to bô huann-hí ê tāi-tsì.</text:p>
      <text:p text:style-name="P3"/>
      <text:p text:style-name="P3">毋管去佗位啥物攏無。</text:p>
      <text:p text:style-name="P3">M̄-kuán khì tó-uī siánn-mi̍h lóng bô.</text:p>
      <text:p text:style-name="P3"/>
      <text:p text:style-name="P3">逐家較有精神咧。</text:p>
      <text:p text:style-name="P70">Ta̍k-ke khah ū tsing-sîn --leh. </text:p>
      <text:p text:style-name="P70"/>
      <text:p text:style-name="P70">荷仁豆雞仔囝，趕緊予逐家有幸福的感覺啦！</text:p>
      <text:p text:style-name="P70">Hô-lîn-tāu-ke-á-kiánn, kuánn-kín hōo ta̍k-ke ū hīng-hok ê kám-kak --lah!</text:p>
      <text:p text:style-name="P3"/>
      <text:p text:style-name="P51">毋著，in是烏豆雞仔囝，</text:p>
      <text:p text:style-name="P51">M̄-tio̍h, in sī Oo-tāu-ke-á-kiánn, <text:s/></text:p>
      <text:p text:style-name="P51"/>
      <text:p text:style-name="P51">烏豆雞仔囝的個性誠䆀，</text:p>
      <text:p text:style-name="P51">Oo-tāu-ke-á-kiánn ê kò-sìng tsiânn bái, </text:p>
      <text:p text:style-name="P51"/>
      <text:p text:style-name="P51">in嘛佮荷仁豆雞仔囝仝款，有不可思議的力量，會共幸福的感覺吸走。</text:p>
      <text:p text:style-name="P3">in mā kah Hô-lîn-tāu-ke-á-kiánn kāng-khuán, ū put-khó-su-gī ê li̍k-liōng, ē kā hīng-hok ê kám-kak khip <text:soft-page-break/>tsáu.</text:p>
      <text:p text:style-name="P3"/>
      <text:p text:style-name="P3">按呢逐家都。</text:p>
      <text:p text:style-name="P3">Án-ne ta̍k-ke to.</text:p>
      <text:p text:style-name="P3"/>
      <text:p text:style-name="P3">緊逃走喔，若無，幸福的感覺會予吸走去。</text:p>
      <text:p text:style-name="P3">Kín tô-tsáu --o͘h, nā-bô, hīng-hok ê kám-kak ē hōo khip tsáu khì.</text:p>
      <text:p text:style-name="P3"/>
      <text:p text:style-name="P3">這馬欲按怎才好？</text:p>
      <text:p text:style-name="P3">Tsit-má beh án-tsuánn tsiah hó?</text:p>
      <text:p text:style-name="P3"/>
      <text:p text:style-name="P3">我嘛毋知影。</text:p>
      <text:p text:style-name="P3">Guá mā m̄ tsai-iánn .</text:p>
      <text:p text:style-name="P3"/>
      <text:p text:style-name="P3">無路通走矣，哎唷！害溜溜囉。</text:p>
      <text:p text:style-name="P3">Bô lōo thang tsáu --ah, aih-ioh! Hāi-liu-liu --looh.</text:p>
      <text:p text:style-name="P3"/>
      <text:p text:style-name="P3">是荷仁豆雞仔囝。足好的，著乎？</text:p>
      <text:p text:style-name="P3">Sī Hô-lîn-tāu-ke-á-kiánn. Tsiok hó --ê, tio̍h --honnh?</text:p>
      <text:p text:style-name="P3"/>
      <text:p text:style-name="P3">嗯，修理好矣。</text:p>
      <text:p text:style-name="P3">Mh, siu-lí hó --ah.</text:p>
      <text:p text:style-name="P3"/>
      <text:p text:style-name="P3">幸福幸福無幸福，就親像一張紙的兩面。</text:p>
      <text:p text:style-name="P3">Hīng-hok hīng-hok bô hīng-hok, tō tshin-tshiūnn tsi̍t tiunn tsuá ê nn̄g bīn.</text:p>
      <text:p text:style-name="P3"/>
      <text:p text:style-name="P3"/>
      <text:p text:style-name="P69">497 23.蘋果夜婆的秘密</text:p>
      <text:p text:style-name="P3"/>
      <text:p text:style-name="P3">蘋果夜婆的秘密</text:p>
      <text:p text:style-name="P3">Phōng-kó-iā-pô ê pì-bi̍t</text:p>
      <text:p text:style-name="P3"/>
      <text:p text:style-name="P3">Uih？足芳的。</text:p>
      <text:p text:style-name="P3">Uih? Tsiok phang --ê.</text:p>
      <text:p text:style-name="P3"/>
      <text:p text:style-name="P3">誠實的。</text:p>
      <text:p text:style-name="P3">Tsiânn-si̍t--ê.</text:p>
      <text:p text:style-name="P3"/>
      <text:p text:style-name="P3">是啥物？去看覓咧，你是啥人啊？</text:p>
      <text:p text:style-name="P3">Sī siánn-mi̍h? Khì khuànn-māi --leh, lí sī siánn-lâng --ah?</text:p>
      <text:p text:style-name="P3"/>
      <text:p text:style-name="P3">我號做蘋果夜婆，我對果子村來的，請多多指教。</text:p>
      <text:p text:style-name="P3">Guá hō-tsò Phōng-kó-iā-pô, guá uì Kué-tsí-tshuan lâi ê, tshiánn to-to tsí-kàu.</text:p>
      <text:p text:style-name="P3"/>
      <text:p text:style-name="P3">請多多指教。</text:p>
      <text:p text:style-name="P3">Tshiánn to-to tsí-kàu.</text:p>
      <text:p text:style-name="P3"/>
      <text:p text:style-name="P3">蘋果夜婆，你的味足芳的。</text:p>
      <text:p text:style-name="P3">Phōng-kó-iā-pô, lí ê bī tsiok phang--ê.</text:p>
      <text:p text:style-name="P3"/>
      <text:p text:style-name="P3">等我熟矣，味閣較芳。啊？嗯。</text:p>
      <text:p text:style-name="P3">Tán guá si̍k --ah, bī koh-khah phang. Ah? Mh.</text:p>
      <text:p text:style-name="P3"/>
      <text:p text:style-name="P3">是按怎？</text:p>
      <text:p text:style-name="P3">Sī án-tsuánn?</text:p>
      <text:p text:style-name="P3"/>
      <text:p text:style-name="P3"/>
      <text:p text:style-name="P3"/>
      <text:p text:style-name="P3"/>
      <text:p text:style-name="P3"/>
      <text:p text:style-name="P3">無啦！無啥物，著啦，月圓的暗暝恁愛細膩喔！</text:p>
      <text:p text:style-name="P3">Bô --lah! Bô siánn-mi̍h, tio̍h --lah, gue̍h-înn ê àm-mî lín ài sè-jī --ooh!</text:p>
      <text:p text:style-name="P3"/>
      <text:p text:style-name="P3">為啥物唅？</text:p>
      <text:p text:style-name="P3">Uī siánn-mi̍h --hannh?</text:p>
      <text:p text:style-name="P3"/>
      <text:p text:style-name="P3">總講一句彼工下暗，</text:p>
      <text:p text:style-name="P3">Tsóng kóng tsi̍t kù hit kang e-àm, </text:p>
      <text:p text:style-name="P3"/>
      <text:p text:style-name="P3">逐家為著安全起見，愛覕起來。</text:p>
      <text:p text:style-name="P3">ta̍k-ke uī-tio̍h an-tsuân khí kiàn, ài bih --khí-lâi.</text:p>
      <text:p text:style-name="P3"/>
      <text:p text:style-name="P3">啊！又閣甜又閣酸。</text:p>
      <text:p text:style-name="P3">Ah! Iū-koh tinn iū-koh sng.</text:p>
      <text:p text:style-name="P3"/>
      <text:p text:style-name="P3">啊！睏甲誠飽，我欲來去耍矣。</text:p>
      <text:p text:style-name="P3">Ah! Khùn kah tsiânn pá, guá beh lâi-khì sńg --ah.</text:p>
      <text:p text:style-name="P3"/>
      <text:p text:style-name="P3">足芳的呢！Mh？我呔會行來這種所在？</text:p>
      <text:p text:style-name="P3">Tsiok phang --ê --neh! Mh? Guá thài ē kiânn lâi tsit tsióng sóo-tsāi?</text:p>
      <text:p text:style-name="P3"/>
      <text:p text:style-name="P3">來咧誠拄好，我來做你的朋友啦！做伙耍啊。</text:p>
      <text:p text:style-name="P3">Lâi --leh tsiânn tú-hó, guá lâi tsò lí ê pîng-iú --lah! Tsò-hué sńg --ah.</text:p>
      <text:p text:style-name="P3"/>
      <text:p text:style-name="P3">我討厭相唚。</text:p>
      <text:p text:style-name="P3">Guá thó-ià sio-tsim.</text:p>
      <text:p text:style-name="P3"><text:soft-page-break/>來耍啊！來耍啊！</text:p>
      <text:p text:style-name="P3">Lâi sńg --ah! Lâi sńg --ah!</text:p>
      <text:p text:style-name="P3"/>
      <text:p text:style-name="P3">哪會按呢？</text:p>
      <text:p text:style-name="P3">Ná ē án-ne?</text:p>
      <text:p text:style-name="P3"/>
      <text:p text:style-name="P3">來耍啊！</text:p>
      <text:p text:style-name="P3">Lâi sńg --ah!</text:p>
      <text:p text:style-name="P3"/>
      <text:p text:style-name="P3">足芳的。</text:p>
      <text:p text:style-name="P3">Tsiok phang --ê. </text:p>
      <text:p text:style-name="P3"/>
      <text:p text:style-name="P3">誠實的。啊！</text:p>
      <text:p text:style-name="P3">Tsiânn-si̍t --ê. Ah!</text:p>
      <text:p text:style-name="P3"/>
      <text:p text:style-name="P3">來耍啊！</text:p>
      <text:p text:style-name="P3">Lâi sńg --ah!</text:p>
      <text:p text:style-name="P3"/>
      <text:p text:style-name="P52">啊！緊住手！</text:p>
      <text:p text:style-name="P3">Ah! Kín tsū-tshiú!</text:p>
      <text:p text:style-name="P3"/>
      <text:p text:style-name="P3">來耍啊！嘿嘿嘿嘿嘿嘿。</text:p>
      <text:p text:style-name="P3">Lâi sńg--ah! Heh heh heh heh heh heh.</text:p>
      <text:p text:style-name="P3"/>
      <text:p text:style-name="P3">番薯刺蝟，你無要緊乎？哇！番薯刺蝟呔會？</text:p>
      <text:p text:style-name="P3">Han-tsî-tshì-uī, lí bô iàu-kín --honnh? Uah! Han-tsî-tshì-uī thài ē?</text:p>
      <text:p text:style-name="P3"/>
      <text:p text:style-name="P3">變做蘋果矣。</text:p>
      <text:p text:style-name="P3">Piàn tsò phōng-kó --ah.</text:p>
      <text:p text:style-name="P3"/>
      <text:p text:style-name="P3">馬鈴薯狗！欲按怎才好？</text:p>
      <text:p text:style-name="P3">Má-lîng-tsî-káu! Beh án-tsuánn tsiah hó?</text:p>
      <text:p text:style-name="P3"/>
      <text:p text:style-name="P3"/>
      <text:p text:style-name="P3">番薯刺蝟！你是按怎欲做這種代誌？</text:p>
      <text:p text:style-name="P3">Han-tsî-tshì-uī! Lí sī án-tsuánn beh tsò tsit tsióng tāi-tsì?</text:p>
      <text:p text:style-name="P3"/>
      <text:p text:style-name="P3">蘋果又閣甜，味又閣芳，逐家攏足佮意我。</text:p>
      <text:p text:style-name="P3">Phōng-kó iū-koh tinn, bī iū-koh phang, ta̍k-ke lóng tsiok kah-ì --guá.</text:p>
      <text:p text:style-name="P3"/>
      <text:p text:style-name="P3">無愛！救命咧喔！</text:p>
      <text:p text:style-name="P3">Bô ài! Kiù-miā --leh --ooh!</text:p>
      <text:p text:style-name="P3"/>
      <text:p text:style-name="P3">奇怪！呔會閣來矣？</text:p>
      <text:p text:style-name="P3">Kî-kuài! Thài ē koh lâi --ah?</text:p>
      <text:p text:style-name="P3"/>
      <text:p text:style-name="P3">阮敢會一直這款形咧？</text:p>
      <text:p text:style-name="P3">Gún kánn ē it-ti̍t tsit khuán hîng --leh?</text:p>
      <text:p text:style-name="P3"/>
      <text:p text:style-name="P3">安啦！連鞭就會變倒轉來矣！</text:p>
      <text:p text:style-name="P53">An --lah! Liâm-mi tō ē piàn tó-tńg-lâi --ah! </text:p>
      <text:p text:style-name="P53"/>
      <text:p text:style-name="P53">失禮，我一到月圓的暗暝，就會變做彼款形。</text:p>
      <text:p text:style-name="P53">Sit-lé, guá tsi̍t kàu gue̍h-înn ê àm-mî, tiō ē piàn-tsò hit khuán hîng.</text:p>
      <text:p text:style-name="P3"/>
      <text:p text:style-name="P3">以後逐擺攏會按呢是無？</text:p>
      <text:p text:style-name="P3">Í-āu ta̍k pái lóng ē án-ne sī --bô?</text:p>
      <text:p text:style-name="P3"/>
      <text:p text:style-name="P3">我閣想欲變做蘋果。</text:p>
      <text:p text:style-name="P3">Guá koh siūnn-beh piàn-tsò phōng-kó.</text:p>
      <text:p text:style-name="P3"><text:soft-page-break/>498 24.不可思議的葉仔</text:p>
      <text:p text:style-name="P3"/>
      <text:p text:style-name="P3">不可思議的葉仔</text:p>
      <text:p text:style-name="P3">Put-khó-su-gī ê hio̍h-á</text:p>
      <text:p text:style-name="P3"/>
      <text:p text:style-name="P3">你是按怎啦？</text:p>
      <text:p text:style-name="P3">Lí sī án-tsuánn --lah?</text:p>
      <text:p text:style-name="P3"/>
      <text:p text:style-name="P3">敢若足好食的！</text:p>
      <text:p text:style-name="P3">Kán-ná tsiok hó-tsia̍h --ê!</text:p>
      <text:p text:style-name="P3"/>
      <text:p text:style-name="P3">莫按呢啦！莫啦！</text:p>
      <text:p text:style-name="P3">Mài án-ne --lah! Mài --lah!</text:p>
      <text:p text:style-name="P3"/>
      <text:p text:style-name="P3">足好的！</text:p>
      <text:p text:style-name="P3">Tsiok hó--ê!</text:p>
      <text:p text:style-name="P3"/>
      <text:p text:style-name="P3">啥物？</text:p>
      <text:p text:style-name="P3">Siánn-mi̍h?</text:p>
      <text:p text:style-name="P3"/>
      <text:p text:style-name="P3">我嘛足想欲挃彼个尾溜！</text:p>
      <text:p text:style-name="P3">Guá mā tsiok siūnn-beh ti̍h hit ê bué-liu!</text:p>
      <text:p text:style-name="P3"/>
      <text:p text:style-name="P3">哎唷，這袂當予你！</text:p>
      <text:p text:style-name="P3">Aih-ioh, tse bē-tàng hōo --lí!</text:p>
      <text:p text:style-name="P3"/>
      <text:p text:style-name="P3">為啥物我無尾溜？奇怪！</text:p>
      <text:p text:style-name="P3">Uī siánn-mi̍h guá bô bué-liu? Kî-kuài!</text:p>
      <text:p text:style-name="P3"/>
      <text:p text:style-name="P3">佮馬鈴薯狗的尾溜仝款仔仝款！</text:p>
      <text:p text:style-name="P3">Kah Má-lîng-tsî-káu ê bué-liu kāng-khuán-á kāng-khuán!</text:p>
      <text:p text:style-name="P3"/>
      <text:p text:style-name="P3"/>
      <text:p text:style-name="P3"/>
      <text:p text:style-name="P3">若準伊會當鬥佇我的尻川䫌就好矣！</text:p>
      <text:p text:style-name="P3">Nā-tsún i ē-tàng tàu tī guá ê kha-tshng-phé tō hó --ah!</text:p>
      <text:p text:style-name="P3"/>
      <text:p text:style-name="P3">喂？彎落來！變做直的！</text:p>
      <text:p text:style-name="P54">Ueh? Uan --lo̍h-lâi! Piàn-tsò ti̍t--ê! </text:p>
      <text:p text:style-name="P54"/>
      <text:p text:style-name="P54">啊！我嘛有尾溜囉！</text:p>
      <text:p text:style-name="P54">Ah! Guá mā ū bé-liu --looh!</text:p>
      <text:p text:style-name="P3"/>
      <text:p text:style-name="P3">細漢茄仔狗，你身軀頂彼是啥物？</text:p>
      <text:p text:style-name="P3">Sè-hàn-kiô-á-káu, lí sin-khu-tíng he sī siánn-mi̍h?</text:p>
      <text:p text:style-name="P3"/>
      <text:p text:style-name="P3">阿兄，是尾溜啦！</text:p>
      <text:p text:style-name="P3">A-hiann, sī bué-liu --lah!</text:p>
      <text:p text:style-name="P3"/>
      <text:p text:style-name="P3">足好的！</text:p>
      <text:p text:style-name="P3">Tsiok hó--ê! </text:p>
      <text:p text:style-name="P3"/>
      <text:p text:style-name="P3">我嘛想欲愛！</text:p>
      <text:p text:style-name="P3">Guá mā siūnn-beh ài!</text:p>
      <text:p text:style-name="P3"/>
      <text:p text:style-name="P3">我嘛是！</text:p>
      <text:p text:style-name="P3">Guá mā sī!</text:p>
      <text:p text:style-name="P3"/>
      <text:p text:style-name="P3">彼欲去佗位提咧？</text:p>
      <text:p text:style-name="P3">He beh khì tó-uī the̍h --leh?</text:p>
      <text:p text:style-name="P3"/>
      <text:p text:style-name="P3">樹林內底。</text:p>
      <text:p text:style-name="P3">Tshiū-nâ lāi-té.</text:p>
      <text:p text:style-name="P3"/>
      <text:p text:style-name="P3">來去。</text:p>
      <text:p text:style-name="P3">Lâi-khì.</text:p>
      <text:p text:style-name="P3"/>
      <text:p text:style-name="P3"/>
      <text:p text:style-name="P3"><text:soft-page-break/>喂！馬鈴薯狗。</text:p>
      <text:p text:style-name="P3">Ueh! Má-lîng-tsî-káu.</text:p>
      <text:p text:style-name="P3"/>
      <text:p text:style-name="P3">喂！茄仔狗。</text:p>
      <text:p text:style-name="P3">Ueh! Kiô-á-káu.</text:p>
      <text:p text:style-name="P3"/>
      <text:p text:style-name="P3">是按怎逐家身軀頂攏有葉仔？</text:p>
      <text:p text:style-name="P3">Sī án-tsuánn ta̍k-ke sin-khu-tíng lóng ū hio̍h-á?</text:p>
      <text:p text:style-name="P3"/>
      <text:p text:style-name="P3">毋知影！</text:p>
      <text:p text:style-name="P3">M̄ tsai-iánn!</text:p>
      <text:p text:style-name="P3"/>
      <text:p text:style-name="P3">這是阮的尾溜。</text:p>
      <text:p text:style-name="P3">Tse sī gún ê bué-liu.</text:p>
      <text:p text:style-name="P3"/>
      <text:p text:style-name="P3">佮馬鈴薯狗的仝款。</text:p>
      <text:p text:style-name="P3">Kah Má-lîng-tsî-káu ê kāng-khuán.</text:p>
      <text:p text:style-name="P3"/>
      <text:p text:style-name="P3">誠實的喔？</text:p>
      <text:p text:style-name="P3">Tsiânn-si̍t--ê --ooh?</text:p>
      <text:p text:style-name="P3"/>
      <text:p text:style-name="P3">馬鈴薯狗的尾溜人氣誠旺！</text:p>
      <text:p text:style-name="P3">Má-lîng-tsî-káu ê bué-liu lîn-khì tsiânn ōng!</text:p>
      <text:p text:style-name="P3"/>
      <text:p text:style-name="P3">嘿啊！</text:p>
      <text:p text:style-name="P3">Hennh --ah!</text:p>
      <text:p text:style-name="P3"/>
      <text:p text:style-name="P3">逐家攏仝款，仝款的記號，著乎？著乎？</text:p>
      <text:p text:style-name="P3">Ta̍k-ke lóng kāng-khuán, kāng-khuán ê kì-hō, tio̍h --honnh! Tio̍h --honnh!</text:p>
      <text:p text:style-name="P3"/>
      <text:p text:style-name="P3">喂！細漢茄仔狗。</text:p>
      <text:p text:style-name="P3">Ueh! Sè-hàn-kiô-á-káu.</text:p>
      <text:p text:style-name="P3"/>
      <text:p text:style-name="P3"/>
      <text:p text:style-name="P3">毋著！我是茄仔狗！</text:p>
      <text:p text:style-name="P3">M̄-tio̍h! Guá sī Kiô-á-káu!</text:p>
      <text:p text:style-name="P3"/>
      <text:p text:style-name="P55">唅？毋過茄仔狗應該較大隻才著啊。</text:p>
      <text:p text:style-name="P3">Hannh? M̄-koh Kiô-á-káu ing-kai khah tuā tsiah tsiah tio̍h --ah.</text:p>
      <text:p text:style-name="P3"/>
      <text:p text:style-name="P3">你看！馬鈴薯狗。</text:p>
      <text:p text:style-name="P3">Lí khuànn! Má-lîng-tsî-káu.</text:p>
      <text:p text:style-name="P3"/>
      <text:p text:style-name="P3">逐家是按怎樣？</text:p>
      <text:p text:style-name="P3">Ta̍k-ke sī án-tsuánn-iūnn?</text:p>
      <text:p text:style-name="P3"/>
      <text:p text:style-name="P3">毋知影呢！</text:p>
      <text:p text:style-name="P3">M̄ tsai-iánn --neh!</text:p>
      <text:p text:style-name="P3"/>
      <text:p text:style-name="P3">早起睏醒就變做按呢矣！</text:p>
      <text:p text:style-name="P3">Tsái-khí khùn-tshínn tō piàn-tsò án-ne --ah!</text:p>
      <text:p text:style-name="P3"/>
      <text:p text:style-name="P3">我無愛做細漢柑仔蜜豬！</text:p>
      <text:p text:style-name="P3">Guá bô ài tsò sè-hàn Kam-á-bi̍t-ti!</text:p>
      <text:p text:style-name="P3"/>
      <text:p text:style-name="P3">馬鈴薯狗你緊想辦法啦！</text:p>
      <text:p text:style-name="P3">Má-lîng-tsî-káu lí kín siūnn pān-huat --lah!</text:p>
      <text:p text:style-name="P3"/>
      <text:p text:style-name="P3">毋過欲按怎才好咧？恁的葉仔無變細！</text:p>
      <text:p text:style-name="P3">M̄-koh beh án-tsuánn tsiah hó --leh? Lín ê hio̍h-á bô piàn sè!</text:p>
      <text:p text:style-name="P3"/>
      <text:p text:style-name="P3">毋著，是變大矣！</text:p>
      <text:p text:style-name="P3">M̄-tio̍h, sī piàn tuā --ah!</text:p>
      <text:p text:style-name="P3"/>
      <text:p text:style-name="P3"/>
      <text:p text:style-name="P3"><text:soft-page-break/>誠實的！</text:p>
      <text:p text:style-name="P3">Tsiânn-si̍t--ê!</text:p>
      <text:p text:style-name="P3"/>
      <text:p text:style-name="P3">因為葉仔會吸收營養，所以逐家的身軀才會變細乎？</text:p>
      <text:p text:style-name="P3">In-uī hio̍h-á ē khip-siu îng-ióng, sóo-í ta̍k-ke ê sin-khu tsiah ē piàn sè --honnh?</text:p>
      <text:p text:style-name="P3"/>
      <text:p text:style-name="P3">喂？啊？</text:p>
      <text:p text:style-name="P3">Ueh? Ah?</text:p>
      <text:p text:style-name="P3"/>
      <text:p text:style-name="P3">一定是按呢，趕緊共伊提掉！袂用得，提袂落來！</text:p>
      <text:p text:style-name="P3">It-tīng sī án-ne, kuánn-kín kā i the̍h-tiāu! Bē-īng-tsit, the̍h bē lo̍h--lâi!</text:p>
      <text:p text:style-name="P3"/>
      <text:p text:style-name="P3">我這爿嘛是。</text:p>
      <text:p text:style-name="P3">Guá tsit pîng mā sī.</text:p>
      <text:p text:style-name="P3"/>
      <text:p text:style-name="P3">無愛啦，我的營養無想欲被吸走！</text:p>
      <text:p text:style-name="P3">Bô ài --lah, guá ê îng-ióng bô siūnn-beh pī khip tsáu!</text:p>
      <text:p text:style-name="P3"/>
      <text:p text:style-name="P3">欲按怎咧？</text:p>
      <text:p text:style-name="P3">Beh án-tsuánn --leh?</text:p>
      <text:p text:style-name="P3"/>
      <text:p text:style-name="P3">啊！你看！</text:p>
      <text:p text:style-name="P3">Ah! Lí khuànn!</text:p>
      <text:p text:style-name="P3"/>
      <text:p text:style-name="P3">為啥物？啊？小綠蟲！</text:p>
      <text:p text:style-name="P3">Uī siánn-mi̍h? Ah? Sió-li̍k-thâng!</text:p>
      <text:p text:style-name="P3"/>
      <text:p text:style-name="P3"/>
      <text:p text:style-name="P3"/>
      <text:p text:style-name="P3">失禮，因為看起來實在足好食的！</text:p>
      <text:p text:style-name="P3">Sit-lé, in-uī khuànn --khí-lâi si̍t-tsāi tsiok hó-tsia̍h--ê!</text:p>
      <text:p text:style-name="P3"/>
      <text:p text:style-name="P3">無要緊你閣加食寡。</text:p>
      <text:p text:style-name="P3">Bô iàu-kín lí koh ke tsia̍h --kuá.</text:p>
      <text:p text:style-name="P3"/>
      <text:p text:style-name="P3">哇！足好的。</text:p>
      <text:p text:style-name="P3">Uah! Tsiok hó--ê.</text:p>
      <text:p text:style-name="P3"/>
      <text:p text:style-name="P3">逐家攏恢復本成的大細囉！</text:p>
      <text:p text:style-name="P3">Ta̍k-ke lóng hue-ho̍k pún-tsiânn ê tuā-sè --looh!</text:p>
      <text:p text:style-name="P3"/>
      <text:p text:style-name="P3">啊！這个就毋免食矣。</text:p>
      <text:p text:style-name="P3">Ah! Tsit ê tiō m̄-bián tsia̍h --ah.</text:p>
      <text:p text:style-name="P3"/>
      <text:p text:style-name="P3">逐家各有特色，記號干焦會礙事爾爾。</text:p>
      <text:p text:style-name="P3">Ta̍k-ke kok ū ti̍k-sik, kì-hō kan-tann ē gāi-sū niā-niā.</text:p>
      <text:p text:style-name="P3"/>
      <text:p text:style-name="P3"/>
      <text:p text:style-name="P69">499 25.走去揣雨</text:p>
      <text:p text:style-name="P3"/>
      <text:p text:style-name="P3">走去揣雨</text:p>
      <text:p text:style-name="P3">Tsáu khì tshuē hōo</text:p>
      <text:p text:style-name="P3"/>
      <text:p text:style-name="P3">袂振動。</text:p>
      <text:p text:style-name="P3">Buē tín-tāng.</text:p>
      <text:p text:style-name="P3"/>
      <text:p text:style-name="P3">一四界攏揣無水。啊哈哈哈。</text:p>
      <text:p text:style-name="P3">Tsi̍t-sì-kuè lóng tshuē bô tsuí.Ah ha ha ha.</text:p>
      <text:p text:style-name="P3"/>
      <text:p text:style-name="P3">啊！皮膚攏變甲焦脯脯矣啦。</text:p>
      <text:p text:style-name="P3">Ah! Phê-hu lóng piàn kah ta-póo-póo --ah --lah.</text:p>
      <text:p text:style-name="P3"/>
      <text:p text:style-name="P3">大杯的滾水閣來一杯。</text:p>
      <text:p text:style-name="P3">Tuā pue ê kún-tsuí koh lâi tsi̍t pue.</text:p>
      <text:p text:style-name="P3"/>
      <text:p text:style-name="P3">逐家攏熱甲規身軀軟膏膏。</text:p>
      <text:p text:style-name="P3">Ta̍k-ke lóng jua̍h kah kui-sin-khu nńg-kô-kô.</text:p>
      <text:p text:style-name="P3"/>
      <text:p text:style-name="P3">為啥物就是毋落雨咧。</text:p>
      <text:p text:style-name="P3">Uī siánn-mi̍h tō sī m̄ lo̍h-hōo --leh.</text:p>
      <text:p text:style-name="P3"/>
      <text:p text:style-name="P3">苦瓜鳥，你好。</text:p>
      <text:p text:style-name="P3">Khóo-kue-tsiáu, lí hó.</text:p>
      <text:p text:style-name="P3"/>
      <text:p text:style-name="P3">毋著啦，我是娘仔瓜鳥。</text:p>
      <text:p text:style-name="P3">M̄-tio̍h --lah, guá sī Niû-á-kue-tsiáu.</text:p>
      <text:p text:style-name="P3"/>
      <text:p text:style-name="P3">啊！毋過你皺襞襞。</text:p>
      <text:p text:style-name="P3">Ah! M̄-koh lí liâu-phué-phué.</text:p>
      <text:p text:style-name="P3"/>
      <text:p text:style-name="P3"/>
      <text:p text:style-name="P3">水份攏曝焦去矣，我就變做這款形。</text:p>
      <text:p text:style-name="P3">Tsuí-hūn lóng pha̍k-ta --khì --ah, guá tiō piàn-tsò tsit khuán hîng.</text:p>
      <text:p text:style-name="P3"/>
      <text:p text:style-name="P3">按呢苦瓜鳥這馬一定變甲閣較皺襞襞囉？</text:p>
      <text:p text:style-name="P3">Án-ne Khóo-kue-tsiáu tsit-má it-tīng piàn kah koh-khah jiâu-phé-phé --looh?</text:p>
      <text:p text:style-name="P3"/>
      <text:p text:style-name="P3">毋知影敢會就會按呢一直毋落雨咧？</text:p>
      <text:p text:style-name="P3">M̄ tsai-iánn kám ē tiō ē án-ne it-ti̍t m̄ lo̍h-hōo --leh?</text:p>
      <text:p text:style-name="P3"/>
      <text:p text:style-name="P3">彼是袂用得喔。欲按怎做才會落雨咧？</text:p>
      <text:p text:style-name="P3">He sī bē-īng-tsit --ooh. Beh án-tsuánn tsò tsiah ē lo̍h-hōo --leh?</text:p>
      <text:p text:style-name="P3"/>
      <text:p text:style-name="P3">馬鈴薯狗，你欲去佗位？</text:p>
      <text:p text:style-name="P3">Má-lîng-tsî-káu, lí beh khì tó-uī?</text:p>
      <text:p text:style-name="P3"/>
      <text:p text:style-name="P3">我嘛毋知影。</text:p>
      <text:p text:style-name="P3">Guá mā m̄ tsai-iánn. </text:p>
      <text:p text:style-name="P3"/>
      <text:p text:style-name="P3">你欲𤆬我去佗位咧？</text:p>
      <text:p text:style-name="P3">Lí beh tshuā guá khì tó-uī --leh? </text:p>
      <text:p text:style-name="P3"/>
      <text:p text:style-name="P3">是雲呢，</text:p>
      <text:p text:style-name="P3">Sī hûn --neh, </text:p>
      <text:p text:style-name="P3"/>
      <text:p text:style-name="P3">掠準共這片雲𤆬轉去菜蔬村，</text:p>
      <text:p text:style-name="P3">lia̍h-tsún kā tsit phìnn hûn tshuā tńg-khì Tshài-se-tshuan,</text:p>
      <text:p text:style-name="P3"><text:soft-page-break/>雲先生，</text:p>
      <text:p text:style-name="P3">hûn --sian-sinn, </text:p>
      <text:p text:style-name="P3"/>
      <text:p text:style-name="P56">你綴我鬥陣轉去菜蔬村，予阮的庄頭落雨，好無？</text:p>
      <text:p text:style-name="P3">lí tuè guá tàu-tīn tńg-khì Tshài-se-tshuan, hōo gún ê tsng-thâu lo̍h-hōo, hó --bô? </text:p>
      <text:p text:style-name="P3"/>
      <text:p text:style-name="P3">猶是袂用得。</text:p>
      <text:p text:style-name="P3">Ah sī bē-īng-tsit. </text:p>
      <text:p text:style-name="P3"/>
      <text:p text:style-name="P3">你敢若嘛有淡薄仔細。</text:p>
      <text:p text:style-name="P3">Lí kánn-ná mā ū tām-po̍h-á sè. </text:p>
      <text:p text:style-name="P3"/>
      <text:p text:style-name="P3">啊！救命咧喔。</text:p>
      <text:p text:style-name="P3">Ah! Kiù-miā --leh --ooh.</text:p>
      <text:p text:style-name="P3"/>
      <text:p text:style-name="P3">會振動矣。</text:p>
      <text:p text:style-name="P3">Ē tín-tāng --ah.</text:p>
      <text:p text:style-name="P3"/>
      <text:p text:style-name="P3">是媠媠媠的水。</text:p>
      <text:p text:style-name="P3">Sī suí-suí-suí ê tsuí. </text:p>
      <text:p text:style-name="P3"/>
      <text:p text:style-name="P3">這是，落雨矣。馬鈴薯狗，你無要緊乎？</text:p>
      <text:p text:style-name="P3">Tse sī, lo̍h-hōo --ah. Má-lîng-tsî-káu, lí bô iàu-kín --honnh?</text:p>
      <text:p text:style-name="P3"/>
      <text:p text:style-name="P3">逐家攏恢復體力矣。</text:p>
      <text:p text:style-name="P3">ta̍k-ke lóng hue-ho̍k thé-la̍t --ah.</text:p>
      <text:p text:style-name="P3"/>
      <text:p text:style-name="P3">這場雨是馬鈴薯狗你𤆬來的，是無？</text:p>
      <text:p text:style-name="P3">Tsit tiûnn hōo sī Má-lîng-tsî-káu lí tshuā--lâi --ê, sī --bô？</text:p>
      <text:p text:style-name="P3">毋是，是我予彼片雲一路逐轉來爾爾。</text:p>
      <text:p text:style-name="P3">M̄ sī, sī guá hōo hit phìnn hûn tsi̍t-lōo jiok--tńg-lâi niā-niā. </text:p>
      <text:p text:style-name="P3"/>
      <text:p text:style-name="P57">啊！閣是按怎啦？</text:p>
      <text:p text:style-name="P3">Ah? Koh sī án-tsuánn --lah?</text:p>
      <text:p text:style-name="P3"/>
      <text:p text:style-name="P3">這聲敢若變成做大水矣。</text:p>
      <text:p text:style-name="P3">Tsit-siann kánn-ná piàn-sîng tsò-tuā-tsuí --ah.</text:p>
      <text:p text:style-name="P3"/>
      <text:p text:style-name="P3">神明會成人，嘛會敗人。</text:p>
      <text:p text:style-name="P3">Sîn-bîng ē tshiânn --lâng, mā ē pāi --lâng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Arial, Helvetic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restart-on-page="true" text:offset="0.499cm" style:num-format="a" text:number-position="left" text:increment="1"/>
  </office:styles>
  <office:automatic-styles>
    <style:style style:name="MP1" style:family="paragraph" style:parent-style-name="Footer">
      <style:text-properties officeooo:paragraph-rsid="000fcd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b2b2b2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馬鈴薯狗<text:page-number text:select-page="current">7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09:46:33.704745176</dc:date>
    <meta:editing-duration>PT7H10M19S</meta:editing-duration>
    <meta:editing-cycles>127</meta:editing-cycles>
    <meta:generator>LibreOffice/5.1.6.2$Linux_X86_64 LibreOffice_project/10m0$Build-2</meta:generator>
    <meta:document-statistic meta:table-count="0" meta:image-count="0" meta:object-count="0" meta:page-count="71" meta:paragraph-count="2413" meta:word-count="20900" meta:character-count="58028" meta:non-whitespace-character-count="51841"/>
  </office:meta>
</office:document-meta>
</file>